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31.13mm"/>
    </style:style>
    <style:style style:name="co3" style:family="table-column">
      <style:table-column-properties fo:break-before="auto" style:column-width="38.47mm"/>
    </style:style>
    <style:style style:name="co4" style:family="table-column">
      <style:table-column-properties fo:break-before="auto" style:column-width="94.3mm"/>
    </style:style>
    <style:style style:name="co5" style:family="table-column">
      <style:table-column-properties fo:break-before="auto" style:column-width="15.59mm"/>
    </style:style>
    <style:style style:name="co6" style:family="table-column">
      <style:table-column-properties fo:break-before="auto" style:column-width="24.85mm"/>
    </style:style>
    <style:style style:name="co7" style:family="table-column">
      <style:table-column-properties fo:break-before="auto" style:column-width="22.4mm"/>
    </style:style>
    <style:style style:name="co8" style:family="table-column">
      <style:table-column-properties fo:break-before="auto" style:column-width="12.88mm"/>
    </style:style>
    <style:style style:name="co9" style:family="table-column">
      <style:table-column-properties fo:break-before="auto" style:column-width="325.53mm"/>
    </style:style>
    <style:style style:name="co10" style:family="table-column">
      <style:table-column-properties fo:break-before="auto" style:column-width="113.65mm"/>
    </style:style>
    <style:style style:name="co11" style:family="table-column">
      <style:table-column-properties fo:break-before="auto" style:column-width="184.45mm"/>
    </style:style>
    <style:style style:name="co12" style:family="table-column">
      <style:table-column-properties fo:break-before="auto" style:column-width="212.23mm"/>
    </style:style>
    <style:style style:name="co13" style:family="table-column">
      <style:table-column-properties fo:break-before="auto" style:column-width="10.16mm"/>
    </style:style>
    <style:style style:name="co14" style:family="table-column">
      <style:table-column-properties fo:break-before="auto" style:column-width="135.15mm"/>
    </style:style>
    <style:style style:name="co15" style:family="table-column">
      <style:table-column-properties fo:break-before="auto" style:column-width="64.77mm"/>
    </style:style>
    <style:style style:name="co1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AODLo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calcext:value-type="string">
            <text:p>SB</text:p>
          </table:table-cell>
          <table:table-cell office:value-type="string" calcext:value-type="string">
            <text:p>Observer</text:p>
          </table:table-cell>
          <table:table-cell office:value-type="string" calcext:value-type="string">
            <text:p>StartTime</text:p>
          </table:table-cell>
          <table:table-cell office:value-type="string" calcext:value-type="string">
            <text:p>description</text:p>
          </table:table-cell>
          <table:table-cell office:value-type="string" calcext:value-type="string">
            <text:p>duration</text:p>
          </table:table-cell>
          <table:table-cell office:value-type="string" calcext:value-type="string">
            <text:p>FreqChannels</text:p>
          </table:table-cell>
          <table:table-cell office:value-type="string" calcext:value-type="string">
            <text:p>DumpPeriod</text:p>
          </table:table-cell>
          <table:table-cell office:value-type="string" calcext:value-type="string">
            <text:p>NAnts</text:p>
          </table:table-cell>
          <table:table-cell office:value-type="string" calcext:value-type="string">
            <text:p>Ants</text:p>
          </table:table-cell>
          <table:table-cell office:value-type="string" calcext:value-type="string">
            <text:p>progress_report</text:p>
          </table:table-cell>
          <table:table-cell office:value-type="string" calcext:value-type="string">
            <text:p>archivelink</text:p>
          </table:table-cell>
          <table:table-cell office:value-type="string" calcext:value-type="string">
            <text:p>obsrep</text:p>
          </table:table-cell>
          <table:table-cell office:value-type="string" calcext:value-type="string">
            <text:p>QA1</text:p>
          </table:table-cell>
          <table:table-cell office:value-type="string" calcext:value-type="string">
            <text:p>VisFile</text:p>
          </table:table-cell>
          <table:table-cell office:value-type="string" calcext:value-type="string">
            <text:p>instructionSet</text:p>
          </table:table-cell>
        </table:table-row>
        <table:table-row table:style-name="ro1">
          <table:table-cell office:value-type="string" calcext:value-type="string">
            <text:p>20180227-0025</text:p>
          </table:table-cell>
          <table:table-cell office:value-type="string" calcext:value-type="string">
            <text:p>Lindsay</text:p>
          </table:table-cell>
          <table:table-cell office:value-type="string" calcext:value-type="string">
            <text:p>2018-02-28T03:02:42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5 m006 m014</text:p>
          </table:table-cell>
          <table:table-cell office:value-type="string" calcext:value-type="string">
            <text:p>http://obs.mkat.karoo.kat.ac.za:8081/tailtask/20180227-0025/progress</text:p>
          </table:table-cell>
          <table:table-cell office:value-type="string" calcext:value-type="string">
            <text:p>http://kat-archive.kat.ac.za:8080/archive_search/#{"ei":"20180227-0025","so":true,"a":true,"b":true,"ob":false,"rs":{}}</text:p>
          </table:table-cell>
          <table:table-cell office:value-type="string" calcext:value-type="string">
            <text:p>http://kat-archive.kat.ac.za/archive3/data/MeerKATAR1/reduction_products/1519787628/1519786962.h5_AR1_observation_report.pdf</text:p>
          </table:table-cell>
          <table:table-cell office:value-type="float" office:value="0" calcext:value-type="float">
            <text:p>0</text:p>
          </table:table-cell>
          <table:table-cell office:value-type="string" calcext:value-type="string">
            <text:p>/var/kat/archive3/data/MeerKATAR1/telescope_products/2018/02/28/1519786962.h5</text:p>
          </table:table-cell>
          <table:table-cell office:value-type="string" calcext:value-type="string">
            <text:p>/home/kat/katsdpscripts/observation/bf_phaseup.py --horizon=20 -t 64 -n off --description=MKAIV-405 Generic AR1 Phaseup --proposal-id=MKAIV-330 --program-block-id=MKAIV-405 --issue-id=MKAIV-405 --sb-id-code=20180227-0025 --description=MKAIV-405 Generic AR1 Phaseup - SKARAB --observer=Lindsay --config-label=c12af4f,045427a</text:p>
          </table:table-cell>
        </table:table-row>
        <table:table-row table:style-name="ro1">
          <table:table-cell office:value-type="string" calcext:value-type="string">
            <text:p>20180227-0026</text:p>
          </table:table-cell>
          <table:table-cell office:value-type="string" calcext:value-type="string">
            <text:p>sarah</text:p>
          </table:table-cell>
          <table:table-cell office:value-type="string" calcext:value-type="string">
            <text:p>2018-02-28T03:10:57Z</text:p>
          </table:table-cell>
          <table:table-cell office:value-type="string" calcext:value-type="string">
            <text:p>MKAIV-388 CBF J1909-3744 SKARAB</text:p>
          </table:table-cell>
          <table:table-cell office:value-type="float" office:value="1815" calcext:value-type="float">
            <text:p>18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5 m006 m014</text:p>
          </table:table-cell>
          <table:table-cell office:value-type="string" calcext:value-type="string">
            <text:p>http://obs.mkat.karoo.kat.ac.za:8081/tailtask/20180227-0026/progress</text:p>
          </table:table-cell>
          <table:table-cell office:value-type="string" calcext:value-type="string">
            <text:p>http://kat-archive.kat.ac.za:8080/archive_search/#{"ei":"20180227-0026","so":true,"a":true,"b":true,"ob":false,"rs":{}}</text:p>
          </table:table-cell>
          <table:table-cell office:value-type="string" calcext:value-type="string">
            <text:p>http://kat-archive.kat.ac.za/archive3/data/MeerKATAR1/reduction_products/1519789369/1519787456.h5_AR1_observation_report.pdf</text:p>
          </table:table-cell>
          <table:table-cell office:value-type="float" office:value="0" calcext:value-type="float">
            <text:p>0</text:p>
          </table:table-cell>
          <table:table-cell office:value-type="string" calcext:value-type="string">
            <text:p>/var/kat/archive3/data/MeerKATAR1/telescope_products/2018/02/28/1519787456.h5</text:p>
          </table:table-cell>
          <table:table-cell office:value-type="string" calcext:value-type="string">
            <text:p>/home/kat/katusescripts/ptuse/beamform_single_pulsar.py --proposal-id=FST-TRNS --program-block-id=MKAIV-388 -B 856 -F 1284 -t 1800 J1909-3744 --horizon 20 --sb-id-code=20180227-0026 --description=MKAIV-388 CBF J1909-3744 SKARAB --observer=sarah --config-label=c12af4f,045427a</text:p>
          </table:table-cell>
        </table:table-row>
        <table:table-row table:style-name="ro1">
          <table:table-cell office:value-type="string" calcext:value-type="string">
            <text:p>20180227-0027</text:p>
          </table:table-cell>
          <table:table-cell office:value-type="string" calcext:value-type="string">
            <text:p>sarah</text:p>
          </table:table-cell>
          <table:table-cell office:value-type="string" calcext:value-type="string">
            <text:p>2018-02-28T03:55:18Z</text:p>
          </table:table-cell>
          <table:table-cell office:value-type="string" calcext:value-type="string">
            <text:p>MKAIV-388 CBF J1909-3744 SKARAB</text:p>
          </table:table-cell>
          <table:table-cell office:value-type="float" office:value="319" calcext:value-type="float">
            <text:p>31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5 m006 m014</text:p>
          </table:table-cell>
          <table:table-cell office:value-type="string" calcext:value-type="string">
            <text:p>http://obs.mkat.karoo.kat.ac.za:8081/tailtask/20180227-0027/progress</text:p>
          </table:table-cell>
          <table:table-cell office:value-type="string" calcext:value-type="string">
            <text:p>http://kat-archive.kat.ac.za:8080/archive_search/#{"ei":"20180227-0027","so":true,"a":true,"b":true,"ob":false,"rs":{}}</text:p>
          </table:table-cell>
          <table:table-cell office:value-type="string" calcext:value-type="string">
            <text:p>http://kat-archive.kat.ac.za/archive3/data/MeerKATAR1/reduction_products/1519790519/1519790118.h5_AR1_observation_report.pdf</text:p>
          </table:table-cell>
          <table:table-cell office:value-type="float" office:value="0" calcext:value-type="float">
            <text:p>0</text:p>
          </table:table-cell>
          <table:table-cell office:value-type="string" calcext:value-type="string">
            <text:p>/var/kat/archive3/data/MeerKATAR1/telescope_products/2018/02/28/1519790118.h5</text:p>
          </table:table-cell>
          <table:table-cell office:value-type="string" calcext:value-type="string">
            <text:p>/home/kat/katusescripts/ptuse/beamform_single_pulsar.py --proposal-id=FST-TRNS --program-block-id=MKAIV-388 -B 856 -F 1284 -t 300 J1909-3744 --horizon 20 --sb-id-code=20180227-0027 --description=MKAIV-388 CBF J1909-3744 SKARAB --observer=sarah --config-label=c750c92,52b3b5d</text:p>
          </table:table-cell>
        </table:table-row>
        <table:table-row table:style-name="ro1">
          <table:table-cell office:value-type="string" calcext:value-type="string">
            <text:p>20180227-0029</text:p>
          </table:table-cell>
          <table:table-cell office:value-type="string" calcext:value-type="string">
            <text:p>sarah</text:p>
          </table:table-cell>
          <table:table-cell office:value-type="string" calcext:value-type="string">
            <text:p>2018-02-28T05:21:22Z</text:p>
          </table:table-cell>
          <table:table-cell office:value-type="string" calcext:value-type="string">
            <text:p>MKAIV-388 CBF J1939 2134 SKARAB</text:p>
          </table:table-cell>
          <table:table-cell office:value-type="float" office:value="319" calcext:value-type="float">
            <text:p>31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5 m006 m014</text:p>
          </table:table-cell>
          <table:table-cell office:value-type="string" calcext:value-type="string">
            <text:p>http://obs.mkat.karoo.kat.ac.za:8081/tailtask/20180227-0029/progress</text:p>
          </table:table-cell>
          <table:table-cell office:value-type="string" calcext:value-type="string">
            <text:p>http://kat-archive.kat.ac.za:8080/archive_search/#{"ei":"20180227-0029","so":true,"a":true,"b":true,"ob":false,"rs":{}}</text:p>
          </table:table-cell>
          <table:table-cell office:value-type="string" calcext:value-type="string">
            <text:p>http://kat-archive.kat.ac.za/archive3/data/MeerKATAR1/reduction_products/1519800265/1519795282.h5_AR1_observation_report.pdf</text:p>
          </table:table-cell>
          <table:table-cell office:value-type="float" office:value="0" calcext:value-type="float">
            <text:p>0</text:p>
          </table:table-cell>
          <table:table-cell office:value-type="string" calcext:value-type="string">
            <text:p>/var/kat/archive3/data/MeerKATAR1/telescope_products/2018/02/28/1519795282.h5</text:p>
          </table:table-cell>
          <table:table-cell office:value-type="string" calcext:value-type="string">
            <text:p>/home/kat/katusescripts/ptuse/beamform_single_pulsar.py --proposal-id=FST-TRNS --program-block-id=MKAIV-388 -B 856 -F 1284 -t 300 J1939 2134 --horizon 15 --sb-id-code=20180227-0029 --description=MKAIV-388 CBF J1939 2134 SKARAB --observer=sarah --config-label=c750c92,52b3b5d</text:p>
          </table:table-cell>
        </table:table-row>
        <table:table-row table:style-name="ro1">
          <table:table-cell office:value-type="string" calcext:value-type="string">
            <text:p>20180228-0001</text:p>
          </table:table-cell>
          <table:table-cell office:value-type="string" calcext:value-type="string">
            <text:p>Lindsay</text:p>
          </table:table-cell>
          <table:table-cell office:value-type="string" calcext:value-type="string">
            <text:p>2018-02-28T05:33:23Z</text:p>
          </table:table-cell>
          <table:table-cell office:value-type="string" calcext:value-type="string">
            <text:p>MKAIV-584 Generic AR1 delaycal SKARAB</text:p>
          </table:table-cell>
          <table:table-cell office:value-type="float" office:value="247" calcext:value-type="float">
            <text:p>24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3 m006 m007</text:p>
          </table:table-cell>
          <table:table-cell office:value-type="string" calcext:value-type="string">
            <text:p>http://obs.mkat.karoo.kat.ac.za:8081/tailtask/20180228-0001/progress</text:p>
          </table:table-cell>
          <table:table-cell office:value-type="string" calcext:value-type="string">
            <text:p>http://kat-archive.kat.ac.za:8080/archive_search/#{"ei":"20180228-0001","so":true,"a":true,"b":true,"ob":false,"rs":{}}</text:p>
          </table:table-cell>
          <table:table-cell office:value-type="string" calcext:value-type="string">
            <text:p>http://kat-archive.kat.ac.za/archive3/data/MeerKATAR1/reduction_products/1519800344/1519796003.h5_AR1_observation_report.pdf</text:p>
          </table:table-cell>
          <table:table-cell office:value-type="float" office:value="1" calcext:value-type="float">
            <text:p>1</text:p>
          </table:table-cell>
          <table:table-cell office:value-type="string" calcext:value-type="string">
            <text:p>/var/kat/archive3/data/MeerKATAR1/telescope_products/2018/02/28/1519796003.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01 --description=MKAIV-584 Generic AR1 delaycal SKARAB --observer=Lindsay --config-label=c750c92,52b3b5d</text:p>
          </table:table-cell>
        </table:table-row>
        <table:table-row table:style-name="ro1">
          <table:table-cell office:value-type="string" calcext:value-type="string">
            <text:p>20180227-0028</text:p>
          </table:table-cell>
          <table:table-cell office:value-type="string" calcext:value-type="string">
            <text:p>Lindsay</text:p>
          </table:table-cell>
          <table:table-cell office:value-type="string" calcext:value-type="string">
            <text:p>2018-02-28T05:38:05Z</text:p>
          </table:table-cell>
          <table:table-cell office:value-type="string" calcext:value-type="string">
            <text:p>MKAIV-405 Generic AR1 Phaseup -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3 m006 m007</text:p>
          </table:table-cell>
          <table:table-cell office:value-type="string" calcext:value-type="string">
            <text:p>http://obs.mkat.karoo.kat.ac.za:8081/tailtask/20180227-0028/progress</text:p>
          </table:table-cell>
          <table:table-cell office:value-type="string" calcext:value-type="string">
            <text:p>http://kat-archive.kat.ac.za:8080/archive_search/#{"ei":"20180227-0028","so":true,"a":true,"b":true,"ob":false,"rs":{}}</text:p>
          </table:table-cell>
          <table:table-cell office:value-type="string" calcext:value-type="string">
            <text:p>http://kat-archive.kat.ac.za/archive3/data/MeerKATAR1/reduction_products/1519800423/1519796286.h5_AR1_observation_report.pdf</text:p>
          </table:table-cell>
          <table:table-cell office:value-type="float" office:value="1" calcext:value-type="float">
            <text:p>1</text:p>
          </table:table-cell>
          <table:table-cell office:value-type="string" calcext:value-type="string">
            <text:p>/var/kat/archive3/data/MeerKATAR1/telescope_products/2018/02/28/1519796286.h5</text:p>
          </table:table-cell>
          <table:table-cell office:value-type="string" calcext:value-type="string">
            <text:p>/home/kat/katsdpscripts/observation/bf_phaseup.py --horizon=20 -t 64 -n off --description=MKAIV-405 Generic AR1 Phaseup --proposal-id=MKAIV-330 --program-block-id=MKAIV-405 --issue-id=MKAIV-405 --sb-id-code=20180227-0028 --description=MKAIV-405 Generic AR1 Phaseup - SKARAB --observer=Lindsay --config-label=c750c92,52b3b5d</text:p>
          </table:table-cell>
        </table:table-row>
        <table:table-row table:style-name="ro1">
          <table:table-cell office:value-type="string" calcext:value-type="string">
            <text:p>20180227-0030</text:p>
          </table:table-cell>
          <table:table-cell office:value-type="string" calcext:value-type="string">
            <text:p>sarah</text:p>
          </table:table-cell>
          <table:table-cell office:value-type="string" calcext:value-type="string">
            <text:p>2018-02-28T05:42:44Z</text:p>
          </table:table-cell>
          <table:table-cell office:value-type="string" calcext:value-type="string">
            <text:p>MKAIV-388 CBF J1939 2134 SKARAB</text:p>
          </table:table-cell>
          <table:table-cell office:value-type="float" office:value="615" calcext:value-type="float">
            <text:p>6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03 m006 m007</text:p>
          </table:table-cell>
          <table:table-cell office:value-type="string" calcext:value-type="string">
            <text:p>http://obs.mkat.karoo.kat.ac.za:8081/tailtask/20180227-0030/progress</text:p>
          </table:table-cell>
          <table:table-cell office:value-type="string" calcext:value-type="string">
            <text:p>http://kat-archive.kat.ac.za:8080/archive_search/#{"ei":"20180227-0030","so":true,"a":true,"b":true,"ob":false,"rs":{}}</text:p>
          </table:table-cell>
          <table:table-cell office:value-type="string" calcext:value-type="string">
            <text:p>http://kat-archive.kat.ac.za/archive3/data/MeerKATAR1/reduction_products/1519800503/1519796563.h5_AR1_observation_report.pdf</text:p>
          </table:table-cell>
          <table:table-cell office:value-type="float" office:value="0" calcext:value-type="float">
            <text:p>0</text:p>
          </table:table-cell>
          <table:table-cell office:value-type="string" calcext:value-type="string">
            <text:p>/var/kat/archive3/data/MeerKATAR1/telescope_products/2018/02/28/1519796563.h5</text:p>
          </table:table-cell>
          <table:table-cell office:value-type="string" calcext:value-type="string">
            <text:p>/home/kat/katusescripts/ptuse/beamform_single_pulsar.py --proposal-id=FST-TRNS --program-block-id=MKAIV-388 -B 856 -F 1284 -t 600 J1939 2134 --horizon 15 --sb-id-code=20180227-0030 --description=MKAIV-388 CBF J1939 2134 SKARAB --observer=sarah --config-label=c750c92,52b3b5d</text:p>
          </table:table-cell>
        </table:table-row>
        <table:table-row table:style-name="ro1">
          <table:table-cell office:value-type="string" calcext:value-type="string">
            <text:p>20180228-0004</text:p>
          </table:table-cell>
          <table:table-cell office:value-type="string" calcext:value-type="string">
            <text:p>Lindsay</text:p>
          </table:table-cell>
          <table:table-cell office:value-type="string" calcext:value-type="string">
            <text:p>2018-02-28T09:27:04Z</text:p>
          </table:table-cell>
          <table:table-cell office:value-type="string" calcext:value-type="string">
            <text:p>MKAIV-405 Generic AR1 Phaseup</text:p>
          </table:table-cell>
          <table:table-cell office:value-type="float" office:value="695" calcext:value-type="float">
            <text:p>69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04/progress</text:p>
          </table:table-cell>
          <table:table-cell office:value-type="string" calcext:value-type="string">
            <text:p>http://kat-archive.kat.ac.za:8080/archive_search/#{"ei":"20180228-0004","so":true,"a":true,"b":true,"ob":false,"rs":{}}</text:p>
          </table:table-cell>
          <table:table-cell office:value-type="string" calcext:value-type="string">
            <text:p>http://kat-archive.kat.ac.za/archive3/data/MeerKATAR1/reduction_products/1519810793/1519810024.h5_AR1_observation_report.pdf</text:p>
          </table:table-cell>
          <table:table-cell office:value-type="float" office:value="-1" calcext:value-type="float">
            <text:p>-1</text:p>
          </table:table-cell>
          <table:table-cell office:value-type="string" calcext:value-type="string">
            <text:p>/var/kat/archive3/data/MeerKATAR1/telescope_products/2018/02/28/1519810024.h5</text:p>
          </table:table-cell>
          <table:table-cell office:value-type="string" calcext:value-type="string">
            <text:p>/home/kat/katsdpscripts/observation/bf_phaseup.py -t 600 --horizon=20 --flatten-bandpass -n off --proposal-id=MKAIV-330 --program-block-id=MKAIV-405 --issue-id=MKAIV-405 --sb-id-code=20180228-0004 --description=MKAIV-405 Generic AR1 Phaseup --observer=Lindsay --config-label=6ae8591,52b3b5d</text:p>
          </table:table-cell>
        </table:table-row>
        <table:table-row table:style-name="ro1">
          <table:table-cell office:value-type="string" calcext:value-type="string">
            <text:p>20180228-0006</text:p>
          </table:table-cell>
          <table:table-cell office:value-type="string" calcext:value-type="string">
            <text:p>bmerry</text:p>
          </table:table-cell>
          <table:table-cell office:value-type="string" calcext:value-type="string">
            <text:p>2018-02-28T09:49:55Z</text:p>
          </table:table-cell>
          <table:table-cell office:value-type="string" calcext:value-type="string">
            <text:p>Generic AR1 phaseup</text:p>
          </table:table-cell>
          <table:table-cell office:value-type="float" office:value="95" calcext:value-type="float">
            <text:p>9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06/progress</text:p>
          </table:table-cell>
          <table:table-cell office:value-type="string" calcext:value-type="string">
            <text:p>http://kat-archive.kat.ac.za:8080/archive_search/#{"ei":"20180228-0006","so":true,"a":true,"b":true,"ob":false,"rs":{}}</text:p>
          </table:table-cell>
          <table:table-cell office:value-type="string" calcext:value-type="string">
            <text:p>http://kat-archive.kat.ac.za/archive3/data/MeerKATAR1/reduction_products/1519811570/1519811394.h5_AR1_observation_report.pdf</text:p>
          </table:table-cell>
          <table:table-cell office:value-type="float" office:value="0" calcext:value-type="float">
            <text:p>0</text:p>
          </table:table-cell>
          <table:table-cell office:value-type="string" calcext:value-type="string">
            <text:p>/var/kat/archive3/data/MeerKATAR1/telescope_products/2018/02/28/1519811394.h5</text:p>
          </table:table-cell>
          <table:table-cell office:value-type="string" calcext:value-type="string">
            <text:p>/home/kat/katsdpscripts/observation/bf_phaseup.py -n off -t 30 --horizon 20 --program-block-id=MKAIV-405 --proposal-id=MAKIV-405 --sb-id-code=20180228-0006 --description=Generic AR1 phaseup --observer=bmerry --config-label=6ae8591,52b3b5d</text:p>
          </table:table-cell>
        </table:table-row>
        <table:table-row table:style-name="ro1">
          <table:table-cell office:value-type="string" calcext:value-type="string">
            <text:p>20180228-0005</text:p>
          </table:table-cell>
          <table:table-cell office:value-type="string" calcext:value-type="string">
            <text:p>bmerry</text:p>
          </table:table-cell>
          <table:table-cell office:value-type="string" calcext:value-type="string">
            <text:p>2018-02-28T09:56:37Z</text:p>
          </table:table-cell>
          <table:table-cell office:value-type="string" calcext:value-type="string">
            <text:p>Generic AR1 delaycal</text:p>
          </table:table-cell>
          <table:table-cell office:value-type="float" office:value="159" calcext:value-type="float">
            <text:p>15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05/progress</text:p>
          </table:table-cell>
          <table:table-cell office:value-type="string" calcext:value-type="string">
            <text:p>http://kat-archive.kat.ac.za:8080/archive_search/#{"ei":"20180228-0005","so":true,"a":true,"b":true,"ob":false,"rs":{}}</text:p>
          </table:table-cell>
          <table:table-cell office:value-type="string" calcext:value-type="string">
            <text:p>http://kat-archive.kat.ac.za/archive3/data/MeerKATAR1/reduction_products/1519812033/1519811796.h5_AR1_observation_report.pdf</text:p>
          </table:table-cell>
          <table:table-cell office:value-type="float" office:value="0" calcext:value-type="float">
            <text:p>0</text:p>
          </table:table-cell>
          <table:table-cell office:value-type="string" calcext:value-type="string">
            <text:p>/var/kat/archive3/data/MeerKATAR1/telescope_products/2018/02/28/1519811796.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05 --description=Generic AR1 delaycal --observer=bmerry --config-label=6ae8591,52b3b5d</text:p>
          </table:table-cell>
        </table:table-row>
        <table:table-row table:style-name="ro1">
          <table:table-cell office:value-type="string" calcext:value-type="string">
            <text:p>20180228-0008</text:p>
          </table:table-cell>
          <table:table-cell office:value-type="string" calcext:value-type="string">
            <text:p>bmerry</text:p>
          </table:table-cell>
          <table:table-cell office:value-type="string" calcext:value-type="string">
            <text:p>2018-02-28T10:03:49Z</text:p>
          </table:table-cell>
          <table:table-cell office:value-type="string" calcext:value-type="string">
            <text:p>Generic AR1 delaycal</text:p>
          </table:table-cell>
          <table:table-cell office:value-type="float" office:value="159" calcext:value-type="float">
            <text:p>15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08/progress</text:p>
          </table:table-cell>
          <table:table-cell office:value-type="string" calcext:value-type="string">
            <text:p>http://kat-archive.kat.ac.za:8080/archive_search/#{"ei":"20180228-0008","so":true,"a":true,"b":true,"ob":false,"rs":{}}</text:p>
          </table:table-cell>
          <table:table-cell office:value-type="string" calcext:value-type="string">
            <text:p>http://kat-archive.kat.ac.za/archive3/data/MeerKATAR1/reduction_products/1519812473/1519812228.h5_AR1_observation_report.pdf</text:p>
          </table:table-cell>
          <table:table-cell office:value-type="float" office:value="0" calcext:value-type="float">
            <text:p>0</text:p>
          </table:table-cell>
          <table:table-cell office:value-type="string" calcext:value-type="string">
            <text:p>/var/kat/archive3/data/MeerKATAR1/telescope_products/2018/02/28/1519812228.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08 --description=Generic AR1 delaycal --observer=bmerry --config-label=6ae8591,52b3b5d</text:p>
          </table:table-cell>
        </table:table-row>
        <table:table-row table:style-name="ro1">
          <table:table-cell office:value-type="string" calcext:value-type="string">
            <text:p>20180228-0009</text:p>
          </table:table-cell>
          <table:table-cell office:value-type="string" calcext:value-type="string">
            <text:p>bmerry</text:p>
          </table:table-cell>
          <table:table-cell office:value-type="string" calcext:value-type="string">
            <text:p>2018-02-28T10:11:02Z</text:p>
          </table:table-cell>
          <table:table-cell office:value-type="string" calcext:value-type="string">
            <text:p>Generic AR1 delaycal</text:p>
          </table:table-cell>
          <table:table-cell office:value-type="float" office:value="23" calcext:value-type="float">
            <text:p>23</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09/progress</text:p>
          </table:table-cell>
          <table:table-cell office:value-type="string" calcext:value-type="string">
            <text:p>http://kat-archive.kat.ac.za:8080/archive_search/#{"ei":"20180228-0009","so":true,"a":true,"b":true,"ob":false,"rs":{}}</text:p>
          </table:table-cell>
          <table:table-cell office:value-type="string" calcext:value-type="string">
            <text:p>http://kat-archive.kat.ac.za/archive3/data/MeerKATAR1/reduction_products/1519812744/1519812662.h5_AR1_observation_report.pdf</text:p>
          </table:table-cell>
          <table:table-cell office:value-type="float" office:value="-1" calcext:value-type="float">
            <text:p>-1</text:p>
          </table:table-cell>
          <table:table-cell office:value-type="string" calcext:value-type="string">
            <text:p>/var/kat/archive3/data/MeerKATAR1/telescope_products/2018/02/28/1519812662.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09 --description=Generic AR1 delaycal --observer=bmerry --config-label=6ae8591,52b3b5d</text:p>
          </table:table-cell>
        </table:table-row>
        <table:table-row table:style-name="ro1">
          <table:table-cell office:value-type="string" calcext:value-type="string">
            <text:p>20180228-0011</text:p>
          </table:table-cell>
          <table:table-cell office:value-type="string" calcext:value-type="string">
            <text:p>bmerry</text:p>
          </table:table-cell>
          <table:table-cell office:value-type="string" calcext:value-type="string">
            <text:p>2018-02-28T10:13:29Z</text:p>
          </table:table-cell>
          <table:table-cell office:value-type="string" calcext:value-type="string">
            <text:p>Generic AR1 delaycal</text:p>
          </table:table-cell>
          <table:table-cell office:value-type="float" office:value="159" calcext:value-type="float">
            <text:p>15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1/progress</text:p>
          </table:table-cell>
          <table:table-cell office:value-type="string" calcext:value-type="string">
            <text:p>http://kat-archive.kat.ac.za:8080/archive_search/#{"ei":"20180228-0011","so":true,"a":true,"b":true,"ob":false,"rs":{}}</text:p>
          </table:table-cell>
          <table:table-cell office:value-type="string" calcext:value-type="string">
            <text:p>http://kat-archive.kat.ac.za/archive3/data/MeerKATAR1/reduction_products/1519813057/1519812808.h5_AR1_observation_report.pdf</text:p>
          </table:table-cell>
          <table:table-cell office:value-type="float" office:value="0" calcext:value-type="float">
            <text:p>0</text:p>
          </table:table-cell>
          <table:table-cell office:value-type="string" calcext:value-type="string">
            <text:p>/var/kat/archive3/data/MeerKATAR1/telescope_products/2018/02/28/1519812808.h5</text:p>
          </table:table-cell>
          <table:table-cell office:value-type="string" calcext:value-type="string">
            <text:p>/home/kat/katsdpscripts/observation/calibrate_delays_old.py /home/kat/katsdpcatalogues/three_calib.csv --horizon=20 -t 64 -n off --description=MKAIV-584 Generic AR1 delaycal --proposal-id=MKAIV-584 --program-block-id=MKAIV-584 --issue-id=MKAIV-584 --sb-id-code=20180228-0011 --description=Generic AR1 delaycal --observer=bmerry --config-label=6ae8591,52b3b5d</text:p>
          </table:table-cell>
        </table:table-row>
        <table:table-row table:style-name="ro1">
          <table:table-cell office:value-type="string" calcext:value-type="string">
            <text:p>20180228-0012</text:p>
          </table:table-cell>
          <table:table-cell office:value-type="string" calcext:value-type="string">
            <text:p>Lindsay</text:p>
          </table:table-cell>
          <table:table-cell office:value-type="string" calcext:value-type="string">
            <text:p>2018-02-28T10:18:38Z</text:p>
          </table:table-cell>
          <table:table-cell office:value-type="string" calcext:value-type="string">
            <text:p>MKAIV-308 Basic health</text:p>
          </table:table-cell>
          <table:table-cell office:value-type="float" office:value="1719" calcext:value-type="float">
            <text:p>171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2/progress</text:p>
          </table:table-cell>
          <table:table-cell office:value-type="string" calcext:value-type="string">
            <text:p>http://kat-archive.kat.ac.za:8080/archive_search/#{"ei":"20180228-0012","so":true,"a":true,"b":true,"ob":false,"rs":{}}</text:p>
          </table:table-cell>
          <table:table-cell office:value-type="string" calcext:value-type="string">
            <text:p>http://kat-archive.kat.ac.za/archive3/data/MeerKATAR1/reduction_products/1519814950/1519813117.h5_AR1_observation_report.pdf</text:p>
          </table:table-cell>
          <table:table-cell office:value-type="float" office:value="1" calcext:value-type="float">
            <text:p>1</text:p>
          </table:table-cell>
          <table:table-cell office:value-type="string" calcext:value-type="string">
            <text:p>/var/kat/archive3/data/MeerKATAR1/telescope_products/2018/02/28/1519813117.h5</text:p>
          </table:table-cell>
          <table:table-cell office:value-type="string" calcext:value-type="string">
            <text:p>/home/kat/katsdpscripts/observation/basic_health.py --description=MKAIV-308 Basic health --proposal-id=20170312LM-01 --program-block-id=41ob733529946 --issue-id=MKAIV-308 --sb-id-code=20180228-0012 --description=MKAIV-308 Basic health --observer=Lindsay --config-label=6ae8591,52b3b5d</text:p>
          </table:table-cell>
        </table:table-row>
        <table:table-row table:style-name="ro1">
          <table:table-cell office:value-type="string" calcext:value-type="string">
            <text:p>20180228-0013</text:p>
          </table:table-cell>
          <table:table-cell office:value-type="string" calcext:value-type="string">
            <text:p>bmerry</text:p>
          </table:table-cell>
          <table:table-cell office:value-type="string" calcext:value-type="string">
            <text:p>2018-02-28T10:52:04Z</text:p>
          </table:table-cell>
          <table:table-cell office:value-type="string" calcext:value-type="string">
            <text:p>Generic AR1 delaycal</text:p>
          </table:table-cell>
          <table:table-cell office:value-type="float" office:value="63" calcext:value-type="float">
            <text:p>63</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3/progress</text:p>
          </table:table-cell>
          <table:table-cell office:value-type="string" calcext:value-type="string">
            <text:p>http://kat-archive.kat.ac.za:8080/archive_search/#{"ei":"20180228-0013","so":true,"a":true,"b":true,"ob":false,"rs":{}}</text:p>
          </table:table-cell>
          <table:table-cell office:value-type="string" calcext:value-type="string">
            <text:p>http://kat-archive.kat.ac.za/archive3/data/MeerKATAR1/reduction_products/1519815255/1519815123.h5_AR1_observation_report.pdf</text:p>
          </table:table-cell>
          <table:table-cell office:value-type="float" office:value="-1" calcext:value-type="float">
            <text:p>-1</text:p>
          </table:table-cell>
          <table:table-cell office:value-type="string" calcext:value-type="string">
            <text:p>/var/kat/archive3/data/MeerKATAR1/telescope_products/2018/02/28/1519815123.h5</text:p>
          </table:table-cell>
          <table:table-cell office:value-type="string" calcext:value-type="string">
            <text:p>/home/kat/katsdpscripts/observation/calibrate_delays_old.py /home/kat/katsdpcatalogues/three_calib.csv --horizon=20 -t 64 -n off --description=MKAIV-584 Generic AR1 delaycal --proposal-id=MKAIV-584 --program-block-id=MKAIV-584 --issue-id=MKAIV-584 --sb-id-code=20180228-0013 --description=Generic AR1 delaycal --observer=bmerry --config-label=6ae8591,52b3b5d</text:p>
          </table:table-cell>
        </table:table-row>
        <table:table-row table:style-name="ro1">
          <table:table-cell office:value-type="string" calcext:value-type="string">
            <text:p>20180228-0014</text:p>
          </table:table-cell>
          <table:table-cell office:value-type="string" calcext:value-type="string">
            <text:p>bmerry</text:p>
          </table:table-cell>
          <table:table-cell office:value-type="string" calcext:value-type="string">
            <text:p>2018-02-28T10:54:33Z</text:p>
          </table:table-cell>
          <table:table-cell office:value-type="string" calcext:value-type="string">
            <text:p>Generic AR1 delaycal</text:p>
          </table:table-cell>
          <table:table-cell office:value-type="float" office:value="239" calcext:value-type="float">
            <text:p>23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4/progress</text:p>
          </table:table-cell>
          <table:table-cell office:value-type="string" calcext:value-type="string">
            <text:p>http://kat-archive.kat.ac.za:8080/archive_search/#{"ei":"20180228-0014","so":true,"a":true,"b":true,"ob":false,"rs":{}}</text:p>
          </table:table-cell>
          <table:table-cell office:value-type="string" calcext:value-type="string">
            <text:p>http://kat-archive.kat.ac.za/archive3/data/MeerKATAR1/reduction_products/1519815580/1519815272.h5_AR1_observation_report.pdf</text:p>
          </table:table-cell>
          <table:table-cell office:value-type="float" office:value="-1" calcext:value-type="float">
            <text:p>-1</text:p>
          </table:table-cell>
          <table:table-cell office:value-type="string" calcext:value-type="string">
            <text:p>/var/kat/archive3/data/MeerKATAR1/telescope_products/2018/02/28/1519815272.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14 --description=Generic AR1 delaycal --observer=bmerry --config-label=6ae8591,52b3b5d</text:p>
          </table:table-cell>
        </table:table-row>
        <table:table-row table:style-name="ro1">
          <table:table-cell office:value-type="string" calcext:value-type="string">
            <text:p>20180228-0015</text:p>
          </table:table-cell>
          <table:table-cell office:value-type="string" calcext:value-type="string">
            <text:p>bmerry</text:p>
          </table:table-cell>
          <table:table-cell office:value-type="string" calcext:value-type="string">
            <text:p>2018-02-28T11:13:31Z</text:p>
          </table:table-cell>
          <table:table-cell office:value-type="string" calcext:value-type="string">
            <text:p>Generic AR1 delaycal</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5/progress</text:p>
          </table:table-cell>
          <table:table-cell office:value-type="string" calcext:value-type="string">
            <text:p>http://kat-archive.kat.ac.za:8080/archive_search/#{"ei":"20180228-0015","so":true,"a":true,"b":true,"ob":false,"rs":{}}</text:p>
          </table:table-cell>
          <table:table-cell office:value-type="string" calcext:value-type="string">
            <text:p>http://kat-archive.kat.ac.za/archive3/data/MeerKATAR1/reduction_products/1519816657/1519816411.h5_AR1_observation_report.pdf</text:p>
          </table:table-cell>
          <table:table-cell office:value-type="float" office:value="-1" calcext:value-type="float">
            <text:p>-1</text:p>
          </table:table-cell>
          <table:table-cell office:value-type="string" calcext:value-type="string">
            <text:p>/var/kat/archive3/data/MeerKATAR1/telescope_products/2018/02/28/1519816411.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15 --description=Generic AR1 delaycal --observer=bmerry --config-label=6ae8591,52b3b5d</text:p>
          </table:table-cell>
        </table:table-row>
        <table:table-row table:style-name="ro1">
          <table:table-cell office:value-type="string" calcext:value-type="string">
            <text:p>20180228-0016</text:p>
          </table:table-cell>
          <table:table-cell office:value-type="string" calcext:value-type="string">
            <text:p>bmerry</text:p>
          </table:table-cell>
          <table:table-cell office:value-type="string" calcext:value-type="string">
            <text:p>2018-02-28T11:17:36Z</text:p>
          </table:table-cell>
          <table:table-cell office:value-type="string" calcext:value-type="string">
            <text:p>Generic AR1 phaseup</text:p>
          </table:table-cell>
          <table:table-cell office:value-type="float" office:value="223" calcext:value-type="float">
            <text:p>223</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6/progress</text:p>
          </table:table-cell>
          <table:table-cell office:value-type="string" calcext:value-type="string">
            <text:p>http://kat-archive.kat.ac.za:8080/archive_search/#{"ei":"20180228-0016","so":true,"a":true,"b":true,"ob":false,"rs":{}}</text:p>
          </table:table-cell>
          <table:table-cell office:value-type="string" calcext:value-type="string">
            <text:p>http://kat-archive.kat.ac.za/archive3/data/MeerKATAR1/reduction_products/1519816958/1519816655.h5_AR1_observation_report.pdf</text:p>
          </table:table-cell>
          <table:table-cell office:value-type="float" office:value="-1" calcext:value-type="float">
            <text:p>-1</text:p>
          </table:table-cell>
          <table:table-cell office:value-type="string" calcext:value-type="string">
            <text:p>/var/kat/archive3/data/MeerKATAR1/telescope_products/2018/02/28/1519816655.h5</text:p>
          </table:table-cell>
          <table:table-cell office:value-type="string" calcext:value-type="string">
            <text:p>/home/kat/katsdpscripts/observation/bf_phaseup.py -n off -t 30 --horizon 20 --program-block-id=MKAIV-405 --proposal-id=MAKIV-405 --sb-id-code=20180228-0016 --description=Generic AR1 phaseup --observer=bmerry --config-label=6ae8591,52b3b5d</text:p>
          </table:table-cell>
        </table:table-row>
        <table:table-row table:style-name="ro1">
          <table:table-cell office:value-type="string" calcext:value-type="string">
            <text:p>20180228-0019</text:p>
          </table:table-cell>
          <table:table-cell office:value-type="string" calcext:value-type="string">
            <text:p>bmerry</text:p>
          </table:table-cell>
          <table:table-cell office:value-type="string" calcext:value-type="string">
            <text:p>2018-02-28T11:54:37Z</text:p>
          </table:table-cell>
          <table:table-cell office:value-type="string" calcext:value-type="string">
            <text:p>Generic AR1 phaseup</text:p>
          </table:table-cell>
          <table:table-cell office:value-type="float" office:value="119" calcext:value-type="float">
            <text:p>119</text:p>
          </table:table-cell>
          <table:table-cell office:value-type="float" office:value="4096" calcext:value-type="float">
            <text:p>4096</text:p>
          </table:table-cell>
          <table:table-cell table:number-columns-repeated="2" office:value-type="float" office:value="4" calcext:value-type="float">
            <text:p>4</text:p>
          </table:table-cell>
          <table:table-cell office:value-type="string" calcext:value-type="string">
            <text:p>m003 m006 m011 m050</text:p>
          </table:table-cell>
          <table:table-cell office:value-type="string" calcext:value-type="string">
            <text:p>http://obs.mkat.karoo.kat.ac.za:8081/tailtask/20180228-0019/progress</text:p>
          </table:table-cell>
          <table:table-cell office:value-type="string" calcext:value-type="string">
            <text:p>http://kat-archive.kat.ac.za:8080/archive_search/#{"ei":"20180228-0019","so":true,"a":true,"b":true,"ob":false,"rs":{}}</text:p>
          </table:table-cell>
          <table:table-cell office:value-type="string" calcext:value-type="string">
            <text:p>http://kat-archive.kat.ac.za/archive3/data/MeerKATAR1/reduction_products/1519819063/1519818876.h5_AR1_observation_report.pdf</text:p>
          </table:table-cell>
          <table:table-cell office:value-type="float" office:value="1" calcext:value-type="float">
            <text:p>1</text:p>
          </table:table-cell>
          <table:table-cell office:value-type="string" calcext:value-type="string">
            <text:p>/var/kat/archive3/data/MeerKATAR1/telescope_products/2018/02/28/1519818876.h5</text:p>
          </table:table-cell>
          <table:table-cell office:value-type="string" calcext:value-type="string">
            <text:p>/home/kat/katsdpscripts/observation/bf_phaseup.py -n off -t 30 --horizon 20 --program-block-id=MKAIV-405 --proposal-id=MAKIV-405 --sb-id-code=20180228-0019 --description=Generic AR1 phaseup --observer=bmerry --config-label=729175d,52b3b5d</text:p>
          </table:table-cell>
        </table:table-row>
        <table:table-row table:style-name="ro1">
          <table:table-cell office:value-type="string" calcext:value-type="string">
            <text:p>20180228-0020</text:p>
          </table:table-cell>
          <table:table-cell office:value-type="string" calcext:value-type="string">
            <text:p>Lindsay</text:p>
          </table:table-cell>
          <table:table-cell office:value-type="string" calcext:value-type="string">
            <text:p>2018-02-28T12:43:43Z</text:p>
          </table:table-cell>
          <table:table-cell office:value-type="string" calcext:value-type="string">
            <text:p>MKAIV-584 Generic AR1 delaycal SKARAB</text:p>
          </table:table-cell>
          <table:table-cell office:value-type="float" office:value="199" calcext:value-type="float">
            <text:p>199</text:p>
          </table:table-cell>
          <table:table-cell office:value-type="float" office:value="4096" calcext:value-type="float">
            <text:p>4096</text:p>
          </table:table-cell>
          <table:table-cell office:value-type="float" office:value="8" calcext:value-type="float">
            <text:p>8</text:p>
          </table:table-cell>
          <table:table-cell office:value-type="float" office:value="33" calcext:value-type="float">
            <text:p>33</text:p>
          </table:table-cell>
          <table:table-cell office:value-type="string" calcext:value-type="string">
            <text:p>m003 m007 m008 m013 m014 m016 m017 m018 m019 m024 m027 m029 m031 m035 m036 m037 m039 m040 m041 m043 m044 m045 m046 m047 m048 m049 m052 m054 m055 m056 m058 m060 m063</text:p>
          </table:table-cell>
          <table:table-cell office:value-type="string" calcext:value-type="string">
            <text:p>http://obs.mkat.karoo.kat.ac.za:8081/tailtask/20180228-0020/progress</text:p>
          </table:table-cell>
          <table:table-cell office:value-type="string" calcext:value-type="string">
            <text:p>http://kat-archive.kat.ac.za:8080/archive_search/#{"ei":"20180228-0020","so":true,"a":true,"b":true,"ob":false,"rs":{}}</text:p>
          </table:table-cell>
          <table:table-cell office:value-type="string" calcext:value-type="string">
            <text:p>http://kat-archive.kat.ac.za/archive3/data/MeerKATAR1/reduction_products/1519822325/1519821821.h5_AR1_observation_report.pdf</text:p>
          </table:table-cell>
          <table:table-cell office:value-type="float" office:value="-1" calcext:value-type="float">
            <text:p>-1</text:p>
          </table:table-cell>
          <table:table-cell office:value-type="string" calcext:value-type="string">
            <text:p>/var/kat/archive3/data/MeerKATAR1/telescope_products/2018/02/28/1519821821.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20 --description=MKAIV-584 Generic AR1 delaycal SKARAB --observer=Lindsay --config-label=5800b2c,52b3b5d</text:p>
          </table:table-cell>
        </table:table-row>
        <table:table-row table:style-name="ro1">
          <table:table-cell office:value-type="string" calcext:value-type="string">
            <text:p>20180228-0021</text:p>
          </table:table-cell>
          <table:table-cell office:value-type="string" calcext:value-type="string">
            <text:p>Lindsay</text:p>
          </table:table-cell>
          <table:table-cell office:value-type="string" calcext:value-type="string">
            <text:p>2018-02-28T12:53:11Z</text:p>
          </table:table-cell>
          <table:table-cell office:value-type="string" calcext:value-type="string">
            <text:p>MKAIV-584 Generic AR1 delaycal SKARAB</text:p>
          </table:table-cell>
          <table:table-cell office:value-type="float" office:value="159" calcext:value-type="float">
            <text:p>159</text:p>
          </table:table-cell>
          <table:table-cell office:value-type="float" office:value="4096" calcext:value-type="float">
            <text:p>4096</text:p>
          </table:table-cell>
          <table:table-cell office:value-type="float" office:value="8" calcext:value-type="float">
            <text:p>8</text:p>
          </table:table-cell>
          <table:table-cell office:value-type="float" office:value="33" calcext:value-type="float">
            <text:p>33</text:p>
          </table:table-cell>
          <table:table-cell office:value-type="string" calcext:value-type="string">
            <text:p>m003 m007 m008 m013 m014 m016 m017 m018 m019 m024 m027 m029 m031 m035 m036 m037 m039 m040 m041 m043 m044 m045 m046 m047 m048 m049 m052 m054 m055 m056 m058 m060 m063</text:p>
          </table:table-cell>
          <table:table-cell office:value-type="string" calcext:value-type="string">
            <text:p>http://obs.mkat.karoo.kat.ac.za:8081/tailtask/20180228-0021/progress</text:p>
          </table:table-cell>
          <table:table-cell office:value-type="string" calcext:value-type="string">
            <text:p>http://kat-archive.kat.ac.za:8080/archive_search/#{"ei":"20180228-0021","so":true,"a":true,"b":true,"ob":false,"rs":{}}</text:p>
          </table:table-cell>
          <table:table-cell office:value-type="string" calcext:value-type="string">
            <text:p>http://kat-archive.kat.ac.za/archive3/data/MeerKATAR1/reduction_products/1519822831/1519822387.h5_AR1_observation_report.pdf</text:p>
          </table:table-cell>
          <table:table-cell office:value-type="float" office:value="-1" calcext:value-type="float">
            <text:p>-1</text:p>
          </table:table-cell>
          <table:table-cell office:value-type="string" calcext:value-type="string">
            <text:p>/var/kat/archive3/data/MeerKATAR1/telescope_products/2018/02/28/1519822387.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21 --description=MKAIV-584 Generic AR1 delaycal SKARAB --observer=Lindsay --config-label=5800b2c,52b3b5d</text:p>
          </table:table-cell>
        </table:table-row>
        <table:table-row table:style-name="ro1">
          <table:table-cell office:value-type="string" calcext:value-type="string">
            <text:p>20180228-0093</text:p>
          </table:table-cell>
          <table:table-cell office:value-type="string" calcext:value-type="string">
            <text:p>Lindsay</text:p>
          </table:table-cell>
          <table:table-cell office:value-type="string" calcext:value-type="string">
            <text:p>2018-02-28T17:02:30Z</text:p>
          </table:table-cell>
          <table:table-cell office:value-type="string" calcext:value-type="string">
            <text:p>MKAIV-584 Generic AR1 delaycal</text:p>
          </table:table-cell>
          <table:table-cell office:value-type="float" office:value="241" calcext:value-type="float">
            <text:p>241</text:p>
          </table:table-cell>
          <table:table-cell office:value-type="float" office:value="4096" calcext:value-type="float">
            <text:p>409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m007 m008 m037 m040 m041 m044 m045 m047 m048 m052 m055 m056 m057 m059 m060 m063</text:p>
          </table:table-cell>
          <table:table-cell office:value-type="string" calcext:value-type="string">
            <text:p>http://obs.mkat.karoo.kat.ac.za:8081/tailtask/20180228-0093/progress</text:p>
          </table:table-cell>
          <table:table-cell office:value-type="string" calcext:value-type="string">
            <text:p>http://kat-archive.kat.ac.za:8080/archive_search/#{"ei":"20180228-0093","so":true,"a":true,"b":true,"ob":false,"rs":{}}</text:p>
          </table:table-cell>
          <table:table-cell office:value-type="string" calcext:value-type="string">
            <text:p>http://kat-archive.kat.ac.za/archive3/data/MeerKATAR1/reduction_products/1519837912/1519837349.h5_AR1_observation_report.pdf</text:p>
          </table:table-cell>
          <table:table-cell office:value-type="float" office:value="0" calcext:value-type="float">
            <text:p>0</text:p>
          </table:table-cell>
          <table:table-cell office:value-type="string" calcext:value-type="string">
            <text:p>/var/kat/archive3/data/MeerKATAR1/telescope_products/2018/02/28/1519837349.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93 --description=MKAIV-584 Generic AR1 delaycal --observer=Lindsay --config-label=5800b2c,52b3b5d</text:p>
          </table:table-cell>
        </table:table-row>
        <table:table-row table:style-name="ro1">
          <table:table-cell office:value-type="string" calcext:value-type="string">
            <text:p>20180228-0094</text:p>
          </table:table-cell>
          <table:table-cell office:value-type="string" calcext:value-type="string">
            <text:p>Lindsay</text:p>
          </table:table-cell>
          <table:table-cell office:value-type="string" calcext:value-type="string">
            <text:p>2018-02-28T17:07:15Z</text:p>
          </table:table-cell>
          <table:table-cell office:value-type="string" calcext:value-type="string">
            <text:p>MKAIV-405 Generic AR1 Phaseup</text:p>
          </table:table-cell>
          <table:table-cell office:value-type="float" office:value="225" calcext:value-type="float">
            <text:p>225</text:p>
          </table:table-cell>
          <table:table-cell office:value-type="float" office:value="4096" calcext:value-type="float">
            <text:p>409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m007 m008 m037 m040 m041 m044 m045 m047 m048 m052 m055 m056 m057 m059 m060 m063</text:p>
          </table:table-cell>
          <table:table-cell office:value-type="string" calcext:value-type="string">
            <text:p>http://obs.mkat.karoo.kat.ac.za:8081/tailtask/20180228-0094/progress</text:p>
          </table:table-cell>
          <table:table-cell office:value-type="string" calcext:value-type="string">
            <text:p>http://kat-archive.kat.ac.za:8080/archive_search/#{"ei":"20180228-0094","so":true,"a":true,"b":true,"ob":false,"rs":{}}</text:p>
          </table:table-cell>
          <table:table-cell office:value-type="string" calcext:value-type="string">
            <text:p>http://kat-archive.kat.ac.za/archive3/data/MeerKATAR1/reduction_products/1519838215/1519837633.h5_AR1_observation_report.pdf</text:p>
          </table:table-cell>
          <table:table-cell office:value-type="float" office:value="0" calcext:value-type="float">
            <text:p>0</text:p>
          </table:table-cell>
          <table:table-cell office:value-type="string" calcext:value-type="string">
            <text:p>/var/kat/archive3/data/MeerKATAR1/telescope_products/2018/02/28/1519837633.h5</text:p>
          </table:table-cell>
          <table:table-cell office:value-type="string" calcext:value-type="string">
            <text:p>/home/kat/katsdpscripts/observation/bf_phaseup.py --horizon=15 -t 64 -n off --description=MKAIV-405 Generic AR1 Phaseup --proposal-id=MKAIV-330 --program-block-id=MKAIV-405 --issue-id=MKAIV-405 --sb-id-code=20180228-0094 --description=MKAIV-405 Generic AR1 Phaseup --observer=Lindsay --config-label=5800b2c,52b3b5d</text:p>
          </table:table-cell>
        </table:table-row>
        <table:table-row table:style-name="ro1">
          <table:table-cell office:value-type="string" calcext:value-type="string">
            <text:p>20180228-0035</text:p>
          </table:table-cell>
          <table:table-cell office:value-type="string" calcext:value-type="string">
            <text:p>Lindsay</text:p>
          </table:table-cell>
          <table:table-cell office:value-type="string" calcext:value-type="string">
            <text:p>2018-02-28T17:22:15Z</text:p>
          </table:table-cell>
          <table:table-cell office:value-type="string" calcext:value-type="string">
            <text:p>MKAIV-584 Generic AR1 delaycal</text:p>
          </table:table-cell>
          <table:table-cell office:value-type="float" office:value="287" calcext:value-type="float">
            <text:p>28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035/progress</text:p>
          </table:table-cell>
          <table:table-cell office:value-type="string" calcext:value-type="string">
            <text:p>http://kat-archive.kat.ac.za:8080/archive_search/#{"ei":"20180228-0035","so":true,"a":true,"b":true,"ob":false,"rs":{}}</text:p>
          </table:table-cell>
          <table:table-cell office:value-type="string" calcext:value-type="string">
            <text:p>http://kat-archive.kat.ac.za/archive3/data/MeerKATAR1/reduction_products/1519838910/1519838534.h5_AR1_observation_report.pdf</text:p>
          </table:table-cell>
          <table:table-cell office:value-type="float" office:value="-1" calcext:value-type="float">
            <text:p>-1</text:p>
          </table:table-cell>
          <table:table-cell office:value-type="string" calcext:value-type="string">
            <text:p>/var/kat/archive3/data/MeerKATAR1/telescope_products/2018/02/28/1519838534.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35 --description=MKAIV-584 Generic AR1 delaycal --observer=Lindsay --config-label=5800b2c,52b3b5d</text:p>
          </table:table-cell>
        </table:table-row>
        <table:table-row table:style-name="ro1">
          <table:table-cell office:value-type="string" calcext:value-type="string">
            <text:p>20180228-0098</text:p>
          </table:table-cell>
          <table:table-cell office:value-type="string" calcext:value-type="string">
            <text:p>bmerry</text:p>
          </table:table-cell>
          <table:table-cell office:value-type="string" calcext:value-type="string">
            <text:p>2018-02-28T17:28:10Z</text:p>
          </table:table-cell>
          <table:table-cell office:value-type="string" calcext:value-type="string">
            <text:p>Generic AR1 delaycal</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098/progress</text:p>
          </table:table-cell>
          <table:table-cell office:value-type="string" calcext:value-type="string">
            <text:p>http://kat-archive.kat.ac.za:8080/archive_search/#{"ei":"20180228-0098","so":true,"a":true,"b":true,"ob":false,"rs":{}}</text:p>
          </table:table-cell>
          <table:table-cell office:value-type="string" calcext:value-type="string">
            <text:p>http://kat-archive.kat.ac.za/archive3/data/MeerKATAR1/reduction_products/1519839148/1519838889.h5_AR1_observation_report.pdf</text:p>
          </table:table-cell>
          <table:table-cell office:value-type="float" office:value="1" calcext:value-type="float">
            <text:p>1</text:p>
          </table:table-cell>
          <table:table-cell office:value-type="string" calcext:value-type="string">
            <text:p>/var/kat/archive3/data/MeerKATAR1/telescope_products/2018/02/28/1519838889.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098 --description=Generic AR1 delaycal --observer=bmerry --config-label=5800b2c,52b3b5d</text:p>
          </table:table-cell>
        </table:table-row>
        <table:table-row table:style-name="ro1">
          <table:table-cell office:value-type="string" calcext:value-type="string">
            <text:p>20180228-0095</text:p>
          </table:table-cell>
          <table:table-cell office:value-type="string" calcext:value-type="string">
            <text:p>Maciej Serylak</text:p>
          </table:table-cell>
          <table:table-cell office:value-type="string" calcext:value-type="string">
            <text:p>2018-02-28T17:32:48Z</text:p>
          </table:table-cell>
          <table:table-cell office:value-type="string" calcext:value-type="string">
            <text:p>COMM-229 Drift-scan (4K) Tau A</text:p>
          </table:table-cell>
          <table:table-cell office:value-type="float" office:value="3598" calcext:value-type="float">
            <text:p>3598</text:p>
          </table:table-cell>
          <table:table-cell office:value-type="float" office:value="4096" calcext:value-type="float">
            <text:p>409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m007 m008 m037 m040 m041 m044 m045 m047 m048 m052 m055 m056 m057 m059 m060 m063</text:p>
          </table:table-cell>
          <table:table-cell office:value-type="string" calcext:value-type="string">
            <text:p>http://obs.mkat.karoo.kat.ac.za:8081/tailtask/20180228-0095/progress</text:p>
          </table:table-cell>
          <table:table-cell office:value-type="string" calcext:value-type="string">
            <text:p>http://kat-archive.kat.ac.za:8080/archive_search/#{"ei":"20180228-0095","so":true,"a":true,"b":true,"ob":false,"rs":{}}</text:p>
          </table:table-cell>
          <table:table-cell office:value-type="string" calcext:value-type="string">
            <text:p>http://kat-archive.kat.ac.za/archive3/data/MeerKATAR1/reduction_products/1519848489/1519839044.h5_AR1_observation_report.pdf</text:p>
          </table:table-cell>
          <table:table-cell office:value-type="float" office:value="0" calcext:value-type="float">
            <text:p>0</text:p>
          </table:table-cell>
          <table:table-cell office:value-type="string" calcext:value-type="string">
            <text:p>/var/kat/archive3/data/MeerKATAR1/telescope_products/2018/02/28/1519839044.h5</text:p>
          </table:table-cell>
          <table:table-cell office:value-type="string" calcext:value-type="string">
            <text:p>/home/kat/katsdpscripts/observation/beamform.py --proposal-id=COMM-AR1 --program-block-id=COMM-229 -B 856 -F 1284 --drift-scan -t 3600 TauA --horizon 20 --sb-id-code=20180228-0095 --description=COMM-229 Drift-scan (4K) Tau A --observer=Maciej Serylak --config-label=5800b2c,52b3b5d</text:p>
          </table:table-cell>
        </table:table-row>
        <table:table-row table:style-name="ro1">
          <table:table-cell office:value-type="string" calcext:value-type="string">
            <text:p>20180228-0099</text:p>
          </table:table-cell>
          <table:table-cell office:value-type="string" calcext:value-type="string">
            <text:p>bmerry</text:p>
          </table:table-cell>
          <table:table-cell office:value-type="string" calcext:value-type="string">
            <text:p>2018-02-28T17:33:18Z</text:p>
          </table:table-cell>
          <table:table-cell office:value-type="string" calcext:value-type="string">
            <text:p>Generic AR1 phaseup</text:p>
          </table:table-cell>
          <table:table-cell office:value-type="float" office:value="119" calcext:value-type="float">
            <text:p>11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099/progress</text:p>
          </table:table-cell>
          <table:table-cell office:value-type="string" calcext:value-type="string">
            <text:p>http://kat-archive.kat.ac.za:8080/archive_search/#{"ei":"20180228-0099","so":true,"a":true,"b":true,"ob":false,"rs":{}}</text:p>
          </table:table-cell>
          <table:table-cell office:value-type="string" calcext:value-type="string">
            <text:p>http://kat-archive.kat.ac.za/archive3/data/MeerKATAR1/reduction_products/1519839409/1519839198.h5_AR1_observation_report.pdf</text:p>
          </table:table-cell>
          <table:table-cell office:value-type="float" office:value="1" calcext:value-type="float">
            <text:p>1</text:p>
          </table:table-cell>
          <table:table-cell office:value-type="string" calcext:value-type="string">
            <text:p>/var/kat/archive3/data/MeerKATAR1/telescope_products/2018/02/28/1519839198.h5</text:p>
          </table:table-cell>
          <table:table-cell office:value-type="string" calcext:value-type="string">
            <text:p>/home/kat/katsdpscripts/observation/bf_phaseup.py -n off -t 30 --horizon 20 --program-block-id=MKAIV-405 --proposal-id=MAKIV-405 --sb-id-code=20180228-0099 --description=Generic AR1 phaseup --observer=bmerry --config-label=5800b2c,52b3b5d</text:p>
          </table:table-cell>
        </table:table-row>
        <table:table-row table:style-name="ro1">
          <table:table-cell office:value-type="string" calcext:value-type="string">
            <text:p>20180228-0042</text:p>
          </table:table-cell>
          <table:table-cell office:value-type="string" calcext:value-type="string">
            <text:p>sarah</text:p>
          </table:table-cell>
          <table:table-cell office:value-type="string" calcext:value-type="string">
            <text:p>2018-02-28T17:35:57Z</text:p>
          </table:table-cell>
          <table:table-cell office:value-type="string" calcext:value-type="string">
            <text:p>MKAIV-405 Generic AR1 phaseup</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042/progress</text:p>
          </table:table-cell>
          <table:table-cell office:value-type="string" calcext:value-type="string">
            <text:p>http://kat-archive.kat.ac.za:8080/archive_search/#{"ei":"20180228-0042","so":true,"a":true,"b":true,"ob":false,"rs":{}}</text:p>
          </table:table-cell>
          <table:table-cell office:value-type="string" calcext:value-type="string">
            <text:p>http://kat-archive.kat.ac.za/archive3/data/MeerKATAR1/reduction_products/1519839629/1519839357.h5_AR1_observation_report.pdf</text:p>
          </table:table-cell>
          <table:table-cell office:value-type="float" office:value="1" calcext:value-type="float">
            <text:p>1</text:p>
          </table:table-cell>
          <table:table-cell office:value-type="string" calcext:value-type="string">
            <text:p>/var/kat/archive3/data/MeerKATAR1/telescope_products/2018/02/28/1519839357.h5</text:p>
          </table:table-cell>
          <table:table-cell office:value-type="string" calcext:value-type="string">
            <text:p>/home/kat/katsdpscripts/observation/bf_phaseup.py -t 64 --horizon=20 -n off --proposal-id=MKAIV-330 --program-block-id=MKAIV-405 --issue-id=MKAIV-405 --sb-id-code=20180228-0042 --description=MKAIV-405 Generic AR1 phaseup --observer=sarah --config-label=5800b2c,52b3b5d</text:p>
          </table:table-cell>
        </table:table-row>
        <table:table-row table:style-name="ro1">
          <table:table-cell office:value-type="string" calcext:value-type="string">
            <text:p>20180228-0050</text:p>
          </table:table-cell>
          <table:table-cell office:value-type="string" calcext:value-type="string">
            <text:p>sarah</text:p>
          </table:table-cell>
          <table:table-cell office:value-type="string" calcext:value-type="string">
            <text:p>2018-02-28T18:11:08Z</text:p>
          </table:table-cell>
          <table:table-cell office:value-type="string" calcext:value-type="string">
            <text:p>MKAIV-405 Generic AR1 phaseup</text:p>
          </table:table-cell>
          <table:table-cell office:value-type="float" office:value="95" calcext:value-type="float">
            <text:p>9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050/progress</text:p>
          </table:table-cell>
          <table:table-cell office:value-type="string" calcext:value-type="string">
            <text:p>http://kat-archive.kat.ac.za:8080/archive_search/#{"ei":"20180228-0050","so":true,"a":true,"b":true,"ob":false,"rs":{}}</text:p>
          </table:table-cell>
          <table:table-cell office:value-type="string" calcext:value-type="string">
            <text:p>http://kat-archive.kat.ac.za/archive3/data/MeerKATAR1/reduction_products/1519841667/1519841467.h5_AR1_observation_report.pdf</text:p>
          </table:table-cell>
          <table:table-cell office:value-type="float" office:value="-1" calcext:value-type="float">
            <text:p>-1</text:p>
          </table:table-cell>
          <table:table-cell office:value-type="string" calcext:value-type="string">
            <text:p>/var/kat/archive3/data/MeerKATAR1/telescope_products/2018/02/28/1519841467.h5</text:p>
          </table:table-cell>
          <table:table-cell office:value-type="string" calcext:value-type="string">
            <text:p>/home/kat/katsdpscripts/observation/bf_phaseup.py -t 64 --horizon=20 -n off --proposal-id=MKAIV-330 --program-block-id=MKAIV-405 --issue-id=MKAIV-405 --sb-id-code=20180228-0050 --description=MKAIV-405 Generic AR1 phaseup --observer=sarah --config-label=5800b2c,52b3b5d</text:p>
          </table:table-cell>
        </table:table-row>
        <table:table-row table:style-name="ro1">
          <table:table-cell office:value-type="string" calcext:value-type="string">
            <text:p>20180228-0103</text:p>
          </table:table-cell>
          <table:table-cell office:value-type="string" calcext:value-type="string">
            <text:p>bmerry</text:p>
          </table:table-cell>
          <table:table-cell office:value-type="string" calcext:value-type="string">
            <text:p>2018-02-28T18:25:37Z</text:p>
          </table:table-cell>
          <table:table-cell office:value-type="string" calcext:value-type="string">
            <text:p>Generic AR1 delaycal</text:p>
          </table:table-cell>
          <table:table-cell office:value-type="float" office:value="199" calcext:value-type="float">
            <text:p>19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3/progress</text:p>
          </table:table-cell>
          <table:table-cell office:value-type="string" calcext:value-type="string">
            <text:p>http://kat-archive.kat.ac.za:8080/archive_search/#{"ei":"20180228-0103","so":true,"a":true,"b":true,"ob":false,"rs":{}}</text:p>
          </table:table-cell>
          <table:table-cell office:value-type="string" calcext:value-type="string">
            <text:p>http://kat-archive.kat.ac.za/archive3/data/MeerKATAR1/reduction_products/1519842635/1519842337.h5_AR1_observation_report.pdf</text:p>
          </table:table-cell>
          <table:table-cell office:value-type="float" office:value="1" calcext:value-type="float">
            <text:p>1</text:p>
          </table:table-cell>
          <table:table-cell office:value-type="string" calcext:value-type="string">
            <text:p>/var/kat/archive3/data/MeerKATAR1/telescope_products/2018/02/28/1519842337.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228-0103 --description=Generic AR1 delaycal --observer=bmerry --config-label=5800b2c,52b3b5d</text:p>
          </table:table-cell>
        </table:table-row>
        <table:table-row table:style-name="ro1">
          <table:table-cell office:value-type="string" calcext:value-type="string">
            <text:p>20180228-0104</text:p>
          </table:table-cell>
          <table:table-cell office:value-type="string" calcext:value-type="string">
            <text:p>sarah</text:p>
          </table:table-cell>
          <table:table-cell office:value-type="string" calcext:value-type="string">
            <text:p>2018-02-28T18:29:35Z</text:p>
          </table:table-cell>
          <table:table-cell office:value-type="string" calcext:value-type="string">
            <text:p>MKAIV-405 Generic AR1 flatten phaseupfb</text:p>
          </table:table-cell>
          <table:table-cell office:value-type="float" office:value="1255" calcext:value-type="float">
            <text:p>125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4/progress</text:p>
          </table:table-cell>
          <table:table-cell office:value-type="string" calcext:value-type="string">
            <text:p>http://kat-archive.kat.ac.za:8080/archive_search/#{"ei":"20180228-0104","so":true,"a":true,"b":true,"ob":false,"rs":{}}</text:p>
          </table:table-cell>
          <table:table-cell office:value-type="string" calcext:value-type="string">
            <text:p>http://kat-archive.kat.ac.za/archive3/data/MeerKATAR1/reduction_products/1519848622/1519842575.h5_AR1_observation_report.pdf</text:p>
          </table:table-cell>
          <table:table-cell office:value-type="float" office:value="1" calcext:value-type="float">
            <text:p>1</text:p>
          </table:table-cell>
          <table:table-cell office:value-type="string" calcext:value-type="string">
            <text:p>/var/kat/archive3/data/MeerKATAR1/telescope_products/2018/02/28/1519842575.h5</text:p>
          </table:table-cell>
          <table:table-cell office:value-type="string" calcext:value-type="string">
            <text:p>/home/kat/katsdpscripts/observation/bf_phaseup.py -t 600 --horizon=20 --flatten-bandpass -n off --proposal-id=MKAIV-330 --program-block-id=MKAIV-405 --issue-id=MKAIV-405 --sb-id-code=20180228-0104 --description=MKAIV-405 Generic AR1 flatten phaseupfb --observer=sarah --config-label=5800b2c,52b3b5d</text:p>
          </table:table-cell>
        </table:table-row>
        <table:table-row table:style-name="ro1">
          <table:table-cell office:value-type="string" calcext:value-type="string">
            <text:p>20180228-0105</text:p>
          </table:table-cell>
          <table:table-cell office:value-type="string" calcext:value-type="string">
            <text:p>sarah</text:p>
          </table:table-cell>
          <table:table-cell office:value-type="string" calcext:value-type="string">
            <text:p>2018-02-28T18:51:43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5/progress</text:p>
          </table:table-cell>
          <table:table-cell office:value-type="string" calcext:value-type="string">
            <text:p>http://kat-archive.kat.ac.za:8080/archive_search/#{"ei":"20180228-0105","so":true,"a":true,"b":true,"ob":false,"rs":{}}</text:p>
          </table:table-cell>
          <table:table-cell office:value-type="string" calcext:value-type="string">
            <text:p>http://kat-archive.kat.ac.za/archive3/data/MeerKATAR1/reduction_products/1519848752/1519843898.h5_AR1_observation_report.pdf</text:p>
          </table:table-cell>
          <table:table-cell office:value-type="float" office:value="1" calcext:value-type="float">
            <text:p>1</text:p>
          </table:table-cell>
          <table:table-cell office:value-type="string" calcext:value-type="string">
            <text:p>/var/kat/archive3/data/MeerKATAR1/telescope_products/2018/02/28/1519843898.h5</text:p>
          </table:table-cell>
          <table:table-cell office:value-type="string" calcext:value-type="string">
            <text:p>/home/kat/katusescripts/ptuse/beamform_single_pulsar.py J0437-4715 -t 1800 -B 856 -F 1284 --horizon 20 --proposal-id=FST-TRNS --program-block-id=MKAIV-387 --issue-id=MKAIV-387 --sb-id-code=20180228-0105 --description=MKAIV-387: CBF J0437-4715 --observer=sarah --config-label=5800b2c,52b3b5d</text:p>
          </table:table-cell>
        </table:table-row>
        <table:table-row table:style-name="ro1">
          <table:table-cell office:value-type="string" calcext:value-type="string">
            <text:p>20180228-0106</text:p>
          </table:table-cell>
          <table:table-cell office:value-type="string" calcext:value-type="string">
            <text:p>sarah</text:p>
          </table:table-cell>
          <table:table-cell office:value-type="string" calcext:value-type="string">
            <text:p>2018-02-28T19:22:40Z</text:p>
          </table:table-cell>
          <table:table-cell office:value-type="string" calcext:value-type="string">
            <text:p>MKAIV-405 Generic AR1 phaseup</text:p>
          </table:table-cell>
          <table:table-cell office:value-type="float" office:value="191" calcext:value-type="float">
            <text:p>19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6/progress</text:p>
          </table:table-cell>
          <table:table-cell office:value-type="string" calcext:value-type="string">
            <text:p>http://kat-archive.kat.ac.za:8080/archive_search/#{"ei":"20180228-0106","so":true,"a":true,"b":true,"ob":false,"rs":{}}</text:p>
          </table:table-cell>
          <table:table-cell office:value-type="string" calcext:value-type="string">
            <text:p>http://kat-archive.kat.ac.za/archive3/data/MeerKATAR1/reduction_products/1519848843/1519845759.h5_AR1_observation_report.pdf</text:p>
          </table:table-cell>
          <table:table-cell office:value-type="float" office:value="1" calcext:value-type="float">
            <text:p>1</text:p>
          </table:table-cell>
          <table:table-cell office:value-type="string" calcext:value-type="string">
            <text:p>/var/kat/archive3/data/MeerKATAR1/telescope_products/2018/02/28/1519845759.h5</text:p>
          </table:table-cell>
          <table:table-cell office:value-type="string" calcext:value-type="string">
            <text:p>/home/kat/katsdpscripts/observation/bf_phaseup.py -t 64 --horizon=20 -n off --proposal-id=MKAIV-330 --program-block-id=MKAIV-405 --issue-id=MKAIV-405 --sb-id-code=20180228-0106 --description=MKAIV-405 Generic AR1 phaseup --observer=sarah --config-label=5800b2c,52b3b5d</text:p>
          </table:table-cell>
        </table:table-row>
        <table:table-row table:style-name="ro1">
          <table:table-cell office:value-type="string" calcext:value-type="string">
            <text:p>20180228-0107</text:p>
          </table:table-cell>
          <table:table-cell office:value-type="string" calcext:value-type="string">
            <text:p>sarah</text:p>
          </table:table-cell>
          <table:table-cell office:value-type="string" calcext:value-type="string">
            <text:p>2018-02-28T19:27:03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7/progress</text:p>
          </table:table-cell>
          <table:table-cell office:value-type="string" calcext:value-type="string">
            <text:p>http://kat-archive.kat.ac.za:8080/archive_search/#{"ei":"20180228-0107","so":true,"a":true,"b":true,"ob":false,"rs":{}}</text:p>
          </table:table-cell>
          <table:table-cell office:value-type="string" calcext:value-type="string">
            <text:p>http://kat-archive.kat.ac.za/archive3/data/MeerKATAR1/reduction_products/1519848968/1519846018.h5_AR1_observation_report.pdf</text:p>
          </table:table-cell>
          <table:table-cell office:value-type="float" office:value="1" calcext:value-type="float">
            <text:p>1</text:p>
          </table:table-cell>
          <table:table-cell office:value-type="string" calcext:value-type="string">
            <text:p>/var/kat/archive3/data/MeerKATAR1/telescope_products/2018/02/28/1519846018.h5</text:p>
          </table:table-cell>
          <table:table-cell office:value-type="string" calcext:value-type="string">
            <text:p>/home/kat/katusescripts/ptuse/beamform_single_pulsar.py J0437-4715 -t 1800 -B 856 -F 1284 --horizon 20 --proposal-id=FST-TRNS --program-block-id=MKAIV-387 --issue-id=MKAIV-387 --sb-id-code=20180228-0107 --description=MKAIV-387: CBF J0437-4715 --observer=sarah --config-label=5800b2c,52b3b5d</text:p>
          </table:table-cell>
        </table:table-row>
        <table:table-row table:style-name="ro1">
          <table:table-cell office:value-type="string" calcext:value-type="string">
            <text:p>20180228-0108</text:p>
          </table:table-cell>
          <table:table-cell office:value-type="string" calcext:value-type="string">
            <text:p>sarah</text:p>
          </table:table-cell>
          <table:table-cell office:value-type="string" calcext:value-type="string">
            <text:p>2018-02-28T19:57:57Z</text:p>
          </table:table-cell>
          <table:table-cell office:value-type="string" calcext:value-type="string">
            <text:p>MKAIV-405 Generic AR1 flatten phaseupfb</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8/progress</text:p>
          </table:table-cell>
          <table:table-cell office:value-type="string" calcext:value-type="string">
            <text:p>http://kat-archive.kat.ac.za:8080/archive_search/#{"ei":"20180228-0108","so":true,"a":true,"b":true,"ob":false,"rs":{}}</text:p>
          </table:table-cell>
          <table:table-cell office:value-type="string" calcext:value-type="string">
            <text:p>http://kat-archive.kat.ac.za/archive3/data/MeerKATAR1/reduction_products/1519849072/1519847876.h5_AR1_observation_report.pdf</text:p>
          </table:table-cell>
          <table:table-cell office:value-type="float" office:value="1" calcext:value-type="float">
            <text:p>1</text:p>
          </table:table-cell>
          <table:table-cell office:value-type="string" calcext:value-type="string">
            <text:p>/var/kat/archive3/data/MeerKATAR1/telescope_products/2018/02/28/1519847876.h5</text:p>
          </table:table-cell>
          <table:table-cell office:value-type="string" calcext:value-type="string">
            <text:p>/home/kat/katsdpscripts/observation/bf_phaseup.py -t 600 --horizon=20 --flatten-bandpass -n off --proposal-id=MKAIV-330 --program-block-id=MKAIV-405 --issue-id=MKAIV-405 --sb-id-code=20180228-0108 --description=MKAIV-405 Generic AR1 flatten phaseupfb --observer=sarah --config-label=5800b2c,52b3b5d</text:p>
          </table:table-cell>
        </table:table-row>
        <table:table-row table:style-name="ro1">
          <table:table-cell office:value-type="string" calcext:value-type="string">
            <text:p>20180228-0109</text:p>
          </table:table-cell>
          <table:table-cell office:value-type="string" calcext:value-type="string">
            <text:p>sarah</text:p>
          </table:table-cell>
          <table:table-cell office:value-type="string" calcext:value-type="string">
            <text:p>2018-02-28T20:11:38Z</text:p>
          </table:table-cell>
          <table:table-cell office:value-type="string" calcext:value-type="string">
            <text:p>MKAIV-387: CBF J0437-4715</text:p>
          </table:table-cell>
          <table:table-cell office:value-type="float" office:value="1807" calcext:value-type="float">
            <text:p>1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09/progress</text:p>
          </table:table-cell>
          <table:table-cell office:value-type="string" calcext:value-type="string">
            <text:p>http://kat-archive.kat.ac.za:8080/archive_search/#{"ei":"20180228-0109","so":true,"a":true,"b":true,"ob":false,"rs":{}}</text:p>
          </table:table-cell>
          <table:table-cell office:value-type="string" calcext:value-type="string">
            <text:p>http://kat-archive.kat.ac.za/archive3/data/MeerKATAR1/reduction_products/1519850647/1519848685.h5_AR1_observation_report.pdf</text:p>
          </table:table-cell>
          <table:table-cell office:value-type="float" office:value="1" calcext:value-type="float">
            <text:p>1</text:p>
          </table:table-cell>
          <table:table-cell office:value-type="string" calcext:value-type="string">
            <text:p>/var/kat/archive3/data/MeerKATAR1/telescope_products/2018/02/28/1519848685.h5</text:p>
          </table:table-cell>
          <table:table-cell office:value-type="string" calcext:value-type="string">
            <text:p>/home/kat/katusescripts/ptuse/beamform_single_pulsar.py J0437-4715 -t 1800 -B 856 -F 1284 --horizon 20 --proposal-id=FST-TRNS --program-block-id=MKAIV-387 --issue-id=MKAIV-387 --sb-id-code=20180228-0109 --description=MKAIV-387: CBF J0437-4715 --observer=sarah --config-label=5800b2c,52b3b5d</text:p>
          </table:table-cell>
        </table:table-row>
        <table:table-row table:style-name="ro1">
          <table:table-cell office:value-type="string" calcext:value-type="string">
            <text:p>20180228-0110</text:p>
          </table:table-cell>
          <table:table-cell office:value-type="string" calcext:value-type="string">
            <text:p>sarah</text:p>
          </table:table-cell>
          <table:table-cell office:value-type="string" calcext:value-type="string">
            <text:p>2018-02-28T20:42:26Z</text:p>
          </table:table-cell>
          <table:table-cell office:value-type="string" calcext:value-type="string">
            <text:p>MKAIV-405 Generic AR1 phaseup</text:p>
          </table:table-cell>
          <table:table-cell office:value-type="float" office:value="183" calcext:value-type="float">
            <text:p>18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0/progress</text:p>
          </table:table-cell>
          <table:table-cell office:value-type="string" calcext:value-type="string">
            <text:p>http://kat-archive.kat.ac.za:8080/archive_search/#{"ei":"20180228-0110","so":true,"a":true,"b":true,"ob":false,"rs":{}}</text:p>
          </table:table-cell>
          <table:table-cell office:value-type="string" calcext:value-type="string">
            <text:p>http://kat-archive.kat.ac.za/archive3/data/MeerKATAR1/reduction_products/1519850821/1519850545.h5_AR1_observation_report.pdf</text:p>
          </table:table-cell>
          <table:table-cell office:value-type="float" office:value="1" calcext:value-type="float">
            <text:p>1</text:p>
          </table:table-cell>
          <table:table-cell office:value-type="string" calcext:value-type="string">
            <text:p>/var/kat/archive3/data/MeerKATAR1/telescope_products/2018/02/28/1519850545.h5</text:p>
          </table:table-cell>
          <table:table-cell office:value-type="string" calcext:value-type="string">
            <text:p>/home/kat/katsdpscripts/observation/bf_phaseup.py -t 64 --horizon=20 -n off --proposal-id=MKAIV-330 --program-block-id=MKAIV-405 --issue-id=MKAIV-405 --sb-id-code=20180228-0110 --description=MKAIV-405 Generic AR1 phaseup --observer=sarah --config-label=5800b2c,52b3b5d</text:p>
          </table:table-cell>
        </table:table-row>
        <table:table-row table:style-name="ro1">
          <table:table-cell office:value-type="string" calcext:value-type="string">
            <text:p>20180228-0111</text:p>
          </table:table-cell>
          <table:table-cell office:value-type="string" calcext:value-type="string">
            <text:p>sarah</text:p>
          </table:table-cell>
          <table:table-cell office:value-type="string" calcext:value-type="string">
            <text:p>2018-02-28T20:46:55Z</text:p>
          </table:table-cell>
          <table:table-cell office:value-type="string" calcext:value-type="string">
            <text:p>MKAIV-387: CBF J0437-4715</text:p>
          </table:table-cell>
          <table:table-cell office:value-type="float" office:value="1807" calcext:value-type="float">
            <text:p>1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1/progress</text:p>
          </table:table-cell>
          <table:table-cell office:value-type="string" calcext:value-type="string">
            <text:p>http://kat-archive.kat.ac.za:8080/archive_search/#{"ei":"20180228-0111","so":true,"a":true,"b":true,"ob":false,"rs":{}}</text:p>
          </table:table-cell>
          <table:table-cell office:value-type="string" calcext:value-type="string">
            <text:p>http://kat-archive.kat.ac.za/archive3/data/MeerKATAR1/reduction_products/1519852778/1519850806.h5_AR1_observation_report.pdf</text:p>
          </table:table-cell>
          <table:table-cell office:value-type="float" office:value="1" calcext:value-type="float">
            <text:p>1</text:p>
          </table:table-cell>
          <table:table-cell office:value-type="string" calcext:value-type="string">
            <text:p>/var/kat/archive3/data/MeerKATAR1/telescope_products/2018/02/28/1519850806.h5</text:p>
          </table:table-cell>
          <table:table-cell office:value-type="string" calcext:value-type="string">
            <text:p>/home/kat/katusescripts/ptuse/beamform_single_pulsar.py J0437-4715 -t 1800 -B 856 -F 1284 --horizon 20 --proposal-id=FST-TRNS --program-block-id=MKAIV-387 --issue-id=MKAIV-387 --sb-id-code=20180228-0111 --description=MKAIV-387: CBF J0437-4715 --observer=sarah --config-label=5800b2c,52b3b5d</text:p>
          </table:table-cell>
        </table:table-row>
        <table:table-row table:style-name="ro1">
          <table:table-cell office:value-type="string" calcext:value-type="string">
            <text:p>20180228-0112</text:p>
          </table:table-cell>
          <table:table-cell office:value-type="string" calcext:value-type="string">
            <text:p>sarah</text:p>
          </table:table-cell>
          <table:table-cell office:value-type="string" calcext:value-type="string">
            <text:p>2018-02-28T21:17:46Z</text:p>
          </table:table-cell>
          <table:table-cell office:value-type="string" calcext:value-type="string">
            <text:p>MKAIV-405 Generic AR1 flatten phaseupfb</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2/progress</text:p>
          </table:table-cell>
          <table:table-cell office:value-type="string" calcext:value-type="string">
            <text:p>http://kat-archive.kat.ac.za:8080/archive_search/#{"ei":"20180228-0112","so":true,"a":true,"b":true,"ob":false,"rs":{}}</text:p>
          </table:table-cell>
          <table:table-cell office:value-type="string" calcext:value-type="string">
            <text:p>http://kat-archive.kat.ac.za/archive3/data/MeerKATAR1/reduction_products/1519853526/1519852665.h5_AR1_observation_report.pdf</text:p>
          </table:table-cell>
          <table:table-cell office:value-type="float" office:value="1" calcext:value-type="float">
            <text:p>1</text:p>
          </table:table-cell>
          <table:table-cell office:value-type="string" calcext:value-type="string">
            <text:p>/var/kat/archive3/data/MeerKATAR1/telescope_products/2018/02/28/1519852665.h5</text:p>
          </table:table-cell>
          <table:table-cell office:value-type="string" calcext:value-type="string">
            <text:p>/home/kat/katsdpscripts/observation/bf_phaseup.py -t 600 --horizon=20 --flatten-bandpass -n off --proposal-id=MKAIV-330 --program-block-id=MKAIV-405 --issue-id=MKAIV-405 --sb-id-code=20180228-0112 --description=MKAIV-405 Generic AR1 flatten phaseupfb --observer=sarah --config-label=5800b2c,52b3b5d</text:p>
          </table:table-cell>
        </table:table-row>
        <table:table-row table:style-name="ro1">
          <table:table-cell office:value-type="string" calcext:value-type="string">
            <text:p>20180228-0113</text:p>
          </table:table-cell>
          <table:table-cell office:value-type="string" calcext:value-type="string">
            <text:p>sarah</text:p>
          </table:table-cell>
          <table:table-cell office:value-type="string" calcext:value-type="string">
            <text:p>2018-02-28T21:31:24Z</text:p>
          </table:table-cell>
          <table:table-cell office:value-type="string" calcext:value-type="string">
            <text:p>MKAIV-387: CBF J0437-4715</text:p>
          </table:table-cell>
          <table:table-cell office:value-type="float" office:value="1807" calcext:value-type="float">
            <text:p>1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3/progress</text:p>
          </table:table-cell>
          <table:table-cell office:value-type="string" calcext:value-type="string">
            <text:p>http://kat-archive.kat.ac.za:8080/archive_search/#{"ei":"20180228-0113","so":true,"a":true,"b":true,"ob":false,"rs":{}}</text:p>
          </table:table-cell>
          <table:table-cell office:value-type="string" calcext:value-type="string">
            <text:p>http://kat-archive.kat.ac.za/archive3/data/MeerKATAR1/reduction_products/1519855450/1519853473.h5_AR1_observation_report.pdf</text:p>
          </table:table-cell>
          <table:table-cell office:value-type="float" office:value="0" calcext:value-type="float">
            <text:p>0</text:p>
          </table:table-cell>
          <table:table-cell office:value-type="string" calcext:value-type="string">
            <text:p>/var/kat/archive3/data/MeerKATAR1/telescope_products/2018/02/28/1519853473.h5</text:p>
          </table:table-cell>
          <table:table-cell office:value-type="string" calcext:value-type="string">
            <text:p>/home/kat/katusescripts/ptuse/beamform_single_pulsar.py J0437-4715 -t 1800 -B 856 -F 1284 --horizon 20 --proposal-id=FST-TRNS --program-block-id=MKAIV-387 --issue-id=MKAIV-387 --sb-id-code=20180228-0113 --description=MKAIV-387: CBF J0437-4715 --observer=sarah --config-label=5800b2c,52b3b5d</text:p>
          </table:table-cell>
        </table:table-row>
        <table:table-row table:style-name="ro1">
          <table:table-cell office:value-type="string" calcext:value-type="string">
            <text:p>20180228-0114</text:p>
          </table:table-cell>
          <table:table-cell office:value-type="string" calcext:value-type="string">
            <text:p>sarah</text:p>
          </table:table-cell>
          <table:table-cell office:value-type="string" calcext:value-type="string">
            <text:p>2018-02-28T22:02:15Z</text:p>
          </table:table-cell>
          <table:table-cell office:value-type="string" calcext:value-type="string">
            <text:p>MKAIV-405 Generic AR1 phaseup</text:p>
          </table:table-cell>
          <table:table-cell office:value-type="float" office:value="183" calcext:value-type="float">
            <text:p>18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4/progress</text:p>
          </table:table-cell>
          <table:table-cell office:value-type="string" calcext:value-type="string">
            <text:p>http://kat-archive.kat.ac.za:8080/archive_search/#{"ei":"20180228-0114","so":true,"a":true,"b":true,"ob":false,"rs":{}}</text:p>
          </table:table-cell>
          <table:table-cell office:value-type="string" calcext:value-type="string">
            <text:p>http://kat-archive.kat.ac.za/archive3/data/MeerKATAR1/reduction_products/1519855634/1519855335.h5_AR1_observation_report.pdf</text:p>
          </table:table-cell>
          <table:table-cell office:value-type="float" office:value="1" calcext:value-type="float">
            <text:p>1</text:p>
          </table:table-cell>
          <table:table-cell office:value-type="string" calcext:value-type="string">
            <text:p>/var/kat/archive3/data/MeerKATAR1/telescope_products/2018/02/28/1519855335.h5</text:p>
          </table:table-cell>
          <table:table-cell office:value-type="string" calcext:value-type="string">
            <text:p>/home/kat/katsdpscripts/observation/bf_phaseup.py -t 64 --horizon=20 -n off --proposal-id=MKAIV-330 --program-block-id=MKAIV-405 --issue-id=MKAIV-405 --sb-id-code=20180228-0114 --description=MKAIV-405 Generic AR1 phaseup --observer=sarah --config-label=5800b2c,52b3b5d</text:p>
          </table:table-cell>
        </table:table-row>
        <table:table-row table:style-name="ro1">
          <table:table-cell office:value-type="string" calcext:value-type="string">
            <text:p>20180228-0115</text:p>
          </table:table-cell>
          <table:table-cell office:value-type="string" calcext:value-type="string">
            <text:p>sarah</text:p>
          </table:table-cell>
          <table:table-cell office:value-type="string" calcext:value-type="string">
            <text:p>2018-02-28T22:06:34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11 m013 m014 m015 m016 m017 m049 m058</text:p>
          </table:table-cell>
          <table:table-cell office:value-type="string" calcext:value-type="string">
            <text:p>http://obs.mkat.karoo.kat.ac.za:8081/tailtask/20180228-0115/progress</text:p>
          </table:table-cell>
          <table:table-cell office:value-type="string" calcext:value-type="string">
            <text:p>http://kat-archive.kat.ac.za:8080/archive_search/#{"ei":"20180228-0115","so":true,"a":true,"b":true,"ob":false,"rs":{}}</text:p>
          </table:table-cell>
          <table:table-cell office:value-type="string" calcext:value-type="string">
            <text:p>http://kat-archive.kat.ac.za/archive3/data/MeerKATAR1/reduction_products/1519857561/1519855592.h5_AR1_observation_report.pdf</text:p>
          </table:table-cell>
          <table:table-cell office:value-type="float" office:value="1" calcext:value-type="float">
            <text:p>1</text:p>
          </table:table-cell>
          <table:table-cell office:value-type="string" calcext:value-type="string">
            <text:p>/var/kat/archive3/data/MeerKATAR1/telescope_products/2018/02/28/1519855592.h5</text:p>
          </table:table-cell>
          <table:table-cell office:value-type="string" calcext:value-type="string">
            <text:p>/home/kat/katusescripts/ptuse/beamform_single_pulsar.py J0437-4715 -t 1800 -B 856 -F 1284 --horizon 20 --proposal-id=FST-TRNS --program-block-id=MKAIV-387 --issue-id=MKAIV-387 --sb-id-code=20180228-0115 --description=MKAIV-387: CBF J0437-4715 --observer=sarah --config-label=5800b2c,52b3b5d</text:p>
          </table:table-cell>
        </table:table-row>
        <table:table-row table:style-name="ro1">
          <table:table-cell office:value-type="string" calcext:value-type="string">
            <text:p>20180301-0003</text:p>
          </table:table-cell>
          <table:table-cell office:value-type="string" calcext:value-type="string">
            <text:p>Lindsay</text:p>
          </table:table-cell>
          <table:table-cell office:value-type="string" calcext:value-type="string">
            <text:p>2018-03-01T09:00:34Z</text:p>
          </table:table-cell>
          <table:table-cell office:value-type="string" calcext:value-type="string">
            <text:p>MKAIV-405 Generic AR1 Phaseup - SKARAB</text:p>
          </table:table-cell>
          <table:table-cell office:value-type="float" office:value="55" calcext:value-type="float">
            <text:p>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03/progress</text:p>
          </table:table-cell>
          <table:table-cell office:value-type="string" calcext:value-type="string">
            <text:p>http://kat-archive.kat.ac.za:8080/archive_search/#{"ei":"20180301-0003","so":true,"a":true,"b":true,"ob":false,"rs":{}}</text:p>
          </table:table-cell>
          <table:table-cell office:value-type="string" calcext:value-type="string">
            <text:p>http://kat-archive.kat.ac.za/archive3/data/MeerKATAR1/reduction_products/1519894964/1519894633.h5_AR1_observation_report.pdf</text:p>
          </table:table-cell>
          <table:table-cell office:value-type="float" office:value="-1" calcext:value-type="float">
            <text:p>-1</text:p>
          </table:table-cell>
          <table:table-cell office:value-type="string" calcext:value-type="string">
            <text:p>/var/kat/archive3/data/MeerKATAR1/telescope_products/2018/03/01/1519894633.h5</text:p>
          </table:table-cell>
          <table:table-cell office:value-type="string" calcext:value-type="string">
            <text:p>/home/kat/katsdpscripts/observation/bf_phaseup.py --horizon=20 -t 64 -n off --description=MKAIV-405 Generic AR1 Phaseup --proposal-id=MKAIV-330 --program-block-id=MKAIV-405 --issue-id=MKAIV-405 --sb-id-code=20180301-0003 --description=MKAIV-405 Generic AR1 Phaseup - SKARAB --observer=Lindsay --config-label=388562c,49ead5c</text:p>
          </table:table-cell>
        </table:table-row>
        <table:table-row table:style-name="ro1">
          <table:table-cell office:value-type="string" calcext:value-type="string">
            <text:p>20180301-0004</text:p>
          </table:table-cell>
          <table:table-cell office:value-type="string" calcext:value-type="string">
            <text:p>sarah</text:p>
          </table:table-cell>
          <table:table-cell office:value-type="string" calcext:value-type="string">
            <text:p>2018-03-01T09:10:06Z</text:p>
          </table:table-cell>
          <table:table-cell office:value-type="string" calcext:value-type="string">
            <text:p>MKAIV-388 CBF J1939 2134 SKARAB</text:p>
          </table:table-cell>
          <table:table-cell office:value-type="float" office:value="615" calcext:value-type="float">
            <text:p>6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04/progress</text:p>
          </table:table-cell>
          <table:table-cell office:value-type="string" calcext:value-type="string">
            <text:p>http://kat-archive.kat.ac.za:8080/archive_search/#{"ei":"20180301-0004","so":true,"a":true,"b":true,"ob":false,"rs":{}}</text:p>
          </table:table-cell>
          <table:table-cell office:value-type="string" calcext:value-type="string">
            <text:p>http://kat-archive.kat.ac.za/archive3/data/MeerKATAR1/reduction_products/1519896096/1519895404.h5_AR1_observation_report.pdf</text:p>
          </table:table-cell>
          <table:table-cell office:value-type="float" office:value="-1" calcext:value-type="float">
            <text:p>-1</text:p>
          </table:table-cell>
          <table:table-cell office:value-type="string" calcext:value-type="string">
            <text:p>/var/kat/archive3/data/MeerKATAR1/telescope_products/2018/03/01/1519895404.h5</text:p>
          </table:table-cell>
          <table:table-cell office:value-type="string" calcext:value-type="string">
            <text:p>/home/kat/katusescripts/ptuse/beamform_single_pulsar.py --proposal-id=FST-TRNS --program-block-id=MKAIV-388 -B 856 -F 1284 -t 600 J1939 2134 --horizon 15 --sb-id-code=20180301-0004 --description=MKAIV-388 CBF J1939 2134 SKARAB --observer=sarah --config-label=388562c,49ead5c</text:p>
          </table:table-cell>
        </table:table-row>
        <table:table-row table:style-name="ro1">
          <table:table-cell office:value-type="string" calcext:value-type="string">
            <text:p>20180301-0008</text:p>
          </table:table-cell>
          <table:table-cell office:value-type="string" calcext:value-type="string">
            <text:p>Lindsay</text:p>
          </table:table-cell>
          <table:table-cell office:value-type="string" calcext:value-type="string">
            <text:p>2018-03-01T09:28:29Z</text:p>
          </table:table-cell>
          <table:table-cell office:value-type="string" calcext:value-type="string">
            <text:p>MKAIV-584 Generic AR1 delaycal SKARAB</text:p>
          </table:table-cell>
          <table:table-cell office:value-type="float" office:value="231" calcext:value-type="float">
            <text:p>231</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08/progress</text:p>
          </table:table-cell>
          <table:table-cell office:value-type="string" calcext:value-type="string">
            <text:p>http://kat-archive.kat.ac.za:8080/archive_search/#{"ei":"20180301-0008","so":true,"a":true,"b":true,"ob":false,"rs":{}}</text:p>
          </table:table-cell>
          <table:table-cell office:value-type="string" calcext:value-type="string">
            <text:p>http://kat-archive.kat.ac.za/archive3/data/MeerKATAR1/reduction_products/1519896815/1519896510.h5_AR1_observation_report.pdf</text:p>
          </table:table-cell>
          <table:table-cell office:value-type="float" office:value="-1" calcext:value-type="float">
            <text:p>-1</text:p>
          </table:table-cell>
          <table:table-cell office:value-type="string" calcext:value-type="string">
            <text:p>/var/kat/archive3/data/MeerKATAR1/telescope_products/2018/03/01/1519896510.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1-0008 --description=MKAIV-584 Generic AR1 delaycal SKARAB --observer=Lindsay --config-label=388562c,49ead5c</text:p>
          </table:table-cell>
        </table:table-row>
        <table:table-row table:style-name="ro1">
          <table:table-cell office:value-type="string" calcext:value-type="string">
            <text:p>20180301-0009</text:p>
          </table:table-cell>
          <table:table-cell office:value-type="string" calcext:value-type="string">
            <text:p>Lindsay</text:p>
          </table:table-cell>
          <table:table-cell office:value-type="string" calcext:value-type="string">
            <text:p>2018-03-01T09:33:53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09/progress</text:p>
          </table:table-cell>
          <table:table-cell office:value-type="string" calcext:value-type="string">
            <text:p>http://kat-archive.kat.ac.za:8080/archive_search/#{"ei":"20180301-0009","so":true,"a":true,"b":true,"ob":false,"rs":{}}</text:p>
          </table:table-cell>
          <table:table-cell office:value-type="string" calcext:value-type="string">
            <text:p>http://kat-archive.kat.ac.za/archive3/data/MeerKATAR1/reduction_products/1519897075/1519896833.h5_AR1_observation_report.pdf</text:p>
          </table:table-cell>
          <table:table-cell office:value-type="float" office:value="-1" calcext:value-type="float">
            <text:p>-1</text:p>
          </table:table-cell>
          <table:table-cell office:value-type="string" calcext:value-type="string">
            <text:p>/var/kat/archive3/data/MeerKATAR1/telescope_products/2018/03/01/1519896833.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1-0009 --description=MKAIV-584 Generic AR1 delaycal SKARAB --observer=Lindsay --config-label=388562c,49ead5c</text:p>
          </table:table-cell>
        </table:table-row>
        <table:table-row table:style-name="ro1">
          <table:table-cell office:value-type="string" calcext:value-type="string">
            <text:p>20180301-0001</text:p>
          </table:table-cell>
          <table:table-cell office:value-type="string" calcext:value-type="string">
            <text:p>Lindsay</text:p>
          </table:table-cell>
          <table:table-cell office:value-type="string" calcext:value-type="string">
            <text:p>2018-03-01T11:06:26Z</text:p>
          </table:table-cell>
          <table:table-cell office:value-type="string" calcext:value-type="string">
            <text:p>MKAIV-584 Generic AR1 delaycal</text:p>
          </table:table-cell>
          <table:table-cell office:value-type="float" office:value="271" calcext:value-type="float">
            <text:p>271</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7 m008 m010 m011 m012 m013 m014 m015 m016 m017 m031 m032 m033 m034 m039 m040</text:p>
          </table:table-cell>
          <table:table-cell office:value-type="string" calcext:value-type="string">
            <text:p>http://obs.mkat.karoo.kat.ac.za:8081/tailtask/20180301-0001/progress</text:p>
          </table:table-cell>
          <table:table-cell office:value-type="string" calcext:value-type="string">
            <text:p>http://kat-archive.kat.ac.za:8080/archive_search/#{"ei":"20180301-0001","so":true,"a":true,"b":true,"ob":false,"rs":{}}</text:p>
          </table:table-cell>
          <table:table-cell office:value-type="string" calcext:value-type="string">
            <text:p>http://kat-archive.kat.ac.za/archive3/data/MeerKATAR1/reduction_products/1519902799/1519902386.h5_AR1_observation_report.pdf</text:p>
          </table:table-cell>
          <table:table-cell office:value-type="float" office:value="0" calcext:value-type="float">
            <text:p>0</text:p>
          </table:table-cell>
          <table:table-cell office:value-type="string" calcext:value-type="string">
            <text:p>/var/kat/archive3/data/MeerKATAR1/telescope_products/2018/03/01/1519902386.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1-0001 --description=MKAIV-584 Generic AR1 delaycal --observer=Lindsay --config-label=388562c,49ead5c</text:p>
          </table:table-cell>
        </table:table-row>
        <table:table-row table:style-name="ro1">
          <table:table-cell office:value-type="string" calcext:value-type="string">
            <text:p>20180301-0019</text:p>
          </table:table-cell>
          <table:table-cell office:value-type="string" calcext:value-type="string">
            <text:p>bmerry</text:p>
          </table:table-cell>
          <table:table-cell office:value-type="string" calcext:value-type="string">
            <text:p>2018-03-01T11:11:44Z</text:p>
          </table:table-cell>
          <table:table-cell office:value-type="string" calcext:value-type="string">
            <text:p>Generic AR1 phaseup</text:p>
          </table:table-cell>
          <table:table-cell office:value-type="float" office:value="31" calcext:value-type="float">
            <text:p>31</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7 m008 m010 m011 m012 m013 m014 m015 m016 m017 m031 m032 m033 m034 m039 m040</text:p>
          </table:table-cell>
          <table:table-cell office:value-type="string" calcext:value-type="string">
            <text:p>http://obs.mkat.karoo.kat.ac.za:8081/tailtask/20180301-0019/progress</text:p>
          </table:table-cell>
          <table:table-cell office:value-type="string" calcext:value-type="string">
            <text:p>http://kat-archive.kat.ac.za:8080/archive_search/#{"ei":"20180301-0019","so":true,"a":true,"b":true,"ob":false,"rs":{}}</text:p>
          </table:table-cell>
          <table:table-cell office:value-type="string" calcext:value-type="string">
            <text:p>http://kat-archive.kat.ac.za/archive3/data/MeerKATAR1/reduction_products/1519903033/1519902704.h5_AR1_observation_report.pdf</text:p>
          </table:table-cell>
          <table:table-cell office:value-type="float" office:value="-1" calcext:value-type="float">
            <text:p>-1</text:p>
          </table:table-cell>
          <table:table-cell office:value-type="string" calcext:value-type="string">
            <text:p>/var/kat/archive3/data/MeerKATAR1/telescope_products/2018/03/01/1519902704.h5</text:p>
          </table:table-cell>
          <table:table-cell office:value-type="string" calcext:value-type="string">
            <text:p>/home/kat/katsdpscripts/observation/bf_phaseup.py -n off -t 30 --horizon 20 --program-block-id=MKAIV-405 --proposal-id=MAKIV-405 --sb-id-code=20180301-0019 --description=Generic AR1 phaseup --observer=bmerry --config-label=388562c,49ead5c</text:p>
          </table:table-cell>
        </table:table-row>
        <table:table-row table:style-name="ro1">
          <table:table-cell office:value-type="string" calcext:value-type="string">
            <text:p>20180301-0022</text:p>
          </table:table-cell>
          <table:table-cell office:value-type="string" calcext:value-type="string">
            <text:p>bmerry</text:p>
          </table:table-cell>
          <table:table-cell office:value-type="string" calcext:value-type="string">
            <text:p>2018-03-01T11:17:59Z</text:p>
          </table:table-cell>
          <table:table-cell office:value-type="string" calcext:value-type="string">
            <text:p>Generic AR1 delaycal</text:p>
          </table:table-cell>
          <table:table-cell office:value-type="float" office:value="199" calcext:value-type="float">
            <text:p>19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22/progress</text:p>
          </table:table-cell>
          <table:table-cell office:value-type="string" calcext:value-type="string">
            <text:p>http://kat-archive.kat.ac.za:8080/archive_search/#{"ei":"20180301-0022","so":true,"a":true,"b":true,"ob":false,"rs":{}}</text:p>
          </table:table-cell>
          <table:table-cell office:value-type="string" calcext:value-type="string">
            <text:p>http://kat-archive.kat.ac.za/archive3/data/MeerKATAR1/reduction_products/1519903349/1519903080.h5_AR1_observation_report.pdf</text:p>
          </table:table-cell>
          <table:table-cell office:value-type="float" office:value="-1" calcext:value-type="float">
            <text:p>-1</text:p>
          </table:table-cell>
          <table:table-cell office:value-type="string" calcext:value-type="string">
            <text:p>/var/kat/archive3/data/MeerKATAR1/telescope_products/2018/03/01/1519903080.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1-0022 --description=Generic AR1 delaycal --observer=bmerry --config-label=388562c,49ead5c</text:p>
          </table:table-cell>
        </table:table-row>
        <table:table-row table:style-name="ro1">
          <table:table-cell office:value-type="string" calcext:value-type="string">
            <text:p>20180301-0021</text:p>
          </table:table-cell>
          <table:table-cell office:value-type="string" calcext:value-type="string">
            <text:p>Lindsay</text:p>
          </table:table-cell>
          <table:table-cell office:value-type="string" calcext:value-type="string">
            <text:p>2018-03-01T11:22:05Z</text:p>
          </table:table-cell>
          <table:table-cell office:value-type="string" calcext:value-type="string">
            <text:p>MKAIV-308 Basic health</text:p>
          </table:table-cell>
          <table:table-cell office:value-type="float" office:value="1615" calcext:value-type="float">
            <text:p>16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0 m002 m003 m006</text:p>
          </table:table-cell>
          <table:table-cell office:value-type="string" calcext:value-type="string">
            <text:p>http://obs.mkat.karoo.kat.ac.za:8081/tailtask/20180301-0021/progress</text:p>
          </table:table-cell>
          <table:table-cell office:value-type="string" calcext:value-type="string">
            <text:p>http://kat-archive.kat.ac.za:8080/archive_search/#{"ei":"20180301-0021","so":true,"a":true,"b":true,"ob":false,"rs":{}}</text:p>
          </table:table-cell>
          <table:table-cell office:value-type="string" calcext:value-type="string">
            <text:p>http://kat-archive.kat.ac.za/archive3/data/MeerKATAR1/reduction_products/1519905041/1519903324.h5_AR1_observation_report.pdf</text:p>
          </table:table-cell>
          <table:table-cell office:value-type="float" office:value="0" calcext:value-type="float">
            <text:p>0</text:p>
          </table:table-cell>
          <table:table-cell office:value-type="string" calcext:value-type="string">
            <text:p>/var/kat/archive3/data/MeerKATAR1/telescope_products/2018/03/01/1519903324.h5</text:p>
          </table:table-cell>
          <table:table-cell office:value-type="string" calcext:value-type="string">
            <text:p>/home/kat/katsdpscripts/observation/basic_health.py --description=MKAIV-308 Basic health --proposal-id=20170312LM-01 --program-block-id=41ob733529946 --issue-id=MKAIV-308 --sb-id-code=20180301-0021 --description=MKAIV-308 Basic health --observer=Lindsay --config-label=388562c,49ead5c</text:p>
          </table:table-cell>
        </table:table-row>
        <table:table-row table:style-name="ro1">
          <table:table-cell office:value-type="string" calcext:value-type="string">
            <text:p>20180301-0023</text:p>
          </table:table-cell>
          <table:table-cell office:value-type="string" calcext:value-type="string">
            <text:p>sarah</text:p>
          </table:table-cell>
          <table:table-cell office:value-type="string" calcext:value-type="string">
            <text:p>2018-03-01T11:24:54Z</text:p>
          </table:table-cell>
          <table:table-cell office:value-type="string" calcext:value-type="string">
            <text:p>MKAIV-387: CBF J1909-3744</text:p>
          </table:table-cell>
          <table:table-cell office:value-type="float" office:value="1815" calcext:value-type="float">
            <text:p>1815</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7 m008 m010 m011 m012 m013 m014 m015 m016 m017 m031 m032 m033 m034 m039 m040</text:p>
          </table:table-cell>
          <table:table-cell office:value-type="string" calcext:value-type="string">
            <text:p>http://obs.mkat.karoo.kat.ac.za:8081/tailtask/20180301-0023/progress</text:p>
          </table:table-cell>
          <table:table-cell office:value-type="string" calcext:value-type="string">
            <text:p>http://kat-archive.kat.ac.za:8080/archive_search/#{"ei":"20180301-0023","so":true,"a":true,"b":true,"ob":false,"rs":{}}</text:p>
          </table:table-cell>
          <table:table-cell office:value-type="string" calcext:value-type="string">
            <text:p>http://kat-archive.kat.ac.za/archive3/data/MeerKATAR1/reduction_products/1519905520/1519903492.h5_AR1_observation_report.pdf</text:p>
          </table:table-cell>
          <table:table-cell office:value-type="float" office:value="-1" calcext:value-type="float">
            <text:p>-1</text:p>
          </table:table-cell>
          <table:table-cell office:value-type="string" calcext:value-type="string">
            <text:p>/var/kat/archive3/data/MeerKATAR1/telescope_products/2018/03/01/1519903492.h5</text:p>
          </table:table-cell>
          <table:table-cell office:value-type="string" calcext:value-type="string">
            <text:p>/home/kat/katusescripts/ptuse/beamform_single_pulsar.py J1909-3744 -t 1800 -B 856 -F 1284 --horizon 15 --proposal-id=FST-TRNS --program-block-id=MKAIV-387 --issue-id=MKAIV-387 --sb-id-code=20180301-0023 --description=MKAIV-387: CBF J1909-3744 --observer=sarah --config-label=388562c,49ead5c</text:p>
          </table:table-cell>
        </table:table-row>
        <table:table-row table:style-name="ro1">
          <table:table-cell office:value-type="string" calcext:value-type="string">
            <text:p>20180301-0027</text:p>
          </table:table-cell>
          <table:table-cell office:value-type="string" calcext:value-type="string">
            <text:p>bmerry</text:p>
          </table:table-cell>
          <table:table-cell office:value-type="string" calcext:value-type="string">
            <text:p>2018-03-01T12:15:47Z</text:p>
          </table:table-cell>
          <table:table-cell office:value-type="string" calcext:value-type="string">
            <text:p>Generic AR1 phaseup</text:p>
          </table:table-cell>
          <table:table-cell office:value-type="float" office:value="359" calcext:value-type="float">
            <text:p>359</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7 m008 m010 m011 m012 m013 m014 m015 m016 m017 m031 m032 m033 m034 m039 m040</text:p>
          </table:table-cell>
          <table:table-cell office:value-type="string" calcext:value-type="string">
            <text:p>http://obs.mkat.karoo.kat.ac.za:8081/tailtask/20180301-0027/progress</text:p>
          </table:table-cell>
          <table:table-cell office:value-type="string" calcext:value-type="string">
            <text:p>http://kat-archive.kat.ac.za:8080/archive_search/#{"ei":"20180301-0027","so":true,"a":true,"b":true,"ob":false,"rs":{}}</text:p>
          </table:table-cell>
          <table:table-cell office:value-type="string" calcext:value-type="string">
            <text:p>http://kat-archive.kat.ac.za/archive3/data/MeerKATAR1/reduction_products/1519907048/1519906545.h5_AR1_observation_report.pdf</text:p>
          </table:table-cell>
          <table:table-cell office:value-type="float" office:value="-1" calcext:value-type="float">
            <text:p>-1</text:p>
          </table:table-cell>
          <table:table-cell office:value-type="string" calcext:value-type="string">
            <text:p>/var/kat/archive3/data/MeerKATAR1/telescope_products/2018/03/01/1519906545.h5</text:p>
          </table:table-cell>
          <table:table-cell office:value-type="string" calcext:value-type="string">
            <text:p>/home/kat/katsdpscripts/observation/bf_phaseup.py -n off -t 30 --horizon 20 --program-block-id=MKAIV-405 --proposal-id=MAKIV-405 --sb-id-code=20180301-0027 --description=Generic AR1 phaseup --observer=bmerry --config-label=388562c,49ead5c</text:p>
          </table:table-cell>
        </table:table-row>
        <table:table-row table:style-name="ro1">
          <table:table-cell office:value-type="string" calcext:value-type="string">
            <text:p>20180301-0028</text:p>
          </table:table-cell>
          <table:table-cell office:value-type="string" calcext:value-type="string">
            <text:p>sarah</text:p>
          </table:table-cell>
          <table:table-cell office:value-type="string" calcext:value-type="string">
            <text:p>2018-03-01T12:26:22Z</text:p>
          </table:table-cell>
          <table:table-cell office:value-type="string" calcext:value-type="string">
            <text:p>MKAIV-405 Generic AR1 phaseup</text:p>
          </table:table-cell>
          <table:table-cell office:value-type="float" office:value="263" calcext:value-type="float">
            <text:p>263</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7 m008 m010 m011 m012 m013 m014 m015 m016 m017 m031 m032 m033 m034 m039 m040</text:p>
          </table:table-cell>
          <table:table-cell office:value-type="string" calcext:value-type="string">
            <text:p>http://obs.mkat.karoo.kat.ac.za:8081/tailtask/20180301-0028/progress</text:p>
          </table:table-cell>
          <table:table-cell office:value-type="string" calcext:value-type="string">
            <text:p>http://kat-archive.kat.ac.za:8080/archive_search/#{"ei":"20180301-0028","so":true,"a":true,"b":true,"ob":false,"rs":{}}</text:p>
          </table:table-cell>
          <table:table-cell office:value-type="string" calcext:value-type="string">
            <text:p>http://kat-archive.kat.ac.za/archive3/data/MeerKATAR1/reduction_products/1519907564/1519907180.h5_AR1_observation_report.pdf</text:p>
          </table:table-cell>
          <table:table-cell office:value-type="float" office:value="-1" calcext:value-type="float">
            <text:p>-1</text:p>
          </table:table-cell>
          <table:table-cell office:value-type="string" calcext:value-type="string">
            <text:p>/var/kat/archive3/data/MeerKATAR1/telescope_products/2018/03/01/1519907180.h5</text:p>
          </table:table-cell>
          <table:table-cell office:value-type="string" calcext:value-type="string">
            <text:p>/home/kat/katsdpscripts/observation/bf_phaseup.py -t 64 --horizon=20 -n off --proposal-id=MKAIV-330 --program-block-id=MKAIV-405 --issue-id=MKAIV-405 --sb-id-code=20180301-0028 --description=MKAIV-405 Generic AR1 phaseup --observer=sarah --config-label=388562c,49ead5c</text:p>
          </table:table-cell>
        </table:table-row>
        <table:table-row table:style-name="ro1">
          <table:table-cell office:value-type="string" calcext:value-type="string">
            <text:p>20180301-0029</text:p>
          </table:table-cell>
          <table:table-cell office:value-type="string" calcext:value-type="string">
            <text:p>Lindsay</text:p>
          </table:table-cell>
          <table:table-cell office:value-type="string" calcext:value-type="string">
            <text:p>2018-03-01T12:57:09Z</text:p>
          </table:table-cell>
          <table:table-cell office:value-type="string" calcext:value-type="string">
            <text:p>MKAIV-202 Interferometric Pointing Calibration</text:p>
          </table:table-cell>
          <table:table-cell office:value-type="float" office:value="10005" calcext:value-type="float">
            <text:p>10005</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1-0029/progress</text:p>
          </table:table-cell>
          <table:table-cell office:value-type="string" calcext:value-type="string">
            <text:p>http://kat-archive.kat.ac.za:8080/archive_search/#{"ei":"20180301-0029","so":true,"a":true,"b":true,"ob":false,"rs":{}}</text:p>
          </table:table-cell>
          <table:table-cell office:value-type="string" calcext:value-type="string">
            <text:p>http://kat-archive.kat.ac.za/archive3/data/MeerKATAR1/reduction_products/1519922497/1519909029.h5_AR1_observation_report.pdf</text:p>
          </table:table-cell>
          <table:table-cell office:value-type="float" office:value="1" calcext:value-type="float">
            <text:p>1</text:p>
          </table:table-cell>
          <table:table-cell office:value-type="string" calcext:value-type="string">
            <text:p>/var/kat/archive3/data/MeerKATAR1/telescope_products/2018/03/01/1519909029.h5</text:p>
          </table:table-cell>
          <table:table-cell office:value-type="string" calcext:value-type="string">
            <text:p>/home/kat/katsdpscripts/observation/interferometric_pointing.py /home/kat/katsdpcatalogues/gaincal_l_5jy.csv --horizon=15 -t 64 -m 28800 --description=MKAIV-202 Interferometric Pointing Calibration --proposal-id=MKAIV-202 --program-block-id=MKAIV-202 --issue-id=MKAIV-202 --sb-id-code=20180301-0029 --description=MKAIV-202 Interferometric Pointing Calibration --observer=Lindsay --config-label=75e96b6,49ead5c</text:p>
          </table:table-cell>
        </table:table-row>
        <table:table-row table:style-name="ro1">
          <table:table-cell office:value-type="string" calcext:value-type="string">
            <text:p>20180301-0033</text:p>
          </table:table-cell>
          <table:table-cell office:value-type="string" calcext:value-type="string">
            <text:p>bmerry</text:p>
          </table:table-cell>
          <table:table-cell office:value-type="string" calcext:value-type="string">
            <text:p>2018-03-01T14:37:55Z</text:p>
          </table:table-cell>
          <table:table-cell office:value-type="string" calcext:value-type="string">
            <text:p>Generic AR1 delaycal</text:p>
          </table:table-cell>
          <table:table-cell office:value-type="float" office:value="239" calcext:value-type="float">
            <text:p>239</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8 m011 m013 m014 m016 m017 m024 m029 m031 m033 m034 m035 m036 m037 m039 m040</text:p>
          </table:table-cell>
          <table:table-cell office:value-type="string" calcext:value-type="string">
            <text:p>http://obs.mkat.karoo.kat.ac.za:8081/tailtask/20180301-0033/progress</text:p>
          </table:table-cell>
          <table:table-cell office:value-type="string" calcext:value-type="string">
            <text:p>http://kat-archive.kat.ac.za:8080/archive_search/#{"ei":"20180301-0033","so":true,"a":true,"b":true,"ob":false,"rs":{}}</text:p>
          </table:table-cell>
          <table:table-cell office:value-type="string" calcext:value-type="string">
            <text:p>http://kat-archive.kat.ac.za/archive3/data/MeerKATAR1/reduction_products/1519915456/1519915074.h5_AR1_observation_report.pdf</text:p>
          </table:table-cell>
          <table:table-cell office:value-type="float" office:value="-1" calcext:value-type="float">
            <text:p>-1</text:p>
          </table:table-cell>
          <table:table-cell office:value-type="string" calcext:value-type="string">
            <text:p>/var/kat/archive3/data/MeerKATAR1/telescope_products/2018/03/01/1519915074.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1-0033 --description=Generic AR1 delaycal --observer=bmerry --config-label=f69ed90,49ead5c</text:p>
          </table:table-cell>
        </table:table-row>
        <table:table-row table:style-name="ro1">
          <table:table-cell office:value-type="string" calcext:value-type="string">
            <text:p>20180301-0034</text:p>
          </table:table-cell>
          <table:table-cell office:value-type="string" calcext:value-type="string">
            <text:p>Lindsay</text:p>
          </table:table-cell>
          <table:table-cell office:value-type="string" calcext:value-type="string">
            <text:p>2018-03-01T14:43:07Z</text:p>
          </table:table-cell>
          <table:table-cell office:value-type="string" calcext:value-type="string">
            <text:p>MKAIV-308 Basic health</text:p>
          </table:table-cell>
          <table:table-cell office:value-type="float" office:value="1727" calcext:value-type="float">
            <text:p>1727</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8 m011 m013 m014 m016 m017 m024 m029 m031 m033 m034 m035 m036 m037 m039 m040</text:p>
          </table:table-cell>
          <table:table-cell office:value-type="string" calcext:value-type="string">
            <text:p>http://obs.mkat.karoo.kat.ac.za:8081/tailtask/20180301-0034/progress</text:p>
          </table:table-cell>
          <table:table-cell office:value-type="string" calcext:value-type="string">
            <text:p>http://kat-archive.kat.ac.za:8080/archive_search/#{"ei":"20180301-0034","so":true,"a":true,"b":true,"ob":false,"rs":{}}</text:p>
          </table:table-cell>
          <table:table-cell office:value-type="string" calcext:value-type="string">
            <text:p>http://kat-archive.kat.ac.za/archive3/data/MeerKATAR1/reduction_products/1519917569/1519915386.h5_AR1_observation_report.pdf</text:p>
          </table:table-cell>
          <table:table-cell office:value-type="float" office:value="0" calcext:value-type="float">
            <text:p>0</text:p>
          </table:table-cell>
          <table:table-cell office:value-type="string" calcext:value-type="string">
            <text:p>/var/kat/archive3/data/MeerKATAR1/telescope_products/2018/03/01/1519915386.h5</text:p>
          </table:table-cell>
          <table:table-cell office:value-type="string" calcext:value-type="string">
            <text:p>/home/kat/katsdpscripts/observation/basic_health.py --description=MKAIV-308 Basic health --proposal-id=20170312LM-01 --program-block-id=41ob733529946 --issue-id=MKAIV-308 --sb-id-code=20180301-0034 --description=MKAIV-308 Basic health --observer=Lindsay --config-label=f69ed90,49ead5c</text:p>
          </table:table-cell>
        </table:table-row>
        <table:table-row table:style-name="ro1">
          <table:table-cell office:value-type="string" calcext:value-type="string">
            <text:p>20180301-0035</text:p>
          </table:table-cell>
          <table:table-cell office:value-type="string" calcext:value-type="string">
            <text:p>BHugo</text:p>
          </table:table-cell>
          <table:table-cell office:value-type="string" calcext:value-type="string">
            <text:p>2018-03-01T18:24:40Z</text:p>
          </table:table-cell>
          <table:table-cell office:value-type="string" calcext:value-type="string">
            <text:p>MKAIV-584 Generic AR1 delaycal</text:p>
          </table:table-cell>
          <table:table-cell office:value-type="float" office:value="271" calcext:value-type="float">
            <text:p>271</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0 m003 m006 m008 m013 m016 m017 m032 m034 m043 m044 m048 m049 m052 m060 m063</text:p>
          </table:table-cell>
          <table:table-cell office:value-type="string" calcext:value-type="string">
            <text:p>http://obs.mkat.karoo.kat.ac.za:8081/tailtask/20180301-0035/progress</text:p>
          </table:table-cell>
          <table:table-cell office:value-type="string" calcext:value-type="string">
            <text:p>http://kat-archive.kat.ac.za:8080/archive_search/#{"ei":"20180301-0035","so":true,"a":true,"b":true,"ob":false,"rs":{}}</text:p>
          </table:table-cell>
          <table:table-cell office:value-type="string" calcext:value-type="string">
            <text:p>http://kat-archive.kat.ac.za/archive3/data/MeerKATAR1/reduction_products/1519929259/1519928680.h5_AR1_observation_report.pdf</text:p>
          </table:table-cell>
          <table:table-cell office:value-type="float" office:value="-1" calcext:value-type="float">
            <text:p>-1</text:p>
          </table:table-cell>
          <table:table-cell office:value-type="string" calcext:value-type="string">
            <text:p>/var/kat/archive3/data/MeerKATAR1/telescope_products/2018/03/01/1519928680.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1-0035 --description=MKAIV-584 Generic AR1 delaycal --observer=BHugo --config-label=f69ed90,49ead5c</text:p>
          </table:table-cell>
        </table:table-row>
        <table:table-row table:style-name="ro1">
          <table:table-cell office:value-type="string" calcext:value-type="string">
            <text:p>20180301-0036</text:p>
          </table:table-cell>
          <table:table-cell office:value-type="string" calcext:value-type="string">
            <text:p>Lindsay</text:p>
          </table:table-cell>
          <table:table-cell office:value-type="string" calcext:value-type="string">
            <text:p>2018-03-01T18:29:57Z</text:p>
          </table:table-cell>
          <table:table-cell office:value-type="string" calcext:value-type="string">
            <text:p>MKAIV-405 Generic AR1 Phaseup</text:p>
          </table:table-cell>
          <table:table-cell office:value-type="float" office:value="197" calcext:value-type="float">
            <text:p>197</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0 m003 m006 m008 m013 m016 m017 m032 m034 m043 m044 m048 m049 m052 m060 m063</text:p>
          </table:table-cell>
          <table:table-cell office:value-type="string" calcext:value-type="string">
            <text:p>http://obs.mkat.karoo.kat.ac.za:8081/tailtask/20180301-0036/progress</text:p>
          </table:table-cell>
          <table:table-cell office:value-type="string" calcext:value-type="string">
            <text:p>http://kat-archive.kat.ac.za:8080/archive_search/#{"ei":"20180301-0036","so":true,"a":true,"b":true,"ob":false,"rs":{}}</text:p>
          </table:table-cell>
          <table:table-cell office:value-type="string" calcext:value-type="string">
            <text:p>http://kat-archive.kat.ac.za/archive3/data/MeerKATAR1/reduction_products/1519929534/1519928994.h5_AR1_observation_report.pdf</text:p>
          </table:table-cell>
          <table:table-cell office:value-type="float" office:value="0" calcext:value-type="float">
            <text:p>0</text:p>
          </table:table-cell>
          <table:table-cell office:value-type="string" calcext:value-type="string">
            <text:p>/var/kat/archive3/data/MeerKATAR1/telescope_products/2018/03/01/1519928994.h5</text:p>
          </table:table-cell>
          <table:table-cell office:value-type="string" calcext:value-type="string">
            <text:p>/home/kat/katsdpscripts/observation/bf_phaseup.py --horizon=15 -t 64 -n off --description=MKAIV-405 Generic AR1 Phaseup --proposal-id=MKAIV-330 --program-block-id=MKAIV-405 --issue-id=MKAIV-405 --sb-id-code=20180301-0036 --description=MKAIV-405 Generic AR1 Phaseup --observer=Lindsay --config-label=f69ed90,49ead5c</text:p>
          </table:table-cell>
        </table:table-row>
        <table:table-row table:style-name="ro1">
          <table:table-cell office:value-type="string" calcext:value-type="string">
            <text:p>20180301-0037</text:p>
          </table:table-cell>
          <table:table-cell office:value-type="string" calcext:value-type="string">
            <text:p>Lindsay</text:p>
          </table:table-cell>
          <table:table-cell office:value-type="string" calcext:value-type="string">
            <text:p>2018-03-01T18:33:16Z</text:p>
          </table:table-cell>
          <table:table-cell office:value-type="string" calcext:value-type="string">
            <text:p>MKAIV-202 Interferometric Pointing Calibration</text:p>
          </table:table-cell>
          <table:table-cell office:value-type="float" office:value="29052" calcext:value-type="float">
            <text:p>29052</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1-0037/progress</text:p>
          </table:table-cell>
          <table:table-cell office:value-type="string" calcext:value-type="string">
            <text:p>http://kat-archive.kat.ac.za:8080/archive_search/#{"ei":"20180301-0037","so":true,"a":true,"b":true,"ob":false,"rs":{}}</text:p>
          </table:table-cell>
          <table:table-cell office:value-type="string" calcext:value-type="string">
            <text:p>http://kat-archive.kat.ac.za/archive3/data/MeerKATAR1/reduction_products/1519968348/1519929196.h5_AR1_observation_report.pdf</text:p>
          </table:table-cell>
          <table:table-cell office:value-type="float" office:value="1" calcext:value-type="float">
            <text:p>1</text:p>
          </table:table-cell>
          <table:table-cell office:value-type="string" calcext:value-type="string">
            <text:p>/var/kat/archive3/data/MeerKATAR1/telescope_products/2018/03/01/1519929196.h5</text:p>
          </table:table-cell>
          <table:table-cell office:value-type="string" calcext:value-type="string">
            <text:p>/home/kat/katsdpscripts/observation/interferometric_pointing.py /home/kat/katsdpcatalogues/gaincal_l_5jy.csv --horizon=15 -t 64 -m 28800 --description=MKAIV-202 Interferometric Pointing Calibration --proposal-id=MKAIV-202 --program-block-id=MKAIV-202 --issue-id=MKAIV-202 --sb-id-code=20180301-0037 --description=MKAIV-202 Interferometric Pointing Calibration --observer=Lindsay --config-label=f69ed90,49ead5c</text:p>
          </table:table-cell>
        </table:table-row>
        <table:table-row table:style-name="ro1">
          <table:table-cell office:value-type="string" calcext:value-type="string">
            <text:p>20180302-0001</text:p>
          </table:table-cell>
          <table:table-cell office:value-type="string" calcext:value-type="string">
            <text:p>BHugo</text:p>
          </table:table-cell>
          <table:table-cell office:value-type="string" calcext:value-type="string">
            <text:p>2018-03-02T04:02:30Z</text:p>
          </table:table-cell>
          <table:table-cell office:value-type="string" calcext:value-type="string">
            <text:p>2018MAR NGC4993 16 antenna long baselines (Imaging)</text:p>
          </table:table-cell>
          <table:table-cell office:value-type="float" office:value="4146" calcext:value-type="float">
            <text:p>4146</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0 m003 m006 m008 m013 m016 m017 m032 m034 m043 m044 m048 m049 m052 m060 m063</text:p>
          </table:table-cell>
          <table:table-cell office:value-type="string" calcext:value-type="string">
            <text:p>http://obs.mkat.karoo.kat.ac.za:8081/tailtask/20180302-0001/progress</text:p>
          </table:table-cell>
          <table:table-cell office:value-type="string" calcext:value-type="string">
            <text:p>http://kat-archive.kat.ac.za:8080/archive_search/#{"ei":"20180302-0001","so":true,"a":true,"b":true,"ob":false,"rs":{}}</text:p>
          </table:table-cell>
          <table:table-cell office:value-type="string" calcext:value-type="string">
            <text:p>http://kat-archive.kat.ac.za/archive3/data/MeerKATAR1/reduction_products/1519971297/1519963349.h5_AR1_observation_report.pdf</text:p>
          </table:table-cell>
          <table:table-cell office:value-type="float" office:value="-1" calcext:value-type="float">
            <text:p>-1</text:p>
          </table:table-cell>
          <table:table-cell office:value-type="string" calcext:value-type="string">
            <text:p>/var/kat/archive3/data/MeerKATAR1/telescope_products/2018/03/02/1519963349.h5</text:p>
          </table:table-cell>
          <table:table-cell office:value-type="string" calcext:value-type="string">
            <text:p>/home/kat/katsdpscripts/observation/image.py /home/kat/katsdpcatalogues/ligo_NGC4993_off3.csv --horizon=20 -t 1200 -g 300 -b 600 -i 3600 -m 7200 --description=2018MAR NGC4993 16 antenna long baselines --proposal-id=2018MAR-NGC4993 --program-block-id=ligo-followup --issue-id=ligo-followup --sb-id-code=20180302-0001 --description=2018MAR NGC4993 16 antenna long baselines (Imaging) --observer=BHugo --config-label=f69ed90,49ead5c</text:p>
          </table:table-cell>
        </table:table-row>
        <table:table-row table:style-name="ro1">
          <table:table-cell office:value-type="string" calcext:value-type="string">
            <text:p>20180302-0002</text:p>
          </table:table-cell>
          <table:table-cell office:value-type="string" calcext:value-type="string">
            <text:p>bmerry</text:p>
          </table:table-cell>
          <table:table-cell office:value-type="string" calcext:value-type="string">
            <text:p>2018-03-02T04:06:13Z</text:p>
          </table:table-cell>
          <table:table-cell office:value-type="string" calcext:value-type="string">
            <text:p>Generic AR1 delaycal</text:p>
          </table:table-cell>
          <table:table-cell office:value-type="float" office:value="318" calcext:value-type="float">
            <text:p>318</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2-0002/progress</text:p>
          </table:table-cell>
          <table:table-cell office:value-type="string" calcext:value-type="string">
            <text:p>http://kat-archive.kat.ac.za:8080/archive_search/#{"ei":"20180302-0002","so":true,"a":true,"b":true,"ob":false,"rs":{}}</text:p>
          </table:table-cell>
          <table:table-cell office:value-type="string" calcext:value-type="string">
            <text:p>http://kat-archive.kat.ac.za/archive3/data/MeerKATAR1/reduction_products/1519968506/1519963572.h5_AR1_observation_report.pdf</text:p>
          </table:table-cell>
          <table:table-cell office:value-type="float" office:value="1" calcext:value-type="float">
            <text:p>1</text:p>
          </table:table-cell>
          <table:table-cell office:value-type="string" calcext:value-type="string">
            <text:p>/var/kat/archive3/data/MeerKATAR1/telescope_products/2018/03/02/1519963572.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02 --description=Generic AR1 delaycal --observer=bmerry --config-label=f69ed90,49ead5c</text:p>
          </table:table-cell>
        </table:table-row>
        <table:table-row table:style-name="ro1">
          <table:table-cell office:value-type="string" calcext:value-type="string">
            <text:p>20180302-0003</text:p>
          </table:table-cell>
          <table:table-cell office:value-type="string" calcext:value-type="string">
            <text:p>sarah</text:p>
          </table:table-cell>
          <table:table-cell office:value-type="string" calcext:value-type="string">
            <text:p>2018-03-02T04:12:06Z</text:p>
          </table:table-cell>
          <table:table-cell office:value-type="string" calcext:value-type="string">
            <text:p>MKAIV-405 Generic AR1 phaseup</text:p>
          </table:table-cell>
          <table:table-cell office:value-type="float" office:value="168" calcext:value-type="float">
            <text:p>168</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2-0003/progress</text:p>
          </table:table-cell>
          <table:table-cell office:value-type="string" calcext:value-type="string">
            <text:p>http://kat-archive.kat.ac.za:8080/archive_search/#{"ei":"20180302-0003","so":true,"a":true,"b":true,"ob":false,"rs":{}}</text:p>
          </table:table-cell>
          <table:table-cell office:value-type="string" calcext:value-type="string">
            <text:p>http://kat-archive.kat.ac.za/archive3/data/MeerKATAR1/reduction_products/1519968633/1519963925.h5_AR1_observation_report.pdf</text:p>
          </table:table-cell>
          <table:table-cell office:value-type="float" office:value="1" calcext:value-type="float">
            <text:p>1</text:p>
          </table:table-cell>
          <table:table-cell office:value-type="string" calcext:value-type="string">
            <text:p>/var/kat/archive3/data/MeerKATAR1/telescope_products/2018/03/02/1519963925.h5</text:p>
          </table:table-cell>
          <table:table-cell office:value-type="string" calcext:value-type="string">
            <text:p>/home/kat/katsdpscripts/observation/bf_phaseup.py -t 64 --horizon=20 -n off --proposal-id=MKAIV-330 --program-block-id=MKAIV-405 --issue-id=MKAIV-405 --sb-id-code=20180302-0003 --description=MKAIV-405 Generic AR1 phaseup --observer=sarah --config-label=f69ed90,49ead5c</text:p>
          </table:table-cell>
        </table:table-row>
        <table:table-row table:style-name="ro1">
          <table:table-cell office:value-type="string" calcext:value-type="string">
            <text:p>20180302-0004</text:p>
          </table:table-cell>
          <table:table-cell office:value-type="string" calcext:value-type="string">
            <text:p>Lindsay</text:p>
          </table:table-cell>
          <table:table-cell office:value-type="string" calcext:value-type="string">
            <text:p>2018-03-02T04:37:30Z</text:p>
          </table:table-cell>
          <table:table-cell office:value-type="string" calcext:value-type="string">
            <text:p>MKAIV-308 Basic health</text:p>
          </table:table-cell>
          <table:table-cell office:value-type="float" office:value="1729" calcext:value-type="float">
            <text:p>1729</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2-0004/progress</text:p>
          </table:table-cell>
          <table:table-cell office:value-type="string" calcext:value-type="string">
            <text:p>http://kat-archive.kat.ac.za:8080/archive_search/#{"ei":"20180302-0004","so":true,"a":true,"b":true,"ob":false,"rs":{}}</text:p>
          </table:table-cell>
          <table:table-cell office:value-type="string" calcext:value-type="string">
            <text:p>http://kat-archive.kat.ac.za/archive3/data/MeerKATAR1/reduction_products/1519969169/1519965449.h5_AR1_observation_report.pdf</text:p>
          </table:table-cell>
          <table:table-cell office:value-type="float" office:value="0" calcext:value-type="float">
            <text:p>0</text:p>
          </table:table-cell>
          <table:table-cell office:value-type="string" calcext:value-type="string">
            <text:p>/var/kat/archive3/data/MeerKATAR1/telescope_products/2018/03/02/1519965449.h5</text:p>
          </table:table-cell>
          <table:table-cell office:value-type="string" calcext:value-type="string">
            <text:p>/home/kat/katsdpscripts/observation/basic_health.py --description=MKAIV-308 Basic health --proposal-id=20170312LM-01 --program-block-id=41ob733529946 --issue-id=MKAIV-308 --sb-id-code=20180302-0004 --description=MKAIV-308 Basic health --observer=Lindsay --config-label=f69ed90,49ead5c</text:p>
          </table:table-cell>
        </table:table-row>
        <table:table-row table:style-name="ro1">
          <table:table-cell office:value-type="string" calcext:value-type="string">
            <text:p>20180302-0008</text:p>
          </table:table-cell>
          <table:table-cell office:value-type="string" calcext:value-type="string">
            <text:p>Lindsay</text:p>
          </table:table-cell>
          <table:table-cell office:value-type="string" calcext:value-type="string">
            <text:p>2018-03-02T05:25:19Z</text:p>
          </table:table-cell>
          <table:table-cell office:value-type="string" calcext:value-type="string">
            <text:p>MKAIV-584 Generic AR1 delaycal SKARAB</text:p>
          </table:table-cell>
          <table:table-cell office:value-type="float" office:value="191" calcext:value-type="float">
            <text:p>191</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11 m014 m033 m035</text:p>
          </table:table-cell>
          <table:table-cell office:value-type="string" calcext:value-type="string">
            <text:p>http://obs.mkat.karoo.kat.ac.za:8081/tailtask/20180302-0008/progress</text:p>
          </table:table-cell>
          <table:table-cell office:value-type="string" calcext:value-type="string">
            <text:p>http://kat-archive.kat.ac.za:8080/archive_search/#{"ei":"20180302-0008","so":true,"a":true,"b":true,"ob":false,"rs":{}}</text:p>
          </table:table-cell>
          <table:table-cell office:value-type="string" calcext:value-type="string">
            <text:p>http://kat-archive.kat.ac.za/archive3/data/MeerKATAR1/reduction_products/1519971378/1519968319.h5_AR1_observation_report.pdf</text:p>
          </table:table-cell>
          <table:table-cell office:value-type="float" office:value="0" calcext:value-type="float">
            <text:p>0</text:p>
          </table:table-cell>
          <table:table-cell office:value-type="string" calcext:value-type="string">
            <text:p>/var/kat/archive3/data/MeerKATAR1/telescope_products/2018/03/02/1519968319.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08 --description=MKAIV-584 Generic AR1 delaycal SKARAB --observer=Lindsay --config-label=f69ed90,0a4cced</text:p>
          </table:table-cell>
        </table:table-row>
        <table:table-row table:style-name="ro1">
          <table:table-cell office:value-type="string" calcext:value-type="string">
            <text:p>20180302-0009</text:p>
          </table:table-cell>
          <table:table-cell office:value-type="string" calcext:value-type="string">
            <text:p>Lindsay</text:p>
          </table:table-cell>
          <table:table-cell office:value-type="string" calcext:value-type="string">
            <text:p>2018-03-02T05:29:27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11 m014 m033 m035</text:p>
          </table:table-cell>
          <table:table-cell office:value-type="string" calcext:value-type="string">
            <text:p>http://obs.mkat.karoo.kat.ac.za:8081/tailtask/20180302-0009/progress</text:p>
          </table:table-cell>
          <table:table-cell office:value-type="string" calcext:value-type="string">
            <text:p>http://kat-archive.kat.ac.za:8080/archive_search/#{"ei":"20180302-0009","so":true,"a":true,"b":true,"ob":false,"rs":{}}</text:p>
          </table:table-cell>
          <table:table-cell office:value-type="string" calcext:value-type="string">
            <text:p>http://kat-archive.kat.ac.za/archive3/data/MeerKATAR1/reduction_products/1519971456/1519968568.h5_AR1_observation_report.pdf</text:p>
          </table:table-cell>
          <table:table-cell office:value-type="float" office:value="-1" calcext:value-type="float">
            <text:p>-1</text:p>
          </table:table-cell>
          <table:table-cell office:value-type="string" calcext:value-type="string">
            <text:p>/var/kat/archive3/data/MeerKATAR1/telescope_products/2018/03/02/1519968568.h5</text:p>
          </table:table-cell>
          <table:table-cell office:value-type="string" calcext:value-type="string">
            <text:p>/home/kat/katsdpscripts/observation/bf_phaseup.py --horizon=20 -t 64 -n off --description=MKAIV-405 Generic AR1 Phaseup --proposal-id=MKAIV-330 --program-block-id=MKAIV-405 --issue-id=MKAIV-405 --sb-id-code=20180302-0009 --description=MKAIV-405 Generic AR1 Phaseup - SKARAB --observer=Lindsay --config-label=f69ed90,0a4cced</text:p>
          </table:table-cell>
        </table:table-row>
        <table:table-row table:style-name="ro1">
          <table:table-cell office:value-type="string" calcext:value-type="string">
            <text:p>20180302-0010</text:p>
          </table:table-cell>
          <table:table-cell office:value-type="string" calcext:value-type="string">
            <text:p>sarah</text:p>
          </table:table-cell>
          <table:table-cell office:value-type="string" calcext:value-type="string">
            <text:p>2018-03-02T05:36:01Z</text:p>
          </table:table-cell>
          <table:table-cell office:value-type="string" calcext:value-type="string">
            <text:p>MKAIV-388 CBF J1939 2134 SKARAB</text:p>
          </table:table-cell>
          <table:table-cell office:value-type="float" office:value="615" calcext:value-type="float">
            <text:p>6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11 m014 m033 m035</text:p>
          </table:table-cell>
          <table:table-cell office:value-type="string" calcext:value-type="string">
            <text:p>http://obs.mkat.karoo.kat.ac.za:8081/tailtask/20180302-0010/progress</text:p>
          </table:table-cell>
          <table:table-cell office:value-type="string" calcext:value-type="string">
            <text:p>http://kat-archive.kat.ac.za:8080/archive_search/#{"ei":"20180302-0010","so":true,"a":true,"b":true,"ob":false,"rs":{}}</text:p>
          </table:table-cell>
          <table:table-cell office:value-type="string" calcext:value-type="string">
            <text:p>http://kat-archive.kat.ac.za/archive3/data/MeerKATAR1/reduction_products/1519971534/1519968962.h5_AR1_observation_report.pdf</text:p>
          </table:table-cell>
          <table:table-cell office:value-type="string" calcext:value-type="string">
            <text:p><text:s/></text:p>
          </table:table-cell>
          <table:table-cell office:value-type="string" calcext:value-type="string">
            <text:p>/var/kat/archive3/data/MeerKATAR1/telescope_products/2018/03/02/1519968962.h5</text:p>
          </table:table-cell>
          <table:table-cell office:value-type="string" calcext:value-type="string">
            <text:p>/home/kat/katusescripts/ptuse/beamform_single_pulsar.py --proposal-id=FST-TRNS --program-block-id=MKAIV-388 -B 856 -F 1284 -t 600 J1939 2134 --horizon 15 --sb-id-code=20180302-0010 --description=MKAIV-388 CBF J1939 2134 SKARAB --observer=sarah --config-label=f69ed90,0a4cced</text:p>
          </table:table-cell>
        </table:table-row>
        <table:table-row table:style-name="ro1">
          <table:table-cell office:value-type="string" calcext:value-type="string">
            <text:p>20180302-0011</text:p>
          </table:table-cell>
          <table:table-cell office:value-type="string" calcext:value-type="string">
            <text:p>Lindsay</text:p>
          </table:table-cell>
          <table:table-cell office:value-type="string" calcext:value-type="string">
            <text:p>2018-03-02T05:55:47Z</text:p>
          </table:table-cell>
          <table:table-cell office:value-type="string" calcext:value-type="string">
            <text:p>MKAIV-584 Generic AR1 delaycal SKARAB</text:p>
          </table:table-cell>
          <table:table-cell office:value-type="float" office:value="335" calcext:value-type="float">
            <text:p>33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2 m014 m029 m035</text:p>
          </table:table-cell>
          <table:table-cell office:value-type="string" calcext:value-type="string">
            <text:p>http://obs.mkat.karoo.kat.ac.za:8081/tailtask/20180302-0011/progress</text:p>
          </table:table-cell>
          <table:table-cell office:value-type="string" calcext:value-type="string">
            <text:p>http://kat-archive.kat.ac.za:8080/archive_search/#{"ei":"20180302-0011","so":true,"a":true,"b":true,"ob":false,"rs":{}}</text:p>
          </table:table-cell>
          <table:table-cell office:value-type="string" calcext:value-type="string">
            <text:p>http://kat-archive.kat.ac.za/archive3/data/MeerKATAR1/reduction_products/1519971614/1519970146.h5_AR1_observation_report.pdf</text:p>
          </table:table-cell>
          <table:table-cell office:value-type="float" office:value="0" calcext:value-type="float">
            <text:p>0</text:p>
          </table:table-cell>
          <table:table-cell office:value-type="string" calcext:value-type="string">
            <text:p>/var/kat/archive3/data/MeerKATAR1/telescope_products/2018/03/02/1519970146.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11 --description=MKAIV-584 Generic AR1 delaycal SKARAB --observer=Lindsay --config-label=f69ed90,0a4cced</text:p>
          </table:table-cell>
        </table:table-row>
        <table:table-row table:style-name="ro1">
          <table:table-cell office:value-type="string" calcext:value-type="string">
            <text:p>20180302-0007</text:p>
          </table:table-cell>
          <table:table-cell office:value-type="string" calcext:value-type="string">
            <text:p>bmerry</text:p>
          </table:table-cell>
          <table:table-cell office:value-type="string" calcext:value-type="string">
            <text:p>2018-03-02T06:02:40Z</text:p>
          </table:table-cell>
          <table:table-cell office:value-type="string" calcext:value-type="string">
            <text:p>Generic AR1 delaycal</text:p>
          </table:table-cell>
          <table:table-cell office:value-type="float" office:value="168" calcext:value-type="float">
            <text:p>168</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2-0007/progress</text:p>
          </table:table-cell>
          <table:table-cell office:value-type="string" calcext:value-type="string">
            <text:p>http://kat-archive.kat.ac.za:8080/archive_search/#{"ei":"20180302-0007","so":true,"a":true,"b":true,"ob":false,"rs":{}}</text:p>
          </table:table-cell>
          <table:table-cell office:value-type="string" calcext:value-type="string">
            <text:p>http://kat-archive.kat.ac.za/archive3/data/MeerKATAR1/reduction_products/1519971739/1519970558.h5_AR1_observation_report.pdf</text:p>
          </table:table-cell>
          <table:table-cell office:value-type="float" office:value="1" calcext:value-type="float">
            <text:p>1</text:p>
          </table:table-cell>
          <table:table-cell office:value-type="string" calcext:value-type="string">
            <text:p>/var/kat/archive3/data/MeerKATAR1/telescope_products/2018/03/02/1519970558.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07 --description=Generic AR1 delaycal --observer=bmerry --config-label=f69ed90,49ead5c</text:p>
          </table:table-cell>
        </table:table-row>
        <table:table-row table:style-name="ro1">
          <table:table-cell office:value-type="string" calcext:value-type="string">
            <text:p>20180302-0012</text:p>
          </table:table-cell>
          <table:table-cell office:value-type="string" calcext:value-type="string">
            <text:p>Lindsay</text:p>
          </table:table-cell>
          <table:table-cell office:value-type="string" calcext:value-type="string">
            <text:p>2018-03-02T06:06:07Z</text:p>
          </table:table-cell>
          <table:table-cell office:value-type="string" calcext:value-type="string">
            <text:p>MKAIV-308 Basic health</text:p>
          </table:table-cell>
          <table:table-cell office:value-type="float" office:value="1721" calcext:value-type="float">
            <text:p>1721</text:p>
          </table:table-cell>
          <table:table-cell office:value-type="float" office:value="4096" calcext:value-type="float">
            <text:p>4096</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007 m009 m010 m012 m015 m057 m059 m061</text:p>
          </table:table-cell>
          <table:table-cell office:value-type="string" calcext:value-type="string">
            <text:p>http://obs.mkat.karoo.kat.ac.za:8081/tailtask/20180302-0012/progress</text:p>
          </table:table-cell>
          <table:table-cell office:value-type="string" calcext:value-type="string">
            <text:p>http://kat-archive.kat.ac.za:8080/archive_search/#{"ei":"20180302-0012","so":true,"a":true,"b":true,"ob":false,"rs":{}}</text:p>
          </table:table-cell>
          <table:table-cell office:value-type="string" calcext:value-type="string">
            <text:p>http://kat-archive.kat.ac.za/archive3/data/MeerKATAR1/reduction_products/1519973074/1519970766.h5_AR1_observation_report.pdf</text:p>
          </table:table-cell>
          <table:table-cell office:value-type="float" office:value="1" calcext:value-type="float">
            <text:p>1</text:p>
          </table:table-cell>
          <table:table-cell office:value-type="string" calcext:value-type="string">
            <text:p>/var/kat/archive3/data/MeerKATAR1/telescope_products/2018/03/02/1519970766.h5</text:p>
          </table:table-cell>
          <table:table-cell office:value-type="string" calcext:value-type="string">
            <text:p>/home/kat/katsdpscripts/observation/basic_health.py --description=MKAIV-308 Basic health --proposal-id=20170312LM-01 --program-block-id=41ob733529946 --issue-id=MKAIV-308 --sb-id-code=20180302-0012 --description=MKAIV-308 Basic health --observer=Lindsay --config-label=f69ed90,49ead5c</text:p>
          </table:table-cell>
        </table:table-row>
        <table:table-row table:style-name="ro1">
          <table:table-cell office:value-type="string" calcext:value-type="string">
            <text:p>20180302-0014</text:p>
          </table:table-cell>
          <table:table-cell office:value-type="string" calcext:value-type="string">
            <text:p>Lindsay</text:p>
          </table:table-cell>
          <table:table-cell office:value-type="string" calcext:value-type="string">
            <text:p>2018-03-02T06:15:59Z</text:p>
          </table:table-cell>
          <table:table-cell office:value-type="string" calcext:value-type="string">
            <text:p>MKAIV-584 Generic AR1 delaycal SKARAB</text:p>
          </table:table-cell>
          <table:table-cell office:value-type="float" office:value="247" calcext:value-type="float">
            <text:p>24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14 m029 m035 m041</text:p>
          </table:table-cell>
          <table:table-cell office:value-type="string" calcext:value-type="string">
            <text:p>http://obs.mkat.karoo.kat.ac.za:8081/tailtask/20180302-0014/progress</text:p>
          </table:table-cell>
          <table:table-cell office:value-type="string" calcext:value-type="string">
            <text:p>http://kat-archive.kat.ac.za:8080/archive_search/#{"ei":"20180302-0014","so":true,"a":true,"b":true,"ob":false,"rs":{}}</text:p>
          </table:table-cell>
          <table:table-cell office:value-type="string" calcext:value-type="string">
            <text:p>http://kat-archive.kat.ac.za/archive3/data/MeerKATAR1/reduction_products/1519971817/1519971358.h5_AR1_observation_report.pdf</text:p>
          </table:table-cell>
          <table:table-cell office:value-type="float" office:value="-1" calcext:value-type="float">
            <text:p>-1</text:p>
          </table:table-cell>
          <table:table-cell office:value-type="string" calcext:value-type="string">
            <text:p>/var/kat/archive3/data/MeerKATAR1/telescope_products/2018/03/02/1519971358.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14 --description=MKAIV-584 Generic AR1 delaycal SKARAB --observer=Lindsay --config-label=f69ed90,0a4cced</text:p>
          </table:table-cell>
        </table:table-row>
        <table:table-row table:style-name="ro1">
          <table:table-cell office:value-type="string" calcext:value-type="string">
            <text:p>20180302-0017</text:p>
          </table:table-cell>
          <table:table-cell office:value-type="string" calcext:value-type="string">
            <text:p>Lindsay</text:p>
          </table:table-cell>
          <table:table-cell office:value-type="string" calcext:value-type="string">
            <text:p>2018-03-02T06:21:29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14 m029 m035 m041</text:p>
          </table:table-cell>
          <table:table-cell office:value-type="string" calcext:value-type="string">
            <text:p>http://obs.mkat.karoo.kat.ac.za:8081/tailtask/20180302-0017/progress</text:p>
          </table:table-cell>
          <table:table-cell office:value-type="string" calcext:value-type="string">
            <text:p>http://kat-archive.kat.ac.za:8080/archive_search/#{"ei":"20180302-0017","so":true,"a":true,"b":true,"ob":false,"rs":{}}</text:p>
          </table:table-cell>
          <table:table-cell office:value-type="string" calcext:value-type="string">
            <text:p>http://kat-archive.kat.ac.za/archive3/data/MeerKATAR1/reduction_products/1519971936/1519971689.h5_AR1_observation_report.pdf</text:p>
          </table:table-cell>
          <table:table-cell office:value-type="float" office:value="-1" calcext:value-type="float">
            <text:p>-1</text:p>
          </table:table-cell>
          <table:table-cell office:value-type="string" calcext:value-type="string">
            <text:p>/var/kat/archive3/data/MeerKATAR1/telescope_products/2018/03/02/1519971689.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17 --description=MKAIV-584 Generic AR1 delaycal SKARAB --observer=Lindsay --config-label=f69ed90,0a4cced</text:p>
          </table:table-cell>
        </table:table-row>
        <table:table-row table:style-name="ro1">
          <table:table-cell office:value-type="string" calcext:value-type="string">
            <text:p>20180302-0018</text:p>
          </table:table-cell>
          <table:table-cell office:value-type="string" calcext:value-type="string">
            <text:p>M1400-0000-0030</text:p>
          </table:table-cell>
          <table:table-cell office:value-type="string" calcext:value-type="string">
            <text:p>2018-03-02T09:14:00Z</text:p>
          </table:table-cell>
          <table:table-cell office:value-type="string" calcext:value-type="string">
            <text:p>SP: DEMO 66</text:p>
          </table:table-cell>
          <table:table-cell office:value-type="float" office:value="207" calcext:value-type="float">
            <text:p>20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32 m034 m036 m039</text:p>
          </table:table-cell>
          <table:table-cell office:value-type="string" calcext:value-type="string">
            <text:p>http://obs.mkat.karoo.kat.ac.za:8081/tailtask/20180302-0018/progress</text:p>
          </table:table-cell>
          <table:table-cell office:value-type="string" calcext:value-type="string">
            <text:p>http://kat-archive.kat.ac.za:8080/archive_search/#{"ei":"20180302-0018","so":true,"a":true,"b":true,"ob":false,"rs":{}}</text:p>
          </table:table-cell>
          <table:table-cell office:value-type="string" calcext:value-type="string">
            <text:p>http://kat-archive.kat.ac.za/archive3/data/MeerKATAR1/reduction_products/1519982329/1519982039.h5_AR1_observation_report.pdf</text:p>
          </table:table-cell>
          <table:table-cell office:value-type="float" office:value="1" calcext:value-type="float">
            <text:p>1</text:p>
          </table:table-cell>
          <table:table-cell office:value-type="string" calcext:value-type="string">
            <text:p>/var/kat/archive3/data/MeerKATAR1/telescope_products/2018/03/02/1519982039.h5</text:p>
          </table:table-cell>
          <table:table-cell office:value-type="string" calcext:value-type="string">
            <text:p>/home/kat/katsdpscripts/observation/calibrate_delays.py /home/kat/katsdpcatalogues/three_calib.csv --horizon=20 -t 64 -n off --sb-id-code=20180302-0018 --description=SP: DEMO 66 --observer=M1400-0000-0030 --config-label=f69ed90,0a4cced</text:p>
          </table:table-cell>
        </table:table-row>
        <table:table-row table:style-name="ro1">
          <table:table-cell office:value-type="string" calcext:value-type="string">
            <text:p>20180302-0020</text:p>
          </table:table-cell>
          <table:table-cell office:value-type="string" calcext:value-type="string">
            <text:p>M1400-0000-0030</text:p>
          </table:table-cell>
          <table:table-cell office:value-type="string" calcext:value-type="string">
            <text:p>2018-03-02T09:14:27Z</text:p>
          </table:table-cell>
          <table:table-cell office:value-type="string" calcext:value-type="string">
            <text:p>Delay Cal - SP: DEMO 66</text:p>
          </table:table-cell>
          <table:table-cell office:value-type="float" office:value="191" calcext:value-type="float">
            <text:p>191</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3 m006 m008 m009 m011 m012 m013 m014 m015 m016 m017 m024 m031 m035 m060 m061</text:p>
          </table:table-cell>
          <table:table-cell office:value-type="string" calcext:value-type="string">
            <text:p>http://obs.mkat.karoo.kat.ac.za:8081/tailtask/20180302-0020/progress</text:p>
          </table:table-cell>
          <table:table-cell office:value-type="string" calcext:value-type="string">
            <text:p>http://kat-archive.kat.ac.za:8080/archive_search/#{"ei":"20180302-0020","so":true,"a":true,"b":true,"ob":false,"rs":{}}</text:p>
          </table:table-cell>
          <table:table-cell office:value-type="string" calcext:value-type="string">
            <text:p>http://kat-archive.kat.ac.za/archive3/data/MeerKATAR1/reduction_products/1519982458/1519982066.h5_AR1_observation_report.pdf</text:p>
          </table:table-cell>
          <table:table-cell office:value-type="float" office:value="-1" calcext:value-type="float">
            <text:p>-1</text:p>
          </table:table-cell>
          <table:table-cell office:value-type="string" calcext:value-type="string">
            <text:p>/var/kat/archive3/data/MeerKATAR1/telescope_products/2018/03/02/1519982066.h5</text:p>
          </table:table-cell>
          <table:table-cell office:value-type="string" calcext:value-type="string">
            <text:p>/home/kat/katsdpscripts/observation/calibrate_delays.py /home/kat/katsdpcatalogues/three_calib.csv --horizon=20 -t 64 -n off --sb-id-code=20180302-0020 --description=Delay Cal - SP: DEMO 66 --observer=M1400-0000-0030 --config-label=f69ed90,0a4cced</text:p>
          </table:table-cell>
        </table:table-row>
        <table:table-row table:style-name="ro1">
          <table:table-cell office:value-type="string" calcext:value-type="string">
            <text:p>20180302-0019</text:p>
          </table:table-cell>
          <table:table-cell office:value-type="string" calcext:value-type="string">
            <text:p>M1400-0000-0030</text:p>
          </table:table-cell>
          <table:table-cell office:value-type="string" calcext:value-type="string">
            <text:p>2018-03-02T09:21:16Z</text:p>
          </table:table-cell>
          <table:table-cell office:value-type="string" calcext:value-type="string">
            <text:p>SP: DEMO 66</text:p>
          </table:table-cell>
          <table:table-cell office:value-type="float" office:value="159" calcext:value-type="float">
            <text:p>15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32 m034 m036 m039</text:p>
          </table:table-cell>
          <table:table-cell office:value-type="string" calcext:value-type="string">
            <text:p>http://obs.mkat.karoo.kat.ac.za:8081/tailtask/20180302-0019/progress</text:p>
          </table:table-cell>
          <table:table-cell office:value-type="string" calcext:value-type="string">
            <text:p>http://kat-archive.kat.ac.za:8080/archive_search/#{"ei":"20180302-0019","so":true,"a":true,"b":true,"ob":false,"rs":{}}</text:p>
          </table:table-cell>
          <table:table-cell office:value-type="string" calcext:value-type="string">
            <text:p>http://kat-archive.kat.ac.za/archive3/data/MeerKATAR1/reduction_products/1519982709/1519982476.h5_AR1_observation_report.pdf</text:p>
          </table:table-cell>
          <table:table-cell office:value-type="float" office:value="1" calcext:value-type="float">
            <text:p>1</text:p>
          </table:table-cell>
          <table:table-cell office:value-type="string" calcext:value-type="string">
            <text:p>/var/kat/archive3/data/MeerKATAR1/telescope_products/2018/03/02/1519982476.h5</text:p>
          </table:table-cell>
          <table:table-cell office:value-type="string" calcext:value-type="string">
            <text:p>/home/kat/katsdpscripts/observation/bf_phaseup.py --horizon=20 -t 64 -n off --sb-id-code=20180302-0019 --description=SP: DEMO 66 --observer=M1400-0000-0030 --config-label=f69ed90,0a4cced</text:p>
          </table:table-cell>
        </table:table-row>
        <table:table-row table:style-name="ro1">
          <table:table-cell office:value-type="string" calcext:value-type="string">
            <text:p>20180302-0021</text:p>
          </table:table-cell>
          <table:table-cell office:value-type="string" calcext:value-type="string">
            <text:p>M1400-0000-0030</text:p>
          </table:table-cell>
          <table:table-cell office:value-type="string" calcext:value-type="string">
            <text:p>2018-03-02T09:21:18Z</text:p>
          </table:table-cell>
          <table:table-cell office:value-type="string" calcext:value-type="string">
            <text:p>Phase Up - SP: DEMO 66</text:p>
          </table:table-cell>
          <table:table-cell office:value-type="float" office:value="175" calcext:value-type="float">
            <text:p>175</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3 m006 m008 m009 m011 m012 m013 m014 m015 m016 m017 m024 m031 m035 m060 m061</text:p>
          </table:table-cell>
          <table:table-cell office:value-type="string" calcext:value-type="string">
            <text:p>http://obs.mkat.karoo.kat.ac.za:8081/tailtask/20180302-0021/progress</text:p>
          </table:table-cell>
          <table:table-cell office:value-type="string" calcext:value-type="string">
            <text:p>http://kat-archive.kat.ac.za:8080/archive_search/#{"ei":"20180302-0021","so":true,"a":true,"b":true,"ob":false,"rs":{}}</text:p>
          </table:table-cell>
          <table:table-cell office:value-type="string" calcext:value-type="string">
            <text:p>http://kat-archive.kat.ac.za/archive3/data/MeerKATAR1/reduction_products/1519982842/1519982477.h5_AR1_observation_report.pdf</text:p>
          </table:table-cell>
          <table:table-cell office:value-type="float" office:value="-1" calcext:value-type="float">
            <text:p>-1</text:p>
          </table:table-cell>
          <table:table-cell office:value-type="string" calcext:value-type="string">
            <text:p>/var/kat/archive3/data/MeerKATAR1/telescope_products/2018/03/02/1519982477.h5</text:p>
          </table:table-cell>
          <table:table-cell office:value-type="string" calcext:value-type="string">
            <text:p>/home/kat/katsdpscripts/observation/bf_phaseup.py --horizon=20 -t 64 -n off --sb-id-code=20180302-0021 --description=Phase Up - SP: DEMO 66 --observer=M1400-0000-0030 --config-label=f69ed90,0a4cced</text:p>
          </table:table-cell>
        </table:table-row>
        <table:table-row table:style-name="ro1">
          <table:table-cell office:value-type="string" calcext:value-type="string">
            <text:p>20180302-0023</text:p>
          </table:table-cell>
          <table:table-cell office:value-type="string" calcext:value-type="string">
            <text:p>M1400-0000-0030</text:p>
          </table:table-cell>
          <table:table-cell office:value-type="string" calcext:value-type="string">
            <text:p>2018-03-02T09:40:51Z</text:p>
          </table:table-cell>
          <table:table-cell office:value-type="string" calcext:value-type="string">
            <text:p>ND FBF SP DEMO 31,66,107</text:p>
          </table:table-cell>
          <table:table-cell office:value-type="float" office:value="71" calcext:value-type="float">
            <text:p>71</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32 m034 m036 m039</text:p>
          </table:table-cell>
          <table:table-cell office:value-type="string" calcext:value-type="string">
            <text:p>http://obs.mkat.karoo.kat.ac.za:8081/tailtask/20180302-0023/progress</text:p>
          </table:table-cell>
          <table:table-cell office:value-type="string" calcext:value-type="string">
            <text:p>http://kat-archive.kat.ac.za:8080/archive_search/#{"ei":"20180302-0023","so":true,"a":true,"b":true,"ob":false,"rs":{}}</text:p>
          </table:table-cell>
          <table:table-cell office:value-type="string" calcext:value-type="string">
            <text:p>http://kat-archive.kat.ac.za/archive3/data/MeerKATAR1/reduction_products/1519983790/1519983611.h5_AR1_observation_report.pdf</text:p>
          </table:table-cell>
          <table:table-cell office:value-type="float" office:value="-1" calcext:value-type="float">
            <text:p>-1</text:p>
          </table:table-cell>
          <table:table-cell office:value-type="string" calcext:value-type="string">
            <text:p>/var/kat/archive3/data/MeerKATAR1/telescope_products/2018/03/02/1519983611.h5</text:p>
          </table:table-cell>
          <table:table-cell office:value-type="string" calcext:value-type="string">
            <text:p>/home/kat/katsdpscripts/observation/beamform.py -B 856 -F 1284 -t 600 radec,0,-90 --noise-source=0.5, 0.5 --horizon 20 --sb-id-code=20180302-0023 --description=ND FBF SP DEMO 31,66,107 --observer=M1400-0000-0030 --config-label=f69ed90,0a4cced</text:p>
          </table:table-cell>
        </table:table-row>
        <table:table-row table:style-name="ro1">
          <table:table-cell office:value-type="string" calcext:value-type="string">
            <text:p>20180302-0025</text:p>
          </table:table-cell>
          <table:table-cell office:value-type="string" calcext:value-type="string">
            <text:p>M1400-0000-0030</text:p>
          </table:table-cell>
          <table:table-cell office:value-type="string" calcext:value-type="string">
            <text:p>2018-03-02T09:46:29Z</text:p>
          </table:table-cell>
          <table:table-cell office:value-type="string" calcext:value-type="string">
            <text:p>ND FBF SP DEMO 31,66,107</text:p>
          </table:table-cell>
          <table:table-cell office:value-type="float" office:value="39" calcext:value-type="float">
            <text:p>3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32 m034 m036 m039</text:p>
          </table:table-cell>
          <table:table-cell office:value-type="string" calcext:value-type="string">
            <text:p>http://obs.mkat.karoo.kat.ac.za:8081/tailtask/20180302-0025/progress</text:p>
          </table:table-cell>
          <table:table-cell office:value-type="string" calcext:value-type="string">
            <text:p>http://kat-archive.kat.ac.za:8080/archive_search/#{"ei":"20180302-0025","so":true,"a":true,"b":true,"ob":false,"rs":{}}</text:p>
          </table:table-cell>
          <table:table-cell office:value-type="string" calcext:value-type="string">
            <text:p>http://kat-archive.kat.ac.za/archive3/data/MeerKATAR1/reduction_products/1519984652/1519983970.h5_AR1_observation_report.pdf</text:p>
          </table:table-cell>
          <table:table-cell office:value-type="float" office:value="-1" calcext:value-type="float">
            <text:p>-1</text:p>
          </table:table-cell>
          <table:table-cell office:value-type="string" calcext:value-type="string">
            <text:p>/var/kat/archive3/data/MeerKATAR1/telescope_products/2018/03/02/1519983970.h5</text:p>
          </table:table-cell>
          <table:table-cell office:value-type="string" calcext:value-type="string">
            <text:p>/home/kat/katsdpscripts/observation/beamform.py -B 856 -F 1284 -t 600 radec,0,-90 --noise-source=0.5, 0.5 --horizon 20 --sb-id-code=20180302-0025 --description=ND FBF SP DEMO 31,66,107 --observer=M1400-0000-0030 --config-label=f69ed90,0a4cced</text:p>
          </table:table-cell>
        </table:table-row>
        <table:table-row table:style-name="ro1">
          <table:table-cell office:value-type="string" calcext:value-type="string">
            <text:p>20180302-0027</text:p>
          </table:table-cell>
          <table:table-cell office:value-type="string" calcext:value-type="string">
            <text:p>M1400-0000-0030</text:p>
          </table:table-cell>
          <table:table-cell office:value-type="string" calcext:value-type="string">
            <text:p>2018-03-02T10:11:42Z</text:p>
          </table:table-cell>
          <table:table-cell office:value-type="string" calcext:value-type="string">
            <text:p>ND FBF SP DEMO 31,66,107</text:p>
          </table:table-cell>
          <table:table-cell office:value-type="float" office:value="79" calcext:value-type="float">
            <text:p>7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32 m034 m036 m039</text:p>
          </table:table-cell>
          <table:table-cell office:value-type="string" calcext:value-type="string">
            <text:p>http://obs.mkat.karoo.kat.ac.za:8081/tailtask/20180302-0027/progress</text:p>
          </table:table-cell>
          <table:table-cell office:value-type="string" calcext:value-type="string">
            <text:p>http://kat-archive.kat.ac.za:8080/archive_search/#{"ei":"20180302-0027","so":true,"a":true,"b":true,"ob":false,"rs":{}}</text:p>
          </table:table-cell>
          <table:table-cell office:value-type="string" calcext:value-type="string">
            <text:p>http://kat-archive.kat.ac.za/archive3/data/MeerKATAR1/reduction_products/1519985955/1519985273.h5_AR1_observation_report.pdf</text:p>
          </table:table-cell>
          <table:table-cell office:value-type="float" office:value="-1" calcext:value-type="float">
            <text:p>-1</text:p>
          </table:table-cell>
          <table:table-cell office:value-type="string" calcext:value-type="string">
            <text:p>/var/kat/archive3/data/MeerKATAR1/telescope_products/2018/03/02/1519985273.h5</text:p>
          </table:table-cell>
          <table:table-cell office:value-type="string" calcext:value-type="string">
            <text:p>/home/kat/katsdpscripts/observation/beamform.py --backend=dspsr -B 856 -F 1284 -t 600 radec,0,-90 --noise-source=0.5, 0.5 --horizon 20 --sb-id-code=20180302-0027 --description=ND FBF SP DEMO 31,66,107 --observer=M1400-0000-0030 --config-label=f69ed90,0a4cced</text:p>
          </table:table-cell>
        </table:table-row>
        <table:table-row table:style-name="ro1">
          <table:table-cell office:value-type="string" calcext:value-type="string">
            <text:p>20180301-0030</text:p>
          </table:table-cell>
          <table:table-cell office:value-type="string" calcext:value-type="string">
            <text:p>BHugo</text:p>
          </table:table-cell>
          <table:table-cell office:value-type="string" calcext:value-type="string">
            <text:p>2018-03-02T11:46:37Z</text:p>
          </table:table-cell>
          <table:table-cell office:value-type="string" calcext:value-type="string">
            <text:p>MKAIV-584 Generic AR1 delaycal</text:p>
          </table:table-cell>
          <table:table-cell office:value-type="float" office:value="239" calcext:value-type="float">
            <text:p>239</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4 m006 m008 m009 m011 m012 m013 m014 m015 m016 m017 m021 m024 m031 m035 m039</text:p>
          </table:table-cell>
          <table:table-cell office:value-type="string" calcext:value-type="string">
            <text:p>http://obs.mkat.karoo.kat.ac.za:8081/tailtask/20180301-0030/progress</text:p>
          </table:table-cell>
          <table:table-cell office:value-type="string" calcext:value-type="string">
            <text:p>http://kat-archive.kat.ac.za:8080/archive_search/#{"ei":"20180301-0030","so":true,"a":true,"b":true,"ob":false,"rs":{}}</text:p>
          </table:table-cell>
          <table:table-cell office:value-type="string" calcext:value-type="string">
            <text:p>http://kat-archive.kat.ac.za/archive3/data/MeerKATAR1/reduction_products/1519991586/1519991196.h5_AR1_observation_report.pdf</text:p>
          </table:table-cell>
          <table:table-cell office:value-type="float" office:value="-1" calcext:value-type="float">
            <text:p>-1</text:p>
          </table:table-cell>
          <table:table-cell office:value-type="string" calcext:value-type="string">
            <text:p>/var/kat/archive3/data/MeerKATAR1/telescope_products/2018/03/02/1519991196.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1-0030 --description=MKAIV-584 Generic AR1 delaycal --observer=BHugo --config-label=27f29d1,0a4cced</text:p>
          </table:table-cell>
        </table:table-row>
        <table:table-row table:style-name="ro1">
          <table:table-cell office:value-type="string" calcext:value-type="string">
            <text:p>20180302-0030</text:p>
          </table:table-cell>
          <table:table-cell office:value-type="string" calcext:value-type="string">
            <text:p>Lindsay</text:p>
          </table:table-cell>
          <table:table-cell office:value-type="string" calcext:value-type="string">
            <text:p>2018-03-02T11:54:14Z</text:p>
          </table:table-cell>
          <table:table-cell office:value-type="string" calcext:value-type="string">
            <text:p>MKAIV-308 Basic health</text:p>
          </table:table-cell>
          <table:table-cell office:value-type="float" office:value="135" calcext:value-type="float">
            <text:p>135</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4 m006 m008 m009 m011 m012 m013 m014 m015 m016 m017 m021 m024 m031 m035 m039</text:p>
          </table:table-cell>
          <table:table-cell office:value-type="string" calcext:value-type="string">
            <text:p>http://obs.mkat.karoo.kat.ac.za:8081/tailtask/20180302-0030/progress</text:p>
          </table:table-cell>
          <table:table-cell office:value-type="string" calcext:value-type="string">
            <text:p>http://kat-archive.kat.ac.za:8080/archive_search/#{"ei":"20180302-0030","so":true,"a":true,"b":true,"ob":false,"rs":{}}</text:p>
          </table:table-cell>
          <table:table-cell office:value-type="string" calcext:value-type="string">
            <text:p>http://kat-archive.kat.ac.za/archive3/data/MeerKATAR1/reduction_products/1519992061/1519991654.h5_AR1_observation_report.pdf</text:p>
          </table:table-cell>
          <table:table-cell office:value-type="float" office:value="-1" calcext:value-type="float">
            <text:p>-1</text:p>
          </table:table-cell>
          <table:table-cell office:value-type="string" calcext:value-type="string">
            <text:p>/var/kat/archive3/data/MeerKATAR1/telescope_products/2018/03/02/1519991654.h5</text:p>
          </table:table-cell>
          <table:table-cell office:value-type="string" calcext:value-type="string">
            <text:p>/home/kat/katsdpscripts/observation/basic_health.py --description=MKAIV-308 Basic health --proposal-id=20170312LM-01 --program-block-id=41ob733529946 --issue-id=MKAIV-308 --sb-id-code=20180302-0030 --description=MKAIV-308 Basic health --observer=Lindsay --config-label=27f29d1,0a4cced</text:p>
          </table:table-cell>
        </table:table-row>
        <table:table-row table:style-name="ro1">
          <table:table-cell office:value-type="string" calcext:value-type="string">
            <text:p>20180302-0032</text:p>
          </table:table-cell>
          <table:table-cell office:value-type="string" calcext:value-type="string">
            <text:p>Lindsay</text:p>
          </table:table-cell>
          <table:table-cell office:value-type="string" calcext:value-type="string">
            <text:p>2018-03-02T12:13:04Z</text:p>
          </table:table-cell>
          <table:table-cell office:value-type="string" calcext:value-type="string">
            <text:p>MKAIV-584 Generic AR1 delaycal SKARAB</text:p>
          </table:table-cell>
          <table:table-cell office:value-type="float" office:value="215" calcext:value-type="float">
            <text:p>21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32 m034 m036</text:p>
          </table:table-cell>
          <table:table-cell office:value-type="string" calcext:value-type="string">
            <text:p>http://obs.mkat.karoo.kat.ac.za:8081/tailtask/20180302-0032/progress</text:p>
          </table:table-cell>
          <table:table-cell office:value-type="string" calcext:value-type="string">
            <text:p>http://kat-archive.kat.ac.za:8080/archive_search/#{"ei":"20180302-0032","so":true,"a":true,"b":true,"ob":false,"rs":{}}</text:p>
          </table:table-cell>
          <table:table-cell office:value-type="string" calcext:value-type="string">
            <text:p>http://kat-archive.kat.ac.za/archive3/data/MeerKATAR1/reduction_products/1519993064/1519992784.h5_AR1_observation_report.pdf</text:p>
          </table:table-cell>
          <table:table-cell office:value-type="float" office:value="0" calcext:value-type="float">
            <text:p>0</text:p>
          </table:table-cell>
          <table:table-cell office:value-type="string" calcext:value-type="string">
            <text:p>/var/kat/archive3/data/MeerKATAR1/telescope_products/2018/03/02/1519992784.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32 --description=MKAIV-584 Generic AR1 delaycal SKARAB --observer=Lindsay --config-label=27f29d1,0a4cced</text:p>
          </table:table-cell>
        </table:table-row>
        <table:table-row table:style-name="ro1">
          <table:table-cell office:value-type="string" calcext:value-type="string">
            <text:p>20180302-0031</text:p>
          </table:table-cell>
          <table:table-cell office:value-type="string" calcext:value-type="string">
            <text:p>Lindsay</text:p>
          </table:table-cell>
          <table:table-cell office:value-type="string" calcext:value-type="string">
            <text:p>2018-03-02T12:19:47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32 m034 m036</text:p>
          </table:table-cell>
          <table:table-cell office:value-type="string" calcext:value-type="string">
            <text:p>http://obs.mkat.karoo.kat.ac.za:8081/tailtask/20180302-0031/progress</text:p>
          </table:table-cell>
          <table:table-cell office:value-type="string" calcext:value-type="string">
            <text:p>http://kat-archive.kat.ac.za:8080/archive_search/#{"ei":"20180302-0031","so":true,"a":true,"b":true,"ob":false,"rs":{}}</text:p>
          </table:table-cell>
          <table:table-cell office:value-type="string" calcext:value-type="string">
            <text:p>http://kat-archive.kat.ac.za/archive3/data/MeerKATAR1/reduction_products/1519993424/1519993186.h5_AR1_observation_report.pdf</text:p>
          </table:table-cell>
          <table:table-cell office:value-type="float" office:value="-1" calcext:value-type="float">
            <text:p>-1</text:p>
          </table:table-cell>
          <table:table-cell office:value-type="string" calcext:value-type="string">
            <text:p>/var/kat/archive3/data/MeerKATAR1/telescope_products/2018/03/02/1519993186.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31 --description=MKAIV-584 Generic AR1 delaycal SKARAB --observer=Lindsay --config-label=27f29d1,0a4cced</text:p>
          </table:table-cell>
        </table:table-row>
        <table:table-row table:style-name="ro1">
          <table:table-cell office:value-type="string" calcext:value-type="string">
            <text:p>20180302-0033</text:p>
          </table:table-cell>
          <table:table-cell office:value-type="string" calcext:value-type="string">
            <text:p>Lindsay</text:p>
          </table:table-cell>
          <table:table-cell office:value-type="string" calcext:value-type="string">
            <text:p>2018-03-02T12:26:49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32 m034 m036</text:p>
          </table:table-cell>
          <table:table-cell office:value-type="string" calcext:value-type="string">
            <text:p>http://obs.mkat.karoo.kat.ac.za:8081/tailtask/20180302-0033/progress</text:p>
          </table:table-cell>
          <table:table-cell office:value-type="string" calcext:value-type="string">
            <text:p>http://kat-archive.kat.ac.za:8080/archive_search/#{"ei":"20180302-0033","so":true,"a":true,"b":true,"ob":false,"rs":{}}</text:p>
          </table:table-cell>
          <table:table-cell office:value-type="string" calcext:value-type="string">
            <text:p>http://kat-archive.kat.ac.za/archive3/data/MeerKATAR1/reduction_products/1519993844/1519993608.h5_AR1_observation_report.pdf</text:p>
          </table:table-cell>
          <table:table-cell office:value-type="float" office:value="-1" calcext:value-type="float">
            <text:p>-1</text:p>
          </table:table-cell>
          <table:table-cell office:value-type="string" calcext:value-type="string">
            <text:p>/var/kat/archive3/data/MeerKATAR1/telescope_products/2018/03/02/1519993608.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2-0033 --description=MKAIV-584 Generic AR1 delaycal SKARAB --observer=Lindsay --config-label=27f29d1,0a4cced</text:p>
          </table:table-cell>
        </table:table-row>
        <table:table-row table:style-name="ro1">
          <table:table-cell office:value-type="string" calcext:value-type="string">
            <text:p>20180302-0038</text:p>
          </table:table-cell>
          <table:table-cell office:value-type="string" calcext:value-type="string">
            <text:p>BHugo</text:p>
          </table:table-cell>
          <table:table-cell office:value-type="string" calcext:value-type="string">
            <text:p>2018-03-02T14:08:11Z</text:p>
          </table:table-cell>
          <table:table-cell office:value-type="string" calcext:value-type="string">
            <text:p>MKAIV-584 Generic AR1 delaycal</text:p>
          </table:table-cell>
          <table:table-cell office:value-type="float" office:value="263" calcext:value-type="float">
            <text:p>263</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0 m004 m009 m010 m011 m014 m029 m035 m039 m040 m041 m043 m044 m045 m055 m056</text:p>
          </table:table-cell>
          <table:table-cell office:value-type="string" calcext:value-type="string">
            <text:p>http://obs.mkat.karoo.kat.ac.za:8081/tailtask/20180302-0038/progress</text:p>
          </table:table-cell>
          <table:table-cell office:value-type="string" calcext:value-type="string">
            <text:p>http://kat-archive.kat.ac.za:8080/archive_search/#{"ei":"20180302-0038","so":true,"a":true,"b":true,"ob":false,"rs":{}}</text:p>
          </table:table-cell>
          <table:table-cell office:value-type="string" calcext:value-type="string">
            <text:p>http://kat-archive.kat.ac.za/archive3/data/MeerKATAR1/reduction_products/1520000119/1519999690.h5_AR1_observation_report.pdf</text:p>
          </table:table-cell>
          <table:table-cell office:value-type="float" office:value="-1" calcext:value-type="float">
            <text:p>-1</text:p>
          </table:table-cell>
          <table:table-cell office:value-type="string" calcext:value-type="string">
            <text:p>/var/kat/archive3/data/MeerKATAR1/telescope_products/2018/03/02/1519999690.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38 --description=MKAIV-584 Generic AR1 delaycal --observer=BHugo --config-label=a85cc14,0a4cced</text:p>
          </table:table-cell>
        </table:table-row>
        <table:table-row table:style-name="ro1">
          <table:table-cell office:value-type="string" calcext:value-type="string">
            <text:p>20180302-0041</text:p>
          </table:table-cell>
          <table:table-cell office:value-type="string" calcext:value-type="string">
            <text:p>BHugo</text:p>
          </table:table-cell>
          <table:table-cell office:value-type="string" calcext:value-type="string">
            <text:p>2018-03-02T14:17:54Z</text:p>
          </table:table-cell>
          <table:table-cell office:value-type="string" calcext:value-type="string">
            <text:p>MKAIV-584 Generic AR1 delaycal</text:p>
          </table:table-cell>
          <table:table-cell office:value-type="float" office:value="95" calcext:value-type="float">
            <text:p>95</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0 m004 m009 m010 m011 m014 m029 m035 m039 m040 m041 m043 m044 m045 m055 m056</text:p>
          </table:table-cell>
          <table:table-cell office:value-type="string" calcext:value-type="string">
            <text:p>http://obs.mkat.karoo.kat.ac.za:8081/tailtask/20180302-0041/progress</text:p>
          </table:table-cell>
          <table:table-cell office:value-type="string" calcext:value-type="string">
            <text:p>http://kat-archive.kat.ac.za:8080/archive_search/#{"ei":"20180302-0041","so":true,"a":true,"b":true,"ob":false,"rs":{}}</text:p>
          </table:table-cell>
          <table:table-cell office:value-type="string" calcext:value-type="string">
            <text:p>http://kat-archive.kat.ac.za/archive3/data/MeerKATAR1/reduction_products/1520000542/1520000274.h5_AR1_observation_report.pdf</text:p>
          </table:table-cell>
          <table:table-cell office:value-type="float" office:value="-1" calcext:value-type="float">
            <text:p>-1</text:p>
          </table:table-cell>
          <table:table-cell office:value-type="string" calcext:value-type="string">
            <text:p>/var/kat/archive3/data/MeerKATAR1/telescope_products/2018/03/02/1520000274.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41 --description=MKAIV-584 Generic AR1 delaycal --observer=BHugo --config-label=a85cc14,0a4cced</text:p>
          </table:table-cell>
        </table:table-row>
        <table:table-row table:style-name="ro1">
          <table:table-cell office:value-type="string" calcext:value-type="string">
            <text:p>20180302-0042</text:p>
          </table:table-cell>
          <table:table-cell office:value-type="string" calcext:value-type="string">
            <text:p>BHugo</text:p>
          </table:table-cell>
          <table:table-cell office:value-type="string" calcext:value-type="string">
            <text:p>2018-03-02T15:32:44Z</text:p>
          </table:table-cell>
          <table:table-cell office:value-type="string" calcext:value-type="string">
            <text:p>MKAIV-584 Generic AR1 delaycal</text:p>
          </table:table-cell>
          <table:table-cell office:value-type="float" office:value="209" calcext:value-type="float">
            <text:p>20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0 m003 m006 m008 m013 m016 m017 m032 m034 m043 m044 m050 m051 m052 m060 m063</text:p>
          </table:table-cell>
          <table:table-cell office:value-type="string" calcext:value-type="string">
            <text:p>http://obs.mkat.karoo.kat.ac.za:8081/tailtask/20180302-0042/progress</text:p>
          </table:table-cell>
          <table:table-cell office:value-type="string" calcext:value-type="string">
            <text:p>http://kat-archive.kat.ac.za:8080/archive_search/#{"ei":"20180302-0042","so":true,"a":true,"b":true,"ob":false,"rs":{}}</text:p>
          </table:table-cell>
          <table:table-cell office:value-type="string" calcext:value-type="string">
            <text:p>http://kat-archive.kat.ac.za/archive3/data/MeerKATAR1/reduction_products/1520005189/1520004764.h5_AR1_observation_report.pdf</text:p>
          </table:table-cell>
          <table:table-cell office:value-type="float" office:value="-1" calcext:value-type="float">
            <text:p>-1</text:p>
          </table:table-cell>
          <table:table-cell office:value-type="string" calcext:value-type="string">
            <text:p>/var/kat/archive3/data/MeerKATAR1/telescope_products/2018/03/02/1520004764.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42 --description=MKAIV-584 Generic AR1 delaycal --observer=BHugo --config-label=a85cc14,0a4cced</text:p>
          </table:table-cell>
        </table:table-row>
        <table:table-row table:style-name="ro1">
          <table:table-cell office:value-type="string" calcext:value-type="string">
            <text:p>20180302-0043</text:p>
          </table:table-cell>
          <table:table-cell office:value-type="string" calcext:value-type="string">
            <text:p>BHugo</text:p>
          </table:table-cell>
          <table:table-cell office:value-type="string" calcext:value-type="string">
            <text:p>2018-03-02T15:46:10Z</text:p>
          </table:table-cell>
          <table:table-cell office:value-type="string" calcext:value-type="string">
            <text:p>MKAIV-584 Generic AR1 delaycal</text:p>
          </table:table-cell>
          <table:table-cell office:value-type="float" office:value="219" calcext:value-type="float">
            <text:p>21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60 m063</text:p>
          </table:table-cell>
          <table:table-cell office:value-type="string" calcext:value-type="string">
            <text:p>http://obs.mkat.karoo.kat.ac.za:8081/tailtask/20180302-0043/progress</text:p>
          </table:table-cell>
          <table:table-cell office:value-type="string" calcext:value-type="string">
            <text:p>http://kat-archive.kat.ac.za:8080/archive_search/#{"ei":"20180302-0043","so":true,"a":true,"b":true,"ob":false,"rs":{}}</text:p>
          </table:table-cell>
          <table:table-cell office:value-type="string" calcext:value-type="string">
            <text:p>http://kat-archive.kat.ac.za/archive3/data/MeerKATAR1/reduction_products/1520006006/1520005569.h5_AR1_observation_report.pdf</text:p>
          </table:table-cell>
          <table:table-cell office:value-type="float" office:value="0" calcext:value-type="float">
            <text:p>0</text:p>
          </table:table-cell>
          <table:table-cell office:value-type="string" calcext:value-type="string">
            <text:p>/var/kat/archive3/data/MeerKATAR1/telescope_products/2018/03/02/1520005569.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43 --description=MKAIV-584 Generic AR1 delaycal --observer=BHugo --config-label=a85cc14,0a4cced</text:p>
          </table:table-cell>
        </table:table-row>
        <table:table-row table:style-name="ro1">
          <table:table-cell office:value-type="string" calcext:value-type="string">
            <text:p>20180302-0046</text:p>
          </table:table-cell>
          <table:table-cell office:value-type="string" calcext:value-type="string">
            <text:p>BHugo</text:p>
          </table:table-cell>
          <table:table-cell office:value-type="string" calcext:value-type="string">
            <text:p>2018-03-02T15:56:50Z</text:p>
          </table:table-cell>
          <table:table-cell office:value-type="string" calcext:value-type="string">
            <text:p>MKAIV-584 Generic AR1 delaycal</text:p>
          </table:table-cell>
          <table:table-cell office:value-type="float" office:value="199" calcext:value-type="float">
            <text:p>19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2-0046/progress</text:p>
          </table:table-cell>
          <table:table-cell office:value-type="string" calcext:value-type="string">
            <text:p>http://kat-archive.kat.ac.za:8080/archive_search/#{"ei":"20180302-0046","so":true,"a":true,"b":true,"ob":false,"rs":{}}</text:p>
          </table:table-cell>
          <table:table-cell office:value-type="string" calcext:value-type="string">
            <text:p>http://kat-archive.kat.ac.za/archive3/data/MeerKATAR1/reduction_products/1520006633/1520006209.h5_AR1_observation_report.pdf</text:p>
          </table:table-cell>
          <table:table-cell office:value-type="float" office:value="0" calcext:value-type="float">
            <text:p>0</text:p>
          </table:table-cell>
          <table:table-cell office:value-type="string" calcext:value-type="string">
            <text:p>/var/kat/archive3/data/MeerKATAR1/telescope_products/2018/03/02/1520006209.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46 --description=MKAIV-584 Generic AR1 delaycal --observer=BHugo --config-label=a85cc14,0a4cced</text:p>
          </table:table-cell>
        </table:table-row>
        <table:table-row table:style-name="ro1">
          <table:table-cell office:value-type="string" calcext:value-type="string">
            <text:p>20180302-0039</text:p>
          </table:table-cell>
          <table:table-cell office:value-type="string" calcext:value-type="string">
            <text:p>Lindsay</text:p>
          </table:table-cell>
          <table:table-cell office:value-type="string" calcext:value-type="string">
            <text:p>2018-03-02T16:01:36Z</text:p>
          </table:table-cell>
          <table:table-cell office:value-type="string" calcext:value-type="string">
            <text:p>MKAIV-308 Basic health</text:p>
          </table:table-cell>
          <table:table-cell office:value-type="float" office:value="1759" calcext:value-type="float">
            <text:p>175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2-0039/progress</text:p>
          </table:table-cell>
          <table:table-cell office:value-type="string" calcext:value-type="string">
            <text:p>http://kat-archive.kat.ac.za:8080/archive_search/#{"ei":"20180302-0039","so":true,"a":true,"b":true,"ob":false,"rs":{}}</text:p>
          </table:table-cell>
          <table:table-cell office:value-type="string" calcext:value-type="string">
            <text:p>http://kat-archive.kat.ac.za/archive3/data/MeerKATAR1/reduction_products/1520009383/1520006494.h5_AR1_observation_report.pdf</text:p>
          </table:table-cell>
          <table:table-cell office:value-type="float" office:value="1" calcext:value-type="float">
            <text:p>1</text:p>
          </table:table-cell>
          <table:table-cell office:value-type="string" calcext:value-type="string">
            <text:p>/var/kat/archive3/data/MeerKATAR1/telescope_products/2018/03/02/1520006494.h5</text:p>
          </table:table-cell>
          <table:table-cell office:value-type="string" calcext:value-type="string">
            <text:p>/home/kat/katsdpscripts/observation/basic_health.py --description=MKAIV-308 Basic health --proposal-id=20170312LM-01 --program-block-id=41ob733529946 --issue-id=MKAIV-308 --sb-id-code=20180302-0039 --description=MKAIV-308 Basic health --observer=Lindsay --config-label=a85cc14,0a4cced</text:p>
          </table:table-cell>
        </table:table-row>
        <table:table-row table:style-name="ro1">
          <table:table-cell office:value-type="string" calcext:value-type="string">
            <text:p>20180302-0047</text:p>
          </table:table-cell>
          <table:table-cell office:value-type="string" calcext:value-type="string">
            <text:p>BHugo</text:p>
          </table:table-cell>
          <table:table-cell office:value-type="string" calcext:value-type="string">
            <text:p>2018-03-02T16:36:49Z</text:p>
          </table:table-cell>
          <table:table-cell office:value-type="string" calcext:value-type="string">
            <text:p>MKAIV-584 Generic AR1 delaycal</text:p>
          </table:table-cell>
          <table:table-cell office:value-type="float" office:value="223" calcext:value-type="float">
            <text:p>22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2-0047/progress</text:p>
          </table:table-cell>
          <table:table-cell office:value-type="string" calcext:value-type="string">
            <text:p>http://kat-archive.kat.ac.za:8080/archive_search/#{"ei":"20180302-0047","so":true,"a":true,"b":true,"ob":false,"rs":{}}</text:p>
          </table:table-cell>
          <table:table-cell office:value-type="string" calcext:value-type="string">
            <text:p>http://kat-archive.kat.ac.za/archive3/data/MeerKATAR1/reduction_products/1520009679/1520008608.h5_AR1_observation_report.pdf</text:p>
          </table:table-cell>
          <table:table-cell office:value-type="float" office:value="1" calcext:value-type="float">
            <text:p>1</text:p>
          </table:table-cell>
          <table:table-cell office:value-type="string" calcext:value-type="string">
            <text:p>/var/kat/archive3/data/MeerKATAR1/telescope_products/2018/03/02/1520008608.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2-0047 --description=MKAIV-584 Generic AR1 delaycal --observer=BHugo --config-label=a85cc14,0a4cced</text:p>
          </table:table-cell>
        </table:table-row>
        <table:table-row table:style-name="ro1">
          <table:table-cell office:value-type="string" calcext:value-type="string">
            <text:p>20180302-0048</text:p>
          </table:table-cell>
          <table:table-cell office:value-type="string" calcext:value-type="string">
            <text:p>Lindsay</text:p>
          </table:table-cell>
          <table:table-cell office:value-type="string" calcext:value-type="string">
            <text:p>2018-03-02T16:41:10Z</text:p>
          </table:table-cell>
          <table:table-cell office:value-type="string" calcext:value-type="string">
            <text:p>MKAIV-308 Basic health</text:p>
          </table:table-cell>
          <table:table-cell office:value-type="float" office:value="1727" calcext:value-type="float">
            <text:p>172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2-0048/progress</text:p>
          </table:table-cell>
          <table:table-cell office:value-type="string" calcext:value-type="string">
            <text:p>http://kat-archive.kat.ac.za:8080/archive_search/#{"ei":"20180302-0048","so":true,"a":true,"b":true,"ob":false,"rs":{}}</text:p>
          </table:table-cell>
          <table:table-cell office:value-type="string" calcext:value-type="string">
            <text:p>http://kat-archive.kat.ac.za/archive3/data/MeerKATAR1/reduction_products/1520010801/1520008870.h5_AR1_observation_report.pdf</text:p>
          </table:table-cell>
          <table:table-cell office:value-type="float" office:value="1" calcext:value-type="float">
            <text:p>1</text:p>
          </table:table-cell>
          <table:table-cell office:value-type="string" calcext:value-type="string">
            <text:p>/var/kat/archive3/data/MeerKATAR1/telescope_products/2018/03/02/1520008870.h5</text:p>
          </table:table-cell>
          <table:table-cell office:value-type="string" calcext:value-type="string">
            <text:p>/home/kat/katsdpscripts/observation/basic_health.py --description=MKAIV-308 Basic health --proposal-id=20170312LM-01 --program-block-id=41ob733529946 --issue-id=MKAIV-308 --sb-id-code=20180302-0048 --description=MKAIV-308 Basic health --observer=Lindsay --config-label=a85cc14,0a4cced</text:p>
          </table:table-cell>
        </table:table-row>
        <table:table-row table:style-name="ro1">
          <table:table-cell office:value-type="string" calcext:value-type="string">
            <text:p>20180302-0050</text:p>
          </table:table-cell>
          <table:table-cell office:value-type="string" calcext:value-type="string">
            <text:p>sarah</text:p>
          </table:table-cell>
          <table:table-cell office:value-type="string" calcext:value-type="string">
            <text:p>2018-03-02T17:21:15Z</text:p>
          </table:table-cell>
          <table:table-cell office:value-type="string" calcext:value-type="string">
            <text:p>MKAIV-405 Generic AR1 flatten phaseupfb</text:p>
          </table:table-cell>
          <table:table-cell office:value-type="float" office:value="727" calcext:value-type="float">
            <text:p>72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2-0050/progress</text:p>
          </table:table-cell>
          <table:table-cell office:value-type="string" calcext:value-type="string">
            <text:p>http://kat-archive.kat.ac.za:8080/archive_search/#{"ei":"20180302-0050","so":true,"a":true,"b":true,"ob":false,"rs":{}}</text:p>
          </table:table-cell>
          <table:table-cell office:value-type="string" calcext:value-type="string">
            <text:p>http://kat-archive.kat.ac.za/archive3/data/MeerKATAR1/reduction_products/1520012111/1520011274.h5_AR1_observation_report.pdf</text:p>
          </table:table-cell>
          <table:table-cell office:value-type="float" office:value="1" calcext:value-type="float">
            <text:p>1</text:p>
          </table:table-cell>
          <table:table-cell office:value-type="string" calcext:value-type="string">
            <text:p>/var/kat/archive3/data/MeerKATAR1/telescope_products/2018/03/02/1520011274.h5</text:p>
          </table:table-cell>
          <table:table-cell office:value-type="string" calcext:value-type="string">
            <text:p>/home/kat/katsdpscripts/observation/bf_phaseup.py -t 600 --horizon=20 --flatten-bandpass -n off --proposal-id=MKAIV-330 --program-block-id=MKAIV-405 --issue-id=MKAIV-405 --sb-id-code=20180302-0050 --description=MKAIV-405 Generic AR1 flatten phaseupfb --observer=sarah --config-label=a85cc14,0a4cced</text:p>
          </table:table-cell>
        </table:table-row>
        <table:table-row table:style-name="ro1">
          <table:table-cell office:value-type="string" calcext:value-type="string">
            <text:p>20180302-0044</text:p>
          </table:table-cell>
          <table:table-cell office:value-type="string" calcext:value-type="string">
            <text:p>BHugo</text:p>
          </table:table-cell>
          <table:table-cell office:value-type="string" calcext:value-type="string">
            <text:p>2018-03-02T19:25:33Z</text:p>
          </table:table-cell>
          <table:table-cell office:value-type="string" calcext:value-type="string">
            <text:p>MKAIV-405 Generic AR1 Phaseup and flatten bandpass</text:p>
          </table:table-cell>
          <table:table-cell office:value-type="float" office:value="807" calcext:value-type="float">
            <text:p>807</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2-0044/progress</text:p>
          </table:table-cell>
          <table:table-cell office:value-type="string" calcext:value-type="string">
            <text:p>http://kat-archive.kat.ac.za:8080/archive_search/#{"ei":"20180302-0044","so":true,"a":true,"b":true,"ob":false,"rs":{}}</text:p>
          </table:table-cell>
          <table:table-cell office:value-type="string" calcext:value-type="string">
            <text:p>http://kat-archive.kat.ac.za/archive3/data/MeerKATAR1/reduction_products/1520020001/1520018731.h5_AR1_observation_report.pdf</text:p>
          </table:table-cell>
          <table:table-cell office:value-type="float" office:value="-1" calcext:value-type="float">
            <text:p>-1</text:p>
          </table:table-cell>
          <table:table-cell office:value-type="string" calcext:value-type="string">
            <text:p>/var/kat/archive3/data/MeerKATAR1/telescope_products/2018/03/02/1520018731.h5</text:p>
          </table:table-cell>
          <table:table-cell office:value-type="string" calcext:value-type="string">
            <text:p>/home/kat/katsdpscripts/observation/bf_phaseup.py --horizon=20 -t 600 --flatten-bandpass -n off --description=MKAIV-405 Generic AR1 Phaseup --proposal-id=MKAIV-330 --program-block-id=MKAIV-405 --issue-id=MKAIV-405 --sb-id-code=20180302-0044 --description=MKAIV-405 Generic AR1 Phaseup and flatten bandpass --observer=BHugo --config-label=a85cc14,0a4cced</text:p>
          </table:table-cell>
        </table:table-row>
        <table:table-row table:style-name="ro1">
          <table:table-cell office:value-type="string" calcext:value-type="string">
            <text:p>20180302-0045</text:p>
          </table:table-cell>
          <table:table-cell office:value-type="string" calcext:value-type="string">
            <text:p>BHugo</text:p>
          </table:table-cell>
          <table:table-cell office:value-type="string" calcext:value-type="string">
            <text:p>2018-03-02T19:40:33Z</text:p>
          </table:table-cell>
          <table:table-cell office:value-type="string" calcext:value-type="string">
            <text:p>2018MAR NGC4993 16 antenna long baselines (Imaging)</text:p>
          </table:table-cell>
          <table:table-cell office:value-type="float" office:value="36162" calcext:value-type="float">
            <text:p>36162</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2-0045/progress</text:p>
          </table:table-cell>
          <table:table-cell office:value-type="string" calcext:value-type="string">
            <text:p>http://kat-archive.kat.ac.za:8080/archive_search/#{"ei":"20180302-0045","so":true,"a":true,"b":true,"ob":false,"rs":{}}</text:p>
          </table:table-cell>
          <table:table-cell office:value-type="string" calcext:value-type="string">
            <text:p>http://kat-archive.kat.ac.za/archive3/data/MeerKATAR1/reduction_products/1520061369/1520019630.h5_AR1_observation_report.pdf</text:p>
          </table:table-cell>
          <table:table-cell office:value-type="float" office:value="1" calcext:value-type="float">
            <text:p>1</text:p>
          </table:table-cell>
          <table:table-cell office:value-type="string" calcext:value-type="string">
            <text:p>/var/kat/archive3/data/MeerKATAR1/telescope_products/2018/03/02/1520019630.h5</text:p>
          </table:table-cell>
          <table:table-cell office:value-type="string" calcext:value-type="string">
            <text:p>/home/kat/katsdpscripts/observation/image.py /home/kat/katsdpcatalogues/ligo_NGC4993_off3.csv --horizon=20 -t 1200 -g 300 -b 600 -i 3600 -m 36000 --description=2018MAR NGC4993 16 antenna long baselines --proposal-id=2018MAR-NGC4993 --program-block-id=ligo-followup --issue-id=ligo-followup --sb-id-code=20180302-0045 --description=2018MAR NGC4993 16 antenna long baselines (Imaging) --observer=BHugo --config-label=a85cc14,0a4cced</text:p>
          </table:table-cell>
        </table:table-row>
        <table:table-row table:style-name="ro1">
          <table:table-cell office:value-type="string" calcext:value-type="string">
            <text:p>20180303-0001</text:p>
          </table:table-cell>
          <table:table-cell office:value-type="string" calcext:value-type="string">
            <text:p>BHugo</text:p>
          </table:table-cell>
          <table:table-cell office:value-type="string" calcext:value-type="string">
            <text:p>2018-03-03T06:11:12Z</text:p>
          </table:table-cell>
          <table:table-cell office:value-type="string" calcext:value-type="string">
            <text:p>MKAIV-405 Generic AR1 Phaseup and flatten bandpass</text:p>
          </table:table-cell>
          <table:table-cell office:value-type="float" office:value="839" calcext:value-type="float">
            <text:p>83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3-0001/progress</text:p>
          </table:table-cell>
          <table:table-cell office:value-type="string" calcext:value-type="string">
            <text:p>http://kat-archive.kat.ac.za:8080/archive_search/#{"ei":"20180303-0001","so":true,"a":true,"b":true,"ob":false,"rs":{}}</text:p>
          </table:table-cell>
          <table:table-cell office:value-type="string" calcext:value-type="string">
            <text:p>http://kat-archive.kat.ac.za/archive3/data/MeerKATAR1/reduction_products/1520061799/1520057468.h5_AR1_observation_report.pdf</text:p>
          </table:table-cell>
          <table:table-cell office:value-type="float" office:value="-1" calcext:value-type="float">
            <text:p>-1</text:p>
          </table:table-cell>
          <table:table-cell office:value-type="string" calcext:value-type="string">
            <text:p>/var/kat/archive3/data/MeerKATAR1/telescope_products/2018/03/03/1520057468.h5</text:p>
          </table:table-cell>
          <table:table-cell office:value-type="string" calcext:value-type="string">
            <text:p>/home/kat/katsdpscripts/observation/bf_phaseup.py --horizon=20 -t 600 --flatten-bandpass -n off --description=MKAIV-405 Generic AR1 Phaseup --proposal-id=MKAIV-330 --program-block-id=MKAIV-405 --issue-id=MKAIV-405 --sb-id-code=20180303-0001 --description=MKAIV-405 Generic AR1 Phaseup and flatten bandpass --observer=BHugo --config-label=a85cc14,0a4cced</text:p>
          </table:table-cell>
        </table:table-row>
        <table:table-row table:style-name="ro1">
          <table:table-cell office:value-type="string" calcext:value-type="string">
            <text:p>20180303-0002</text:p>
          </table:table-cell>
          <table:table-cell office:value-type="string" calcext:value-type="string">
            <text:p>BHugo</text:p>
          </table:table-cell>
          <table:table-cell office:value-type="string" calcext:value-type="string">
            <text:p>2018-03-03T06:11:58Z</text:p>
          </table:table-cell>
          <table:table-cell office:value-type="string" calcext:value-type="string">
            <text:p>MKAIV-405 Generic AR1 Phaseup and flatten bandpass</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02/progress</text:p>
          </table:table-cell>
          <table:table-cell office:value-type="string" calcext:value-type="string">
            <text:p>http://kat-archive.kat.ac.za:8080/archive_search/#{"ei":"20180303-0002","so":true,"a":true,"b":true,"ob":false,"rs":{}}</text:p>
          </table:table-cell>
          <table:table-cell office:value-type="string" calcext:value-type="string">
            <text:p>http://kat-archive.kat.ac.za/archive3/data/MeerKATAR1/reduction_products/1520061907/1520057518.h5_AR1_observation_report.pdf</text:p>
          </table:table-cell>
          <table:table-cell office:value-type="float" office:value="1" calcext:value-type="float">
            <text:p>1</text:p>
          </table:table-cell>
          <table:table-cell office:value-type="string" calcext:value-type="string">
            <text:p>/var/kat/archive3/data/MeerKATAR1/telescope_products/2018/03/03/1520057518.h5</text:p>
          </table:table-cell>
          <table:table-cell office:value-type="string" calcext:value-type="string">
            <text:p>/home/kat/katsdpscripts/observation/bf_phaseup.py --horizon=20 -t 600 --flatten-bandpass -n off --description=MKAIV-405 Generic AR1 Phaseup --proposal-id=MKAIV-330 --program-block-id=MKAIV-405 --issue-id=MKAIV-405 --sb-id-code=20180303-0002 --description=MKAIV-405 Generic AR1 Phaseup and flatten bandpass --observer=BHugo --config-label=a85cc14,0a4cced</text:p>
          </table:table-cell>
        </table:table-row>
        <table:table-row table:style-name="ro1">
          <table:table-cell office:value-type="string" calcext:value-type="string">
            <text:p>20180303-0003</text:p>
          </table:table-cell>
          <table:table-cell office:value-type="string" calcext:value-type="string">
            <text:p>Lindsay</text:p>
          </table:table-cell>
          <table:table-cell office:value-type="string" calcext:value-type="string">
            <text:p>2018-03-03T06:25:55Z</text:p>
          </table:table-cell>
          <table:table-cell office:value-type="string" calcext:value-type="string">
            <text:p>MKAIV-308 Basic health</text:p>
          </table:table-cell>
          <table:table-cell office:value-type="float" office:value="1759" calcext:value-type="float">
            <text:p>1759</text:p>
          </table:table-cell>
          <table:table-cell office:value-type="float" office:value="4096" calcext:value-type="float">
            <text:p>4096</text:p>
          </table:table-cell>
          <table:table-cell office:value-type="float" office:value="2" calcext:value-type="float">
            <text:p>2</text:p>
          </table:table-cell>
          <table:table-cell office:value-type="float" office:value="16" calcext:value-type="float">
            <text:p>16</text:p>
          </table:table-cell>
          <table:table-cell office:value-type="string" calcext:value-type="string">
            <text:p>m003 m006 m007 m008 m013 m016 m017 m021 m032 m034 m043 m044 m050 m052 m059 m060</text:p>
          </table:table-cell>
          <table:table-cell office:value-type="string" calcext:value-type="string">
            <text:p>http://obs.mkat.karoo.kat.ac.za:8081/tailtask/20180303-0003/progress</text:p>
          </table:table-cell>
          <table:table-cell office:value-type="string" calcext:value-type="string">
            <text:p>http://kat-archive.kat.ac.za:8080/archive_search/#{"ei":"20180303-0003","so":true,"a":true,"b":true,"ob":false,"rs":{}}</text:p>
          </table:table-cell>
          <table:table-cell office:value-type="string" calcext:value-type="string">
            <text:p>http://kat-archive.kat.ac.za/archive3/data/MeerKATAR1/reduction_products/1520062944/1520058354.h5_AR1_observation_report.pdf</text:p>
          </table:table-cell>
          <table:table-cell office:value-type="float" office:value="1" calcext:value-type="float">
            <text:p>1</text:p>
          </table:table-cell>
          <table:table-cell office:value-type="string" calcext:value-type="string">
            <text:p>/var/kat/archive3/data/MeerKATAR1/telescope_products/2018/03/03/1520058354.h5</text:p>
          </table:table-cell>
          <table:table-cell office:value-type="string" calcext:value-type="string">
            <text:p>/home/kat/katsdpscripts/observation/basic_health.py --description=MKAIV-308 Basic health --proposal-id=20170312LM-01 --program-block-id=41ob733529946 --issue-id=MKAIV-308 --sb-id-code=20180303-0003 --description=MKAIV-308 Basic health --observer=Lindsay --config-label=a85cc14,0a4cced</text:p>
          </table:table-cell>
        </table:table-row>
        <table:table-row table:style-name="ro1">
          <table:table-cell office:value-type="string" calcext:value-type="string">
            <text:p>20180303-0005</text:p>
          </table:table-cell>
          <table:table-cell office:value-type="string" calcext:value-type="string">
            <text:p>Lindsay</text:p>
          </table:table-cell>
          <table:table-cell office:value-type="string" calcext:value-type="string">
            <text:p>2018-03-03T06:34:48Z</text:p>
          </table:table-cell>
          <table:table-cell office:value-type="string" calcext:value-type="string">
            <text:p>MKAIV-308 Basic health</text:p>
          </table:table-cell>
          <table:table-cell office:value-type="float" office:value="1735" calcext:value-type="float">
            <text:p>1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05/progress</text:p>
          </table:table-cell>
          <table:table-cell office:value-type="string" calcext:value-type="string">
            <text:p>http://kat-archive.kat.ac.za:8080/archive_search/#{"ei":"20180303-0005","so":true,"a":true,"b":true,"ob":false,"rs":{}}</text:p>
          </table:table-cell>
          <table:table-cell office:value-type="string" calcext:value-type="string">
            <text:p>http://kat-archive.kat.ac.za/archive3/data/MeerKATAR1/reduction_products/1520079402/1520058887.h5_AR1_observation_report.pdf</text:p>
          </table:table-cell>
          <table:table-cell office:value-type="float" office:value="1" calcext:value-type="float">
            <text:p>1</text:p>
          </table:table-cell>
          <table:table-cell office:value-type="string" calcext:value-type="string">
            <text:p>/var/kat/archive3/data/MeerKATAR1/telescope_products/2018/03/03/1520058887.h5</text:p>
          </table:table-cell>
          <table:table-cell office:value-type="string" calcext:value-type="string">
            <text:p>/home/kat/katsdpscripts/observation/basic_health.py --description=MKAIV-308 Basic health --proposal-id=20170312LM-01 --program-block-id=41ob733529946 --issue-id=MKAIV-308 --sb-id-code=20180303-0005 --description=MKAIV-308 Basic health --observer=Lindsay --config-label=a85cc14,0a4cced</text:p>
          </table:table-cell>
        </table:table-row>
        <table:table-row table:style-name="ro1">
          <table:table-cell office:value-type="string" calcext:value-type="string">
            <text:p>20180303-0007</text:p>
          </table:table-cell>
          <table:table-cell office:value-type="string" calcext:value-type="string">
            <text:p>Lindsay</text:p>
          </table:table-cell>
          <table:table-cell office:value-type="string" calcext:value-type="string">
            <text:p>2018-03-03T07:10:30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07/progress</text:p>
          </table:table-cell>
          <table:table-cell office:value-type="string" calcext:value-type="string">
            <text:p>http://kat-archive.kat.ac.za:8080/archive_search/#{"ei":"20180303-0007","so":true,"a":true,"b":true,"ob":false,"rs":{}}</text:p>
          </table:table-cell>
          <table:table-cell office:value-type="string" calcext:value-type="string">
            <text:p>http://kat-archive.kat.ac.za/archive3/data/MeerKATAR1/reduction_products/1520080211/1520061031.h5_AR1_observation_report.pdf</text:p>
          </table:table-cell>
          <table:table-cell office:value-type="float" office:value="-1" calcext:value-type="float">
            <text:p>-1</text:p>
          </table:table-cell>
          <table:table-cell office:value-type="string" calcext:value-type="string">
            <text:p>/var/kat/archive3/data/MeerKATAR1/telescope_products/2018/03/03/1520061031.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3-0007 --description=MKAIV-584 Generic AR1 delaycal SKARAB --observer=Lindsay --config-label=b2bc6c8,bb6f6c8</text:p>
          </table:table-cell>
        </table:table-row>
        <table:table-row table:style-name="ro1">
          <table:table-cell office:value-type="string" calcext:value-type="string">
            <text:p>20180303-0006</text:p>
          </table:table-cell>
          <table:table-cell office:value-type="string" calcext:value-type="string">
            <text:p>Lindsay</text:p>
          </table:table-cell>
          <table:table-cell office:value-type="string" calcext:value-type="string">
            <text:p>2018-03-03T07:13:50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06/progress</text:p>
          </table:table-cell>
          <table:table-cell office:value-type="string" calcext:value-type="string">
            <text:p>http://kat-archive.kat.ac.za:8080/archive_search/#{"ei":"20180303-0006","so":true,"a":true,"b":true,"ob":false,"rs":{}}</text:p>
          </table:table-cell>
          <table:table-cell office:value-type="string" calcext:value-type="string">
            <text:p>http://kat-archive.kat.ac.za/archive3/data/MeerKATAR1/reduction_products/1520079912/1520061232.h5_AR1_observation_report.pdf</text:p>
          </table:table-cell>
          <table:table-cell office:value-type="float" office:value="-1" calcext:value-type="float">
            <text:p>-1</text:p>
          </table:table-cell>
          <table:table-cell office:value-type="string" calcext:value-type="string">
            <text:p>/var/kat/archive3/data/MeerKATAR1/telescope_products/2018/03/03/1520061232.h5</text:p>
          </table:table-cell>
          <table:table-cell office:value-type="string" calcext:value-type="string">
            <text:p>/home/kat/katsdpscripts/observation/bf_phaseup.py --horizon=20 -t 64 -n off --description=MKAIV-405 Generic AR1 Phaseup --proposal-id=MKAIV-330 --program-block-id=MKAIV-405 --issue-id=MKAIV-405 --sb-id-code=20180303-0006 --description=MKAIV-405 Generic AR1 Phaseup - SKARAB --observer=Lindsay --config-label=b2bc6c8,bb6f6c8</text:p>
          </table:table-cell>
        </table:table-row>
        <table:table-row table:style-name="ro1">
          <table:table-cell office:value-type="string" calcext:value-type="string">
            <text:p>20180303-0008</text:p>
          </table:table-cell>
          <table:table-cell office:value-type="string" calcext:value-type="string">
            <text:p>Lindsay</text:p>
          </table:table-cell>
          <table:table-cell office:value-type="string" calcext:value-type="string">
            <text:p>2018-03-03T07:18:35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08/progress</text:p>
          </table:table-cell>
          <table:table-cell office:value-type="string" calcext:value-type="string">
            <text:p>http://kat-archive.kat.ac.za:8080/archive_search/#{"ei":"20180303-0008","so":true,"a":true,"b":true,"ob":false,"rs":{}}</text:p>
          </table:table-cell>
          <table:table-cell office:value-type="string" calcext:value-type="string">
            <text:p>http://kat-archive.kat.ac.za/archive3/data/MeerKATAR1/reduction_products/1520079838/1520061516.h5_AR1_observation_report.pdf</text:p>
          </table:table-cell>
          <table:table-cell office:value-type="float" office:value="-1" calcext:value-type="float">
            <text:p>-1</text:p>
          </table:table-cell>
          <table:table-cell office:value-type="string" calcext:value-type="string">
            <text:p>/var/kat/archive3/data/MeerKATAR1/telescope_products/2018/03/03/1520061516.h5</text:p>
          </table:table-cell>
          <table:table-cell office:value-type="string" calcext:value-type="string">
            <text:p>/home/kat/katsdpscripts/observation/bf_phaseup.py --horizon=20 -t 64 -n off --description=MKAIV-405 Generic AR1 Phaseup --proposal-id=MKAIV-330 --program-block-id=MKAIV-405 --issue-id=MKAIV-405 --sb-id-code=20180303-0008 --description=MKAIV-405 Generic AR1 Phaseup - SKARAB --observer=Lindsay --config-label=b2bc6c8,bb6f6c8</text:p>
          </table:table-cell>
        </table:table-row>
        <table:table-row table:style-name="ro1">
          <table:table-cell office:value-type="string" calcext:value-type="string">
            <text:p>20180303-0011</text:p>
          </table:table-cell>
          <table:table-cell office:value-type="string" calcext:value-type="string">
            <text:p>BHugo</text:p>
          </table:table-cell>
          <table:table-cell office:value-type="string" calcext:value-type="string">
            <text:p>2018-03-03T07:21:59Z</text:p>
          </table:table-cell>
          <table:table-cell office:value-type="string" calcext:value-type="string">
            <text:p>MKAIV-584 Generic AR1 delaycal</text:p>
          </table:table-cell>
          <table:table-cell office:value-type="float" office:value="199" calcext:value-type="float">
            <text:p>19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1/progress</text:p>
          </table:table-cell>
          <table:table-cell office:value-type="string" calcext:value-type="string">
            <text:p>http://kat-archive.kat.ac.za:8080/archive_search/#{"ei":"20180303-0011","so":true,"a":true,"b":true,"ob":false,"rs":{}}</text:p>
          </table:table-cell>
          <table:table-cell office:value-type="string" calcext:value-type="string">
            <text:p>http://kat-archive.kat.ac.za/archive3/data/MeerKATAR1/reduction_products/1520080454/1520061719.h5_AR1_observation_report.pdf</text:p>
          </table:table-cell>
          <table:table-cell office:value-type="float" office:value="1" calcext:value-type="float">
            <text:p>1</text:p>
          </table:table-cell>
          <table:table-cell office:value-type="string" calcext:value-type="string">
            <text:p>/var/kat/archive3/data/MeerKATAR1/telescope_products/2018/03/03/1520061719.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3-0011 --description=MKAIV-584 Generic AR1 delaycal --observer=BHugo --config-label=b2bc6c8,bb6f6c8</text:p>
          </table:table-cell>
        </table:table-row>
        <table:table-row table:style-name="ro1">
          <table:table-cell office:value-type="string" calcext:value-type="string">
            <text:p>20180303-0009</text:p>
          </table:table-cell>
          <table:table-cell office:value-type="string" calcext:value-type="string">
            <text:p>Lindsay</text:p>
          </table:table-cell>
          <table:table-cell office:value-type="string" calcext:value-type="string">
            <text:p>2018-03-03T07:23:23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09/progress</text:p>
          </table:table-cell>
          <table:table-cell office:value-type="string" calcext:value-type="string">
            <text:p>http://kat-archive.kat.ac.za:8080/archive_search/#{"ei":"20180303-0009","so":true,"a":true,"b":true,"ob":false,"rs":{}}</text:p>
          </table:table-cell>
          <table:table-cell office:value-type="string" calcext:value-type="string">
            <text:p>http://kat-archive.kat.ac.za/archive3/data/MeerKATAR1/reduction_products/1520078500/1520061804.h5_AR1_observation_report.pdf</text:p>
          </table:table-cell>
          <table:table-cell office:value-type="float" office:value="-1" calcext:value-type="float">
            <text:p>-1</text:p>
          </table:table-cell>
          <table:table-cell office:value-type="string" calcext:value-type="string">
            <text:p>/var/kat/archive3/data/MeerKATAR1/telescope_products/2018/03/03/1520061804.h5</text:p>
          </table:table-cell>
          <table:table-cell office:value-type="string" calcext:value-type="string">
            <text:p>/home/kat/katsdpscripts/observation/bf_phaseup.py --horizon=20 -t 64 -n off --description=MKAIV-405 Generic AR1 Phaseup --proposal-id=MKAIV-330 --program-block-id=MKAIV-405 --issue-id=MKAIV-405 --sb-id-code=20180303-0009 --description=MKAIV-405 Generic AR1 Phaseup - SKARAB --observer=Lindsay --config-label=b2bc6c8,bb6f6c8</text:p>
          </table:table-cell>
        </table:table-row>
        <table:table-row table:style-name="ro1">
          <table:table-cell office:value-type="string" calcext:value-type="string">
            <text:p>20180303-0063</text:p>
          </table:table-cell>
          <table:table-cell office:value-type="string" calcext:value-type="string">
            <text:p>sarah</text:p>
          </table:table-cell>
          <table:table-cell office:value-type="string" calcext:value-type="string">
            <text:p>2018-03-03T07:26:52Z</text:p>
          </table:table-cell>
          <table:table-cell office:value-type="string" calcext:value-type="string">
            <text:p>MKAIV-405 Generic AR1 phaseup</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63/progress</text:p>
          </table:table-cell>
          <table:table-cell office:value-type="string" calcext:value-type="string">
            <text:p>http://kat-archive.kat.ac.za:8080/archive_search/#{"ei":"20180303-0063","so":true,"a":true,"b":true,"ob":false,"rs":{}}</text:p>
          </table:table-cell>
          <table:table-cell office:value-type="string" calcext:value-type="string">
            <text:p>http://kat-archive.kat.ac.za/archive3/data/MeerKATAR1/reduction_products/1520078777/1520062011.h5_AR1_observation_report.pdf</text:p>
          </table:table-cell>
          <table:table-cell office:value-type="float" office:value="1" calcext:value-type="float">
            <text:p>1</text:p>
          </table:table-cell>
          <table:table-cell office:value-type="string" calcext:value-type="string">
            <text:p>/var/kat/archive3/data/MeerKATAR1/telescope_products/2018/03/03/1520062011.h5</text:p>
          </table:table-cell>
          <table:table-cell office:value-type="string" calcext:value-type="string">
            <text:p>/home/kat/katsdpscripts/observation/bf_phaseup.py -t 64 --horizon=20 -n off --proposal-id=MKAIV-330 --program-block-id=MKAIV-405 --issue-id=MKAIV-405 --sb-id-code=20180303-0063 --description=MKAIV-405 Generic AR1 phaseup --observer=sarah --config-label=b2bc6c8,bb6f6c8</text:p>
          </table:table-cell>
        </table:table-row>
        <table:table-row table:style-name="ro1">
          <table:table-cell office:value-type="string" calcext:value-type="string">
            <text:p>20180303-0010</text:p>
          </table:table-cell>
          <table:table-cell office:value-type="string" calcext:value-type="string">
            <text:p>Lindsay</text:p>
          </table:table-cell>
          <table:table-cell office:value-type="string" calcext:value-type="string">
            <text:p>2018-03-03T07:28:10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10/progress</text:p>
          </table:table-cell>
          <table:table-cell office:value-type="string" calcext:value-type="string">
            <text:p>http://kat-archive.kat.ac.za:8080/archive_search/#{"ei":"20180303-0010","so":true,"a":true,"b":true,"ob":false,"rs":{}}</text:p>
          </table:table-cell>
          <table:table-cell office:value-type="string" calcext:value-type="string">
            <text:p>http://kat-archive.kat.ac.za/archive3/data/MeerKATAR1/reduction_products/1520079612/1520062091.h5_AR1_observation_report.pdf</text:p>
          </table:table-cell>
          <table:table-cell office:value-type="float" office:value="-1" calcext:value-type="float">
            <text:p>-1</text:p>
          </table:table-cell>
          <table:table-cell office:value-type="string" calcext:value-type="string">
            <text:p>/var/kat/archive3/data/MeerKATAR1/telescope_products/2018/03/03/1520062091.h5</text:p>
          </table:table-cell>
          <table:table-cell office:value-type="string" calcext:value-type="string">
            <text:p>/home/kat/katsdpscripts/observation/bf_phaseup.py --horizon=20 -t 64 -n off --description=MKAIV-405 Generic AR1 Phaseup --proposal-id=MKAIV-330 --program-block-id=MKAIV-405 --issue-id=MKAIV-405 --sb-id-code=20180303-0010 --description=MKAIV-405 Generic AR1 Phaseup - SKARAB --observer=Lindsay --config-label=b2bc6c8,bb6f6c8</text:p>
          </table:table-cell>
        </table:table-row>
        <table:table-row table:style-name="ro1">
          <table:table-cell office:value-type="string" calcext:value-type="string">
            <text:p>20180303-0064</text:p>
          </table:table-cell>
          <table:table-cell office:value-type="string" calcext:value-type="string">
            <text:p>sarah</text:p>
          </table:table-cell>
          <table:table-cell office:value-type="string" calcext:value-type="string">
            <text:p>2018-03-03T07:35:37Z</text:p>
          </table:table-cell>
          <table:table-cell office:value-type="string" calcext:value-type="string">
            <text:p>MKAIV-387: CBF J1909-3744</text:p>
          </table:table-cell>
          <table:table-cell office:value-type="float" office:value="3614" calcext:value-type="float">
            <text:p>3614</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64/progress</text:p>
          </table:table-cell>
          <table:table-cell office:value-type="string" calcext:value-type="string">
            <text:p>http://kat-archive.kat.ac.za:8080/archive_search/#{"ei":"20180303-0064","so":true,"a":true,"b":true,"ob":false,"rs":{}}</text:p>
          </table:table-cell>
          <table:table-cell office:value-type="string" calcext:value-type="string">
            <text:p>http://kat-archive.kat.ac.za/archive3/data/MeerKATAR1/reduction_products/1520078258/1520062534.h5_AR1_observation_report.pdf</text:p>
          </table:table-cell>
          <table:table-cell office:value-type="float" office:value="0" calcext:value-type="float">
            <text:p>0</text:p>
          </table:table-cell>
          <table:table-cell office:value-type="string" calcext:value-type="string">
            <text:p>/var/kat/archive3/data/MeerKATAR1/telescope_products/2018/03/03/1520062534.h5</text:p>
          </table:table-cell>
          <table:table-cell office:value-type="string" calcext:value-type="string">
            <text:p>/home/kat/katusescripts/ptuse/beamform_single_pulsar.py J1909-3744 -t 3600 -B 856 -F 1284 --horizon 15 --proposal-id=FST-TRNS --program-block-id=MKAIV-387 --issue-id=MKAIV-387 --sb-id-code=20180303-0064 --description=MKAIV-387: CBF J1909-3744 --observer=sarah --config-label=b2bc6c8,bb6f6c8</text:p>
          </table:table-cell>
        </table:table-row>
        <table:table-row table:style-name="ro1">
          <table:table-cell office:value-type="string" calcext:value-type="string">
            <text:p>20180303-0068</text:p>
          </table:table-cell>
          <table:table-cell office:value-type="string" calcext:value-type="string">
            <text:p>Lindsay</text:p>
          </table:table-cell>
          <table:table-cell office:value-type="string" calcext:value-type="string">
            <text:p>2018-03-03T07:44:06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68/progress</text:p>
          </table:table-cell>
          <table:table-cell office:value-type="string" calcext:value-type="string">
            <text:p>http://kat-archive.kat.ac.za:8080/archive_search/#{"ei":"20180303-0068","so":true,"a":true,"b":true,"ob":false,"rs":{}}</text:p>
          </table:table-cell>
          <table:table-cell office:value-type="string" calcext:value-type="string">
            <text:p>http://kat-archive.kat.ac.za/archive3/data/MeerKATAR1/reduction_products/1520080136/1520063046.h5_AR1_observation_report.pdf</text:p>
          </table:table-cell>
          <table:table-cell office:value-type="float" office:value="-1" calcext:value-type="float">
            <text:p>-1</text:p>
          </table:table-cell>
          <table:table-cell office:value-type="string" calcext:value-type="string">
            <text:p>/var/kat/archive3/data/MeerKATAR1/telescope_products/2018/03/03/1520063046.h5</text:p>
          </table:table-cell>
          <table:table-cell office:value-type="string" calcext:value-type="string">
            <text:p>/home/kat/katsdpscripts/observation/bf_phaseup.py --horizon=20 -t 64 -n off --description=MKAIV-405 Generic AR1 Phaseup --proposal-id=MKAIV-330 --program-block-id=MKAIV-405 --issue-id=MKAIV-405 --sb-id-code=20180303-0068 --description=MKAIV-405 Generic AR1 Phaseup - SKARAB --observer=Lindsay --config-label=b2bc6c8,bb6f6c8</text:p>
          </table:table-cell>
        </table:table-row>
        <table:table-row table:style-name="ro1">
          <table:table-cell office:value-type="string" calcext:value-type="string">
            <text:p>20180303-0069</text:p>
          </table:table-cell>
          <table:table-cell office:value-type="string" calcext:value-type="string">
            <text:p>Lindsay</text:p>
          </table:table-cell>
          <table:table-cell office:value-type="string" calcext:value-type="string">
            <text:p>2018-03-03T07:48:56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69/progress</text:p>
          </table:table-cell>
          <table:table-cell office:value-type="string" calcext:value-type="string">
            <text:p>http://kat-archive.kat.ac.za:8080/archive_search/#{"ei":"20180303-0069","so":true,"a":true,"b":true,"ob":false,"rs":{}}</text:p>
          </table:table-cell>
          <table:table-cell office:value-type="string" calcext:value-type="string">
            <text:p>http://kat-archive.kat.ac.za/archive3/data/MeerKATAR1/reduction_products/1520079688/1520063337.h5_AR1_observation_report.pdf</text:p>
          </table:table-cell>
          <table:table-cell office:value-type="float" office:value="-1" calcext:value-type="float">
            <text:p>-1</text:p>
          </table:table-cell>
          <table:table-cell office:value-type="string" calcext:value-type="string">
            <text:p>/var/kat/archive3/data/MeerKATAR1/telescope_products/2018/03/03/1520063337.h5</text:p>
          </table:table-cell>
          <table:table-cell office:value-type="string" calcext:value-type="string">
            <text:p>/home/kat/katsdpscripts/observation/bf_phaseup.py --horizon=20 -t 64 -n off --description=MKAIV-405 Generic AR1 Phaseup --proposal-id=MKAIV-330 --program-block-id=MKAIV-405 --issue-id=MKAIV-405 --sb-id-code=20180303-0069 --description=MKAIV-405 Generic AR1 Phaseup - SKARAB --observer=Lindsay --config-label=b2bc6c8,bb6f6c8</text:p>
          </table:table-cell>
        </table:table-row>
        <table:table-row table:style-name="ro1">
          <table:table-cell office:value-type="string" calcext:value-type="string">
            <text:p>20180303-0072</text:p>
          </table:table-cell>
          <table:table-cell office:value-type="string" calcext:value-type="string">
            <text:p>Lindsay</text:p>
          </table:table-cell>
          <table:table-cell office:value-type="string" calcext:value-type="string">
            <text:p>2018-03-03T07:53:46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2/progress</text:p>
          </table:table-cell>
          <table:table-cell office:value-type="string" calcext:value-type="string">
            <text:p>http://kat-archive.kat.ac.za:8080/archive_search/#{"ei":"20180303-0072","so":true,"a":true,"b":true,"ob":false,"rs":{}}</text:p>
          </table:table-cell>
          <table:table-cell office:value-type="string" calcext:value-type="string">
            <text:p>http://kat-archive.kat.ac.za/archive3/data/MeerKATAR1/reduction_products/1520078425/1520063628.h5_AR1_observation_report.pdf</text:p>
          </table:table-cell>
          <table:table-cell office:value-type="float" office:value="-1" calcext:value-type="float">
            <text:p>-1</text:p>
          </table:table-cell>
          <table:table-cell office:value-type="string" calcext:value-type="string">
            <text:p>/var/kat/archive3/data/MeerKATAR1/telescope_products/2018/03/03/1520063628.h5</text:p>
          </table:table-cell>
          <table:table-cell office:value-type="string" calcext:value-type="string">
            <text:p>/home/kat/katsdpscripts/observation/bf_phaseup.py --horizon=20 -t 64 -n off --description=MKAIV-405 Generic AR1 Phaseup --proposal-id=MKAIV-330 --program-block-id=MKAIV-405 --issue-id=MKAIV-405 --sb-id-code=20180303-0072 --description=MKAIV-405 Generic AR1 Phaseup - SKARAB --observer=Lindsay --config-label=b2bc6c8,bb6f6c8</text:p>
          </table:table-cell>
        </table:table-row>
        <table:table-row table:style-name="ro1">
          <table:table-cell office:value-type="string" calcext:value-type="string">
            <text:p>20180303-0070</text:p>
          </table:table-cell>
          <table:table-cell office:value-type="string" calcext:value-type="string">
            <text:p>Lindsay</text:p>
          </table:table-cell>
          <table:table-cell office:value-type="string" calcext:value-type="string">
            <text:p>2018-03-03T07:58:38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0/progress</text:p>
          </table:table-cell>
          <table:table-cell office:value-type="string" calcext:value-type="string">
            <text:p>http://kat-archive.kat.ac.za:8080/archive_search/#{"ei":"20180303-0070","so":true,"a":true,"b":true,"ob":false,"rs":{}}</text:p>
          </table:table-cell>
          <table:table-cell office:value-type="string" calcext:value-type="string">
            <text:p>http://kat-archive.kat.ac.za/archive3/data/MeerKATAR1/reduction_products/1520079988/1520063920.h5_AR1_observation_report.pdf</text:p>
          </table:table-cell>
          <table:table-cell office:value-type="float" office:value="-1" calcext:value-type="float">
            <text:p>-1</text:p>
          </table:table-cell>
          <table:table-cell office:value-type="string" calcext:value-type="string">
            <text:p>/var/kat/archive3/data/MeerKATAR1/telescope_products/2018/03/03/1520063920.h5</text:p>
          </table:table-cell>
          <table:table-cell office:value-type="string" calcext:value-type="string">
            <text:p>/home/kat/katsdpscripts/observation/bf_phaseup.py --horizon=20 -t 64 -n off --description=MKAIV-405 Generic AR1 Phaseup --proposal-id=MKAIV-330 --program-block-id=MKAIV-405 --issue-id=MKAIV-405 --sb-id-code=20180303-0070 --description=MKAIV-405 Generic AR1 Phaseup - SKARAB --observer=Lindsay --config-label=b2bc6c8,bb6f6c8</text:p>
          </table:table-cell>
        </table:table-row>
        <table:table-row table:style-name="ro1">
          <table:table-cell office:value-type="string" calcext:value-type="string">
            <text:p>20180303-0071</text:p>
          </table:table-cell>
          <table:table-cell office:value-type="string" calcext:value-type="string">
            <text:p>Lindsay</text:p>
          </table:table-cell>
          <table:table-cell office:value-type="string" calcext:value-type="string">
            <text:p>2018-03-03T08:03:26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1/progress</text:p>
          </table:table-cell>
          <table:table-cell office:value-type="string" calcext:value-type="string">
            <text:p>http://kat-archive.kat.ac.za:8080/archive_search/#{"ei":"20180303-0071","so":true,"a":true,"b":true,"ob":false,"rs":{}}</text:p>
          </table:table-cell>
          <table:table-cell office:value-type="string" calcext:value-type="string">
            <text:p>http://kat-archive.kat.ac.za/archive3/data/MeerKATAR1/reduction_products/1520079534/1520064207.h5_AR1_observation_report.pdf</text:p>
          </table:table-cell>
          <table:table-cell office:value-type="float" office:value="-1" calcext:value-type="float">
            <text:p>-1</text:p>
          </table:table-cell>
          <table:table-cell office:value-type="string" calcext:value-type="string">
            <text:p>/var/kat/archive3/data/MeerKATAR1/telescope_products/2018/03/03/1520064207.h5</text:p>
          </table:table-cell>
          <table:table-cell office:value-type="string" calcext:value-type="string">
            <text:p>/home/kat/katsdpscripts/observation/bf_phaseup.py --horizon=20 -t 64 -n off --description=MKAIV-405 Generic AR1 Phaseup --proposal-id=MKAIV-330 --program-block-id=MKAIV-405 --issue-id=MKAIV-405 --sb-id-code=20180303-0071 --description=MKAIV-405 Generic AR1 Phaseup - SKARAB --observer=Lindsay --config-label=b2bc6c8,bb6f6c8</text:p>
          </table:table-cell>
        </table:table-row>
        <table:table-row table:style-name="ro1">
          <table:table-cell office:value-type="string" calcext:value-type="string">
            <text:p>20180303-0073</text:p>
          </table:table-cell>
          <table:table-cell office:value-type="string" calcext:value-type="string">
            <text:p>Lindsay</text:p>
          </table:table-cell>
          <table:table-cell office:value-type="string" calcext:value-type="string">
            <text:p>2018-03-03T08:12:54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3/progress</text:p>
          </table:table-cell>
          <table:table-cell office:value-type="string" calcext:value-type="string">
            <text:p>http://kat-archive.kat.ac.za:8080/archive_search/#{"ei":"20180303-0073","so":true,"a":true,"b":true,"ob":false,"rs":{}}</text:p>
          </table:table-cell>
          <table:table-cell office:value-type="string" calcext:value-type="string">
            <text:p>http://kat-archive.kat.ac.za/archive3/data/MeerKATAR1/reduction_products/1520080286/1520064774.h5_AR1_observation_report.pdf</text:p>
          </table:table-cell>
          <table:table-cell office:value-type="float" office:value="-1" calcext:value-type="float">
            <text:p>-1</text:p>
          </table:table-cell>
          <table:table-cell office:value-type="string" calcext:value-type="string">
            <text:p>/var/kat/archive3/data/MeerKATAR1/telescope_products/2018/03/03/1520064774.h5</text:p>
          </table:table-cell>
          <table:table-cell office:value-type="string" calcext:value-type="string">
            <text:p>/home/kat/katsdpscripts/observation/bf_phaseup.py --horizon=20 -t 64 -n off --description=MKAIV-405 Generic AR1 Phaseup --proposal-id=MKAIV-330 --program-block-id=MKAIV-405 --issue-id=MKAIV-405 --sb-id-code=20180303-0073 --description=MKAIV-405 Generic AR1 Phaseup - SKARAB --observer=Lindsay --config-label=b2bc6c8,bb6f6c8</text:p>
          </table:table-cell>
        </table:table-row>
        <table:table-row table:style-name="ro1">
          <table:table-cell office:value-type="string" calcext:value-type="string">
            <text:p>20180303-0074</text:p>
          </table:table-cell>
          <table:table-cell office:value-type="string" calcext:value-type="string">
            <text:p>Lindsay</text:p>
          </table:table-cell>
          <table:table-cell office:value-type="string" calcext:value-type="string">
            <text:p>2018-03-03T08:31:27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4/progress</text:p>
          </table:table-cell>
          <table:table-cell office:value-type="string" calcext:value-type="string">
            <text:p>http://kat-archive.kat.ac.za:8080/archive_search/#{"ei":"20180303-0074","so":true,"a":true,"b":true,"ob":false,"rs":{}}</text:p>
          </table:table-cell>
          <table:table-cell office:value-type="string" calcext:value-type="string">
            <text:p>http://kat-archive.kat.ac.za/archive3/data/MeerKATAR1/reduction_products/1520080062/1520065889.h5_AR1_observation_report.pdf</text:p>
          </table:table-cell>
          <table:table-cell office:value-type="float" office:value="-1" calcext:value-type="float">
            <text:p>-1</text:p>
          </table:table-cell>
          <table:table-cell office:value-type="string" calcext:value-type="string">
            <text:p>/var/kat/archive3/data/MeerKATAR1/telescope_products/2018/03/03/1520065889.h5</text:p>
          </table:table-cell>
          <table:table-cell office:value-type="string" calcext:value-type="string">
            <text:p>/home/kat/katsdpscripts/observation/bf_phaseup.py --horizon=20 -t 64 -n off --description=MKAIV-405 Generic AR1 Phaseup --proposal-id=MKAIV-330 --program-block-id=MKAIV-405 --issue-id=MKAIV-405 --sb-id-code=20180303-0074 --description=MKAIV-405 Generic AR1 Phaseup - SKARAB --observer=Lindsay --config-label=b2bc6c8,bb6f6c8</text:p>
          </table:table-cell>
        </table:table-row>
        <table:table-row table:style-name="ro1">
          <table:table-cell office:value-type="string" calcext:value-type="string">
            <text:p>20180303-0067</text:p>
          </table:table-cell>
          <table:table-cell office:value-type="string" calcext:value-type="string">
            <text:p>Lindsay</text:p>
          </table:table-cell>
          <table:table-cell office:value-type="string" calcext:value-type="string">
            <text:p>2018-03-03T08:36:19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67/progress</text:p>
          </table:table-cell>
          <table:table-cell office:value-type="string" calcext:value-type="string">
            <text:p>http://kat-archive.kat.ac.za:8080/archive_search/#{"ei":"20180303-0067","so":true,"a":true,"b":true,"ob":false,"rs":{}}</text:p>
          </table:table-cell>
          <table:table-cell office:value-type="string" calcext:value-type="string">
            <text:p>http://kat-archive.kat.ac.za/archive3/data/MeerKATAR1/reduction_products/1520080361/1520066181.h5_AR1_observation_report.pdf</text:p>
          </table:table-cell>
          <table:table-cell office:value-type="float" office:value="-1" calcext:value-type="float">
            <text:p>-1</text:p>
          </table:table-cell>
          <table:table-cell office:value-type="string" calcext:value-type="string">
            <text:p>/var/kat/archive3/data/MeerKATAR1/telescope_products/2018/03/03/1520066181.h5</text:p>
          </table:table-cell>
          <table:table-cell office:value-type="string" calcext:value-type="string">
            <text:p>/home/kat/katsdpscripts/observation/bf_phaseup.py --horizon=20 -t 64 -n off --description=MKAIV-405 Generic AR1 Phaseup --proposal-id=MKAIV-330 --program-block-id=MKAIV-405 --issue-id=MKAIV-405 --sb-id-code=20180303-0067 --description=MKAIV-405 Generic AR1 Phaseup - SKARAB --observer=Lindsay --config-label=b2bc6c8,bb6f6c8</text:p>
          </table:table-cell>
        </table:table-row>
        <table:table-row table:style-name="ro1">
          <table:table-cell office:value-type="string" calcext:value-type="string">
            <text:p>20180303-0065</text:p>
          </table:table-cell>
          <table:table-cell office:value-type="string" calcext:value-type="string">
            <text:p>sarah</text:p>
          </table:table-cell>
          <table:table-cell office:value-type="string" calcext:value-type="string">
            <text:p>2018-03-03T08:36:34Z</text:p>
          </table:table-cell>
          <table:table-cell office:value-type="string" calcext:value-type="string">
            <text:p>MKAIV-405 Generic AR1 phaseup</text:p>
          </table:table-cell>
          <table:table-cell office:value-type="float" office:value="199" calcext:value-type="float">
            <text:p>19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65/progress</text:p>
          </table:table-cell>
          <table:table-cell office:value-type="string" calcext:value-type="string">
            <text:p>http://kat-archive.kat.ac.za:8080/archive_search/#{"ei":"20180303-0065","so":true,"a":true,"b":true,"ob":false,"rs":{}}</text:p>
          </table:table-cell>
          <table:table-cell office:value-type="string" calcext:value-type="string">
            <text:p>http://kat-archive.kat.ac.za/archive3/data/MeerKATAR1/reduction_products/1520078349/1520066194.h5_AR1_observation_report.pdf</text:p>
          </table:table-cell>
          <table:table-cell office:value-type="float" office:value="1" calcext:value-type="float">
            <text:p>1</text:p>
          </table:table-cell>
          <table:table-cell office:value-type="string" calcext:value-type="string">
            <text:p>/var/kat/archive3/data/MeerKATAR1/telescope_products/2018/03/03/1520066194.h5</text:p>
          </table:table-cell>
          <table:table-cell office:value-type="string" calcext:value-type="string">
            <text:p>/home/kat/katsdpscripts/observation/bf_phaseup.py -t 64 --horizon=20 -n off --proposal-id=MKAIV-330 --program-block-id=MKAIV-405 --issue-id=MKAIV-405 --sb-id-code=20180303-0065 --description=MKAIV-405 Generic AR1 phaseup --observer=sarah --config-label=b2bc6c8,bb6f6c8</text:p>
          </table:table-cell>
        </table:table-row>
        <table:table-row table:style-name="ro1">
          <table:table-cell office:value-type="string" calcext:value-type="string">
            <text:p>20180303-0066</text:p>
          </table:table-cell>
          <table:table-cell office:value-type="string" calcext:value-type="string">
            <text:p>sarah</text:p>
          </table:table-cell>
          <table:table-cell office:value-type="string" calcext:value-type="string">
            <text:p>2018-03-03T08:42:47Z</text:p>
          </table:table-cell>
          <table:table-cell office:value-type="string" calcext:value-type="string">
            <text:p>MKAIV-387: CBF J1939 2134</text:p>
          </table:table-cell>
          <table:table-cell office:value-type="float" office:value="3622" calcext:value-type="float">
            <text:p>3622</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66/progress</text:p>
          </table:table-cell>
          <table:table-cell office:value-type="string" calcext:value-type="string">
            <text:p>http://kat-archive.kat.ac.za:8080/archive_search/#{"ei":"20180303-0066","so":true,"a":true,"b":true,"ob":false,"rs":{}}</text:p>
          </table:table-cell>
          <table:table-cell office:value-type="string" calcext:value-type="string">
            <text:p>http://kat-archive.kat.ac.za/archive3/data/MeerKATAR1/reduction_products/1520078688/1520066567.h5_AR1_observation_report.pdf</text:p>
          </table:table-cell>
          <table:table-cell office:value-type="float" office:value="1" calcext:value-type="float">
            <text:p>1</text:p>
          </table:table-cell>
          <table:table-cell office:value-type="string" calcext:value-type="string">
            <text:p>/var/kat/archive3/data/MeerKATAR1/telescope_products/2018/03/03/1520066567.h5</text:p>
          </table:table-cell>
          <table:table-cell office:value-type="string" calcext:value-type="string">
            <text:p>/home/kat/katusescripts/ptuse/beamform_single_pulsar.py J1939 2134 -t 3600 -B 856 -F 1284 --horizon 15 --proposal-id=FST-TRNS --program-block-id=MKAIV-387 --issue-id=MKAIV-387 --sb-id-code=20180303-0066 --description=MKAIV-387: CBF J1939 2134 --observer=sarah --config-label=b2bc6c8,bb6f6c8</text:p>
          </table:table-cell>
        </table:table-row>
        <table:table-row table:style-name="ro1">
          <table:table-cell office:value-type="string" calcext:value-type="string">
            <text:p>20180303-0075</text:p>
          </table:table-cell>
          <table:table-cell office:value-type="string" calcext:value-type="string">
            <text:p>Lindsay</text:p>
          </table:table-cell>
          <table:table-cell office:value-type="string" calcext:value-type="string">
            <text:p>2018-03-03T09:02:11Z</text:p>
          </table:table-cell>
          <table:table-cell office:value-type="string" calcext:value-type="string">
            <text:p>MKAIV-584 Generic AR1 delaycal SKARAB</text:p>
          </table:table-cell>
          <table:table-cell office:value-type="float" office:value="167" calcext:value-type="float">
            <text:p>167</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5/progress</text:p>
          </table:table-cell>
          <table:table-cell office:value-type="string" calcext:value-type="string">
            <text:p>http://kat-archive.kat.ac.za:8080/archive_search/#{"ei":"20180303-0075","so":true,"a":true,"b":true,"ob":false,"rs":{}}</text:p>
          </table:table-cell>
          <table:table-cell office:value-type="string" calcext:value-type="string">
            <text:p>http://kat-archive.kat.ac.za/archive3/data/MeerKATAR1/reduction_products/1520077946/1520067731.h5_AR1_observation_report.pdf</text:p>
          </table:table-cell>
          <table:table-cell office:value-type="float" office:value="-1" calcext:value-type="float">
            <text:p>-1</text:p>
          </table:table-cell>
          <table:table-cell office:value-type="string" calcext:value-type="string">
            <text:p>/var/kat/archive3/data/MeerKATAR1/telescope_products/2018/03/03/1520067731.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3-0075 --description=MKAIV-584 Generic AR1 delaycal SKARAB --observer=Lindsay --config-label=b2bc6c8,bb6f6c8</text:p>
          </table:table-cell>
        </table:table-row>
        <table:table-row table:style-name="ro1">
          <table:table-cell office:value-type="string" calcext:value-type="string">
            <text:p>20180303-0076</text:p>
          </table:table-cell>
          <table:table-cell office:value-type="string" calcext:value-type="string">
            <text:p>Lindsay</text:p>
          </table:table-cell>
          <table:table-cell office:value-type="string" calcext:value-type="string">
            <text:p>2018-03-03T09:53:33Z</text:p>
          </table:table-cell>
          <table:table-cell office:value-type="string" calcext:value-type="string">
            <text:p>MKAIV-584 Generic AR1 delaycal SKARAB</text:p>
          </table:table-cell>
          <table:table-cell office:value-type="float" office:value="239" calcext:value-type="float">
            <text:p>239</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6/progress</text:p>
          </table:table-cell>
          <table:table-cell office:value-type="string" calcext:value-type="string">
            <text:p>http://kat-archive.kat.ac.za:8080/archive_search/#{"ei":"20180303-0076","so":true,"a":true,"b":true,"ob":false,"rs":{}}</text:p>
          </table:table-cell>
          <table:table-cell office:value-type="string" calcext:value-type="string">
            <text:p>http://kat-archive.kat.ac.za/archive3/data/MeerKATAR1/reduction_products/1520079763/1520070813.h5_AR1_observation_report.pdf</text:p>
          </table:table-cell>
          <table:table-cell office:value-type="float" office:value="-1" calcext:value-type="float">
            <text:p>-1</text:p>
          </table:table-cell>
          <table:table-cell office:value-type="string" calcext:value-type="string">
            <text:p>/var/kat/archive3/data/MeerKATAR1/telescope_products/2018/03/03/1520070813.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3-0076 --description=MKAIV-584 Generic AR1 delaycal SKARAB --observer=Lindsay --config-label=b2bc6c8,bb6f6c8</text:p>
          </table:table-cell>
        </table:table-row>
        <table:table-row table:style-name="ro1">
          <table:table-cell office:value-type="string" calcext:value-type="string">
            <text:p>20180303-0077</text:p>
          </table:table-cell>
          <table:table-cell office:value-type="string" calcext:value-type="string">
            <text:p>sarah</text:p>
          </table:table-cell>
          <table:table-cell office:value-type="string" calcext:value-type="string">
            <text:p>2018-03-03T10:01:55Z</text:p>
          </table:table-cell>
          <table:table-cell office:value-type="string" calcext:value-type="string">
            <text:p>MKAIV-405 Generic AR1 phaseup</text:p>
          </table:table-cell>
          <table:table-cell office:value-type="float" office:value="231" calcext:value-type="float">
            <text:p>23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77/progress</text:p>
          </table:table-cell>
          <table:table-cell office:value-type="string" calcext:value-type="string">
            <text:p>http://kat-archive.kat.ac.za:8080/archive_search/#{"ei":"20180303-0077","so":true,"a":true,"b":true,"ob":false,"rs":{}}</text:p>
          </table:table-cell>
          <table:table-cell office:value-type="string" calcext:value-type="string">
            <text:p>http://kat-archive.kat.ac.za/archive3/data/MeerKATAR1/reduction_products/1520079123/1520071303.h5_AR1_observation_report.pdf</text:p>
          </table:table-cell>
          <table:table-cell office:value-type="float" office:value="1" calcext:value-type="float">
            <text:p>1</text:p>
          </table:table-cell>
          <table:table-cell office:value-type="string" calcext:value-type="string">
            <text:p>/var/kat/archive3/data/MeerKATAR1/telescope_products/2018/03/03/1520071303.h5</text:p>
          </table:table-cell>
          <table:table-cell office:value-type="string" calcext:value-type="string">
            <text:p>/home/kat/katsdpscripts/observation/bf_phaseup.py -t 64 --horizon=20 -n off --proposal-id=MKAIV-330 --program-block-id=MKAIV-405 --issue-id=MKAIV-405 --sb-id-code=20180303-0077 --description=MKAIV-405 Generic AR1 phaseup --observer=sarah --config-label=b2bc6c8,bb6f6c8</text:p>
          </table:table-cell>
        </table:table-row>
        <table:table-row table:style-name="ro1">
          <table:table-cell office:value-type="string" calcext:value-type="string">
            <text:p>20180303-0078</text:p>
          </table:table-cell>
          <table:table-cell office:value-type="string" calcext:value-type="string">
            <text:p>BHugo</text:p>
          </table:table-cell>
          <table:table-cell office:value-type="string" calcext:value-type="string">
            <text:p>2018-03-03T10:06:26Z</text:p>
          </table:table-cell>
          <table:table-cell office:value-type="string" calcext:value-type="string">
            <text:p>MKAIV-584 Generic AR1 delaycal</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78/progress</text:p>
          </table:table-cell>
          <table:table-cell office:value-type="string" calcext:value-type="string">
            <text:p>http://kat-archive.kat.ac.za:8080/archive_search/#{"ei":"20180303-0078","so":true,"a":true,"b":true,"ob":false,"rs":{}}</text:p>
          </table:table-cell>
          <table:table-cell office:value-type="string" calcext:value-type="string">
            <text:p>http://kat-archive.kat.ac.za/archive3/data/MeerKATAR1/reduction_products/1520079015/1520071586.h5_AR1_observation_report.pdf</text:p>
          </table:table-cell>
          <table:table-cell office:value-type="float" office:value="1" calcext:value-type="float">
            <text:p>1</text:p>
          </table:table-cell>
          <table:table-cell office:value-type="string" calcext:value-type="string">
            <text:p>/var/kat/archive3/data/MeerKATAR1/telescope_products/2018/03/03/1520071586.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3-0078 --description=MKAIV-584 Generic AR1 delaycal --observer=BHugo --config-label=b2bc6c8,bb6f6c8</text:p>
          </table:table-cell>
        </table:table-row>
        <table:table-row table:style-name="ro1">
          <table:table-cell office:value-type="string" calcext:value-type="string">
            <text:p>20180303-0079</text:p>
          </table:table-cell>
          <table:table-cell office:value-type="string" calcext:value-type="string">
            <text:p>Lindsay</text:p>
          </table:table-cell>
          <table:table-cell office:value-type="string" calcext:value-type="string">
            <text:p>2018-03-03T10:06:51Z</text:p>
          </table:table-cell>
          <table:table-cell office:value-type="string" calcext:value-type="string">
            <text:p>MKAIV-405 Generic AR1 Phaseup - SKARAB</text:p>
          </table:table-cell>
          <table:table-cell office:value-type="float" office:value="255" calcext:value-type="float">
            <text:p>255</text:p>
          </table:table-cell>
          <table:table-cell office:value-type="float" office:value="4096" calcext:value-type="float">
            <text:p>4096</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m003 m006 m007 m008</text:p>
          </table:table-cell>
          <table:table-cell office:value-type="string" calcext:value-type="string">
            <text:p>http://obs.mkat.karoo.kat.ac.za:8081/tailtask/20180303-0079/progress</text:p>
          </table:table-cell>
          <table:table-cell office:value-type="string" calcext:value-type="string">
            <text:p>http://kat-archive.kat.ac.za:8080/archive_search/#{"ei":"20180303-0079","so":true,"a":true,"b":true,"ob":false,"rs":{}}</text:p>
          </table:table-cell>
          <table:table-cell office:value-type="string" calcext:value-type="string">
            <text:p>http://kat-archive.kat.ac.za/archive3/data/MeerKATAR1/reduction_products/1520079207/1520071611.h5_AR1_observation_report.pdf</text:p>
          </table:table-cell>
          <table:table-cell office:value-type="float" office:value="-1" calcext:value-type="float">
            <text:p>-1</text:p>
          </table:table-cell>
          <table:table-cell office:value-type="string" calcext:value-type="string">
            <text:p>/var/kat/archive3/data/MeerKATAR1/telescope_products/2018/03/03/1520071611.h5</text:p>
          </table:table-cell>
          <table:table-cell office:value-type="string" calcext:value-type="string">
            <text:p>/home/kat/katsdpscripts/observation/bf_phaseup.py --horizon=20 -t 64 -n off --description=MKAIV-405 Generic AR1 Phaseup --proposal-id=MKAIV-330 --program-block-id=MKAIV-405 --issue-id=MKAIV-405 --sb-id-code=20180303-0079 --description=MKAIV-405 Generic AR1 Phaseup - SKARAB --observer=Lindsay --config-label=b2bc6c8,bb6f6c8</text:p>
          </table:table-cell>
        </table:table-row>
        <table:table-row table:style-name="ro1">
          <table:table-cell office:value-type="string" calcext:value-type="string">
            <text:p>20180303-0012</text:p>
          </table:table-cell>
          <table:table-cell office:value-type="string" calcext:value-type="string">
            <text:p>sarah</text:p>
          </table:table-cell>
          <table:table-cell office:value-type="string" calcext:value-type="string">
            <text:p>2018-03-03T10:10:24Z</text:p>
          </table:table-cell>
          <table:table-cell office:value-type="string" calcext:value-type="string">
            <text:p>MKAIV-405 Generic AR1 flatten phaseupfb</text:p>
          </table:table-cell>
          <table:table-cell office:value-type="float" office:value="719" calcext:value-type="float">
            <text:p>71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2/progress</text:p>
          </table:table-cell>
          <table:table-cell office:value-type="string" calcext:value-type="string">
            <text:p>http://kat-archive.kat.ac.za:8080/archive_search/#{"ei":"20180303-0012","so":true,"a":true,"b":true,"ob":false,"rs":{}}</text:p>
          </table:table-cell>
          <table:table-cell office:value-type="string" calcext:value-type="string">
            <text:p>http://kat-archive.kat.ac.za/archive3/data/MeerKATAR1/reduction_products/1520078070/1520071824.h5_AR1_observation_report.pdf</text:p>
          </table:table-cell>
          <table:table-cell office:value-type="float" office:value="1" calcext:value-type="float">
            <text:p>1</text:p>
          </table:table-cell>
          <table:table-cell office:value-type="string" calcext:value-type="string">
            <text:p>/var/kat/archive3/data/MeerKATAR1/telescope_products/2018/03/03/1520071824.h5</text:p>
          </table:table-cell>
          <table:table-cell office:value-type="string" calcext:value-type="string">
            <text:p>/home/kat/katsdpscripts/observation/bf_phaseup.py -t 600 --horizon=20 --flatten-bandpass -n off --proposal-id=MKAIV-330 --program-block-id=MKAIV-405 --issue-id=MKAIV-405 --sb-id-code=20180303-0012 --description=MKAIV-405 Generic AR1 flatten phaseupfb --observer=sarah --config-label=b2bc6c8,bb6f6c8</text:p>
          </table:table-cell>
        </table:table-row>
        <table:table-row table:style-name="ro1">
          <table:table-cell office:value-type="string" calcext:value-type="string">
            <text:p>20180303-0013</text:p>
          </table:table-cell>
          <table:table-cell office:value-type="string" calcext:value-type="string">
            <text:p>sarah</text:p>
          </table:table-cell>
          <table:table-cell office:value-type="string" calcext:value-type="string">
            <text:p>2018-03-03T10:25:47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3/progress</text:p>
          </table:table-cell>
          <table:table-cell office:value-type="string" calcext:value-type="string">
            <text:p>http://kat-archive.kat.ac.za:8080/archive_search/#{"ei":"20180303-0013","so":true,"a":true,"b":true,"ob":false,"rs":{}}</text:p>
          </table:table-cell>
          <table:table-cell office:value-type="string" calcext:value-type="string">
            <text:p>http://kat-archive.kat.ac.za/archive3/data/MeerKATAR1/reduction_products/1520078921/1520072746.h5_AR1_observation_report.pdf</text:p>
          </table:table-cell>
          <table:table-cell office:value-type="float" office:value="1" calcext:value-type="float">
            <text:p>1</text:p>
          </table:table-cell>
          <table:table-cell office:value-type="string" calcext:value-type="string">
            <text:p>/var/kat/archive3/data/MeerKATAR1/telescope_products/2018/03/03/1520072746.h5</text:p>
          </table:table-cell>
          <table:table-cell office:value-type="string" calcext:value-type="string">
            <text:p>/home/kat/katusescripts/ptuse/beamform_single_pulsar.py J0437-4715 -t 1800 -B 856 -F 1284 --horizon 20 --proposal-id=FST-TRNS --program-block-id=MKAIV-387 --issue-id=MKAIV-387 --sb-id-code=20180303-0013 --description=MKAIV-387: CBF J0437-4715 --observer=sarah --config-label=b2bc6c8,bb6f6c8</text:p>
          </table:table-cell>
        </table:table-row>
        <table:table-row table:style-name="ro1">
          <table:table-cell office:value-type="string" calcext:value-type="string">
            <text:p>20180303-0044</text:p>
          </table:table-cell>
          <table:table-cell office:value-type="string" calcext:value-type="string">
            <text:p>sarah</text:p>
          </table:table-cell>
          <table:table-cell office:value-type="string" calcext:value-type="string">
            <text:p>2018-03-03T10:57:07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4/progress</text:p>
          </table:table-cell>
          <table:table-cell office:value-type="string" calcext:value-type="string">
            <text:p>http://kat-archive.kat.ac.za:8080/archive_search/#{"ei":"20180303-0044","so":true,"a":true,"b":true,"ob":false,"rs":{}}</text:p>
          </table:table-cell>
          <table:table-cell office:value-type="string" calcext:value-type="string">
            <text:p>http://kat-archive.kat.ac.za/archive3/data/MeerKATAR1/reduction_products/1520077864/1520074623.h5_AR1_observation_report.pdf</text:p>
          </table:table-cell>
          <table:table-cell office:value-type="float" office:value="1" calcext:value-type="float">
            <text:p>1</text:p>
          </table:table-cell>
          <table:table-cell office:value-type="string" calcext:value-type="string">
            <text:p>/var/kat/archive3/data/MeerKATAR1/telescope_products/2018/03/03/1520074623.h5</text:p>
          </table:table-cell>
          <table:table-cell office:value-type="string" calcext:value-type="string">
            <text:p>/home/kat/katusescripts/ptuse/beamform_single_pulsar.py J0437-4715 -t 1800 -B 856 -F 1284 --horizon 20 --proposal-id=FST-TRNS --program-block-id=MKAIV-387 --issue-id=MKAIV-387 --sb-id-code=20180303-0044 --description=MKAIV-387: CBF J0437-4715 --observer=sarah --config-label=b2bc6c8,bb6f6c8</text:p>
          </table:table-cell>
        </table:table-row>
        <table:table-row table:style-name="ro1">
          <table:table-cell office:value-type="string" calcext:value-type="string">
            <text:p>20180303-0014</text:p>
          </table:table-cell>
          <table:table-cell office:value-type="string" calcext:value-type="string">
            <text:p>sarah</text:p>
          </table:table-cell>
          <table:table-cell office:value-type="string" calcext:value-type="string">
            <text:p>2018-03-03T11:28:06Z</text:p>
          </table:table-cell>
          <table:table-cell office:value-type="string" calcext:value-type="string">
            <text:p>MKAIV-405 Generic AR1 phaseup</text:p>
          </table:table-cell>
          <table:table-cell office:value-type="float" office:value="207" calcext:value-type="float">
            <text:p>2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4/progress</text:p>
          </table:table-cell>
          <table:table-cell office:value-type="string" calcext:value-type="string">
            <text:p>http://kat-archive.kat.ac.za:8080/archive_search/#{"ei":"20180303-0014","so":true,"a":true,"b":true,"ob":false,"rs":{}}</text:p>
          </table:table-cell>
          <table:table-cell office:value-type="string" calcext:value-type="string">
            <text:p>http://kat-archive.kat.ac.za/archive3/data/MeerKATAR1/reduction_products/1520077685/1520076483.h5_AR1_observation_report.pdf</text:p>
          </table:table-cell>
          <table:table-cell office:value-type="float" office:value="1" calcext:value-type="float">
            <text:p>1</text:p>
          </table:table-cell>
          <table:table-cell office:value-type="string" calcext:value-type="string">
            <text:p>/var/kat/archive3/data/MeerKATAR1/telescope_products/2018/03/03/1520076483.h5</text:p>
          </table:table-cell>
          <table:table-cell office:value-type="string" calcext:value-type="string">
            <text:p>/home/kat/katsdpscripts/observation/bf_phaseup.py -t 64 --horizon=20 -n off --proposal-id=MKAIV-330 --program-block-id=MKAIV-405 --issue-id=MKAIV-405 --sb-id-code=20180303-0014 --description=MKAIV-405 Generic AR1 phaseup --observer=sarah --config-label=b2bc6c8,bb6f6c8</text:p>
          </table:table-cell>
        </table:table-row>
        <table:table-row table:style-name="ro1">
          <table:table-cell office:value-type="string" calcext:value-type="string">
            <text:p>20180303-0046</text:p>
          </table:table-cell>
          <table:table-cell office:value-type="string" calcext:value-type="string">
            <text:p>sarah</text:p>
          </table:table-cell>
          <table:table-cell office:value-type="string" calcext:value-type="string">
            <text:p>2018-03-03T11:33:20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6/progress</text:p>
          </table:table-cell>
          <table:table-cell office:value-type="string" calcext:value-type="string">
            <text:p>http://kat-archive.kat.ac.za:8080/archive_search/#{"ei":"20180303-0046","so":true,"a":true,"b":true,"ob":false,"rs":{}}</text:p>
          </table:table-cell>
          <table:table-cell office:value-type="string" calcext:value-type="string">
            <text:p>http://kat-archive.kat.ac.za/archive3/data/MeerKATAR1/reduction_products/1520080587/1520076794.h5_AR1_observation_report.pdf</text:p>
          </table:table-cell>
          <table:table-cell office:value-type="float" office:value="0" calcext:value-type="float">
            <text:p>0</text:p>
          </table:table-cell>
          <table:table-cell office:value-type="string" calcext:value-type="string">
            <text:p>/var/kat/archive3/data/MeerKATAR1/telescope_products/2018/03/03/1520076794.h5</text:p>
          </table:table-cell>
          <table:table-cell office:value-type="string" calcext:value-type="string">
            <text:p>/home/kat/katusescripts/ptuse/beamform_single_pulsar.py J0437-4715 -t 1800 -B 856 -F 1284 --horizon 20 --proposal-id=FST-TRNS --program-block-id=MKAIV-387 --issue-id=MKAIV-387 --sb-id-code=20180303-0046 --description=MKAIV-387: CBF J0437-4715 --observer=sarah --config-label=b2bc6c8,bb6f6c8</text:p>
          </table:table-cell>
        </table:table-row>
        <table:table-row table:style-name="ro1">
          <table:table-cell office:value-type="string" calcext:value-type="string">
            <text:p>20180303-0015</text:p>
          </table:table-cell>
          <table:table-cell office:value-type="string" calcext:value-type="string">
            <text:p>sarah</text:p>
          </table:table-cell>
          <table:table-cell office:value-type="string" calcext:value-type="string">
            <text:p>2018-03-03T12:04:52Z</text:p>
          </table:table-cell>
          <table:table-cell office:value-type="string" calcext:value-type="string">
            <text:p>MKAIV-387: CBF J0437-4715</text:p>
          </table:table-cell>
          <table:table-cell office:value-type="float" office:value="1807" calcext:value-type="float">
            <text:p>1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5/progress</text:p>
          </table:table-cell>
          <table:table-cell office:value-type="string" calcext:value-type="string">
            <text:p>http://kat-archive.kat.ac.za:8080/archive_search/#{"ei":"20180303-0015","so":true,"a":true,"b":true,"ob":false,"rs":{}}</text:p>
          </table:table-cell>
          <table:table-cell office:value-type="string" calcext:value-type="string">
            <text:p>http://kat-archive.kat.ac.za/archive3/data/MeerKATAR1/reduction_products/1520088123/1520078679.h5_AR1_observation_report.pdf</text:p>
          </table:table-cell>
          <table:table-cell office:value-type="float" office:value="0" calcext:value-type="float">
            <text:p>0</text:p>
          </table:table-cell>
          <table:table-cell office:value-type="string" calcext:value-type="string">
            <text:p>/var/kat/archive3/data/MeerKATAR1/telescope_products/2018/03/03/1520078679.h5</text:p>
          </table:table-cell>
          <table:table-cell office:value-type="string" calcext:value-type="string">
            <text:p>/home/kat/katusescripts/ptuse/beamform_single_pulsar.py J0437-4715 -t 1800 -B 856 -F 1284 --horizon 20 --proposal-id=FST-TRNS --program-block-id=MKAIV-387 --issue-id=MKAIV-387 --sb-id-code=20180303-0015 --description=MKAIV-387: CBF J0437-4715 --observer=sarah --config-label=b2bc6c8,bb6f6c8</text:p>
          </table:table-cell>
        </table:table-row>
        <table:table-row table:style-name="ro1">
          <table:table-cell office:value-type="string" calcext:value-type="string">
            <text:p>20180303-0081</text:p>
          </table:table-cell>
          <table:table-cell office:value-type="string" calcext:value-type="string">
            <text:p>Lindsay</text:p>
          </table:table-cell>
          <table:table-cell office:value-type="string" calcext:value-type="string">
            <text:p>2018-03-03T12:20:06Z</text:p>
          </table:table-cell>
          <table:table-cell office:value-type="string" calcext:value-type="string">
            <text:p>MKAIV-202 Interferometric Pointing Calibration</text:p>
          </table:table-cell>
          <table:table-cell office:value-type="float" office:value="13783" calcext:value-type="float">
            <text:p>13783</text:p>
          </table:table-cell>
          <table:table-cell office:value-type="float" office:value="4096" calcext:value-type="float">
            <text:p>409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m007 m008 m034 m035 m036 m037 m040 m041 m044 m047 m052 m056 m057 m059 m060 m063</text:p>
          </table:table-cell>
          <table:table-cell office:value-type="string" calcext:value-type="string">
            <text:p>http://obs.mkat.karoo.kat.ac.za:8081/tailtask/20180303-0081/progress</text:p>
          </table:table-cell>
          <table:table-cell office:value-type="string" calcext:value-type="string">
            <text:p>http://kat-archive.kat.ac.za:8080/archive_search/#{"ei":"20180303-0081","so":true,"a":true,"b":true,"ob":false,"rs":{}}</text:p>
          </table:table-cell>
          <table:table-cell office:value-type="string" calcext:value-type="string">
            <text:p>http://kat-archive.kat.ac.za/archive3/data/MeerKATAR1/reduction_products/1520109213/1520079605.h5_AR1_observation_report.pdf</text:p>
          </table:table-cell>
          <table:table-cell office:value-type="float" office:value="0" calcext:value-type="float">
            <text:p>0</text:p>
          </table:table-cell>
          <table:table-cell office:value-type="string" calcext:value-type="string">
            <text:p>/var/kat/archive3/data/MeerKATAR1/telescope_products/2018/03/03/1520079605.h5</text:p>
          </table:table-cell>
          <table:table-cell office:value-type="string" calcext:value-type="string">
            <text:p>/home/kat/katsdpscripts/observation/interferometric_pointing.py /home/kat/katsdpcatalogues/gaincal_l_5jy.csv --horizon=15 -t 64 -m 25200 --description=MKAIV-202 Interferometric Pointing Calibration --proposal-id=MKAIV-202 --program-block-id=MKAIV-202 --issue-id=MKAIV-202 --sb-id-code=20180303-0081 --description=MKAIV-202 Interferometric Pointing Calibration --observer=Lindsay --config-label=b2bc6c8,bb6f6c8</text:p>
          </table:table-cell>
        </table:table-row>
        <table:table-row table:style-name="ro1">
          <table:table-cell office:value-type="string" calcext:value-type="string">
            <text:p>20180303-0030</text:p>
          </table:table-cell>
          <table:table-cell office:value-type="string" calcext:value-type="string">
            <text:p>sarah</text:p>
          </table:table-cell>
          <table:table-cell office:value-type="string" calcext:value-type="string">
            <text:p>2018-03-03T12:35:40Z</text:p>
          </table:table-cell>
          <table:table-cell office:value-type="string" calcext:value-type="string">
            <text:p>MKAIV-405 Generic AR1 phaseup</text:p>
          </table:table-cell>
          <table:table-cell office:value-type="float" office:value="183" calcext:value-type="float">
            <text:p>18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0/progress</text:p>
          </table:table-cell>
          <table:table-cell office:value-type="string" calcext:value-type="string">
            <text:p>http://kat-archive.kat.ac.za:8080/archive_search/#{"ei":"20180303-0030","so":true,"a":true,"b":true,"ob":false,"rs":{}}</text:p>
          </table:table-cell>
          <table:table-cell office:value-type="string" calcext:value-type="string">
            <text:p>http://kat-archive.kat.ac.za/archive3/data/MeerKATAR1/reduction_products/1520088322/1520080539.h5_AR1_observation_report.pdf</text:p>
          </table:table-cell>
          <table:table-cell office:value-type="float" office:value="1" calcext:value-type="float">
            <text:p>1</text:p>
          </table:table-cell>
          <table:table-cell office:value-type="string" calcext:value-type="string">
            <text:p>/var/kat/archive3/data/MeerKATAR1/telescope_products/2018/03/03/1520080539.h5</text:p>
          </table:table-cell>
          <table:table-cell office:value-type="string" calcext:value-type="string">
            <text:p>/home/kat/katsdpscripts/observation/bf_phaseup.py -t 64 --horizon=20 -n off --proposal-id=MKAIV-330 --program-block-id=MKAIV-405 --issue-id=MKAIV-405 --sb-id-code=20180303-0030 --description=MKAIV-405 Generic AR1 phaseup --observer=sarah --config-label=b2bc6c8,bb6f6c8</text:p>
          </table:table-cell>
        </table:table-row>
        <table:table-row table:style-name="ro1">
          <table:table-cell office:value-type="string" calcext:value-type="string">
            <text:p>20180303-0016</text:p>
          </table:table-cell>
          <table:table-cell office:value-type="string" calcext:value-type="string">
            <text:p>sarah</text:p>
          </table:table-cell>
          <table:table-cell office:value-type="string" calcext:value-type="string">
            <text:p>2018-03-03T12:39:29Z</text:p>
          </table:table-cell>
          <table:table-cell office:value-type="string" calcext:value-type="string">
            <text:p>MKAIV-405 Generic AR1 flatten phaseupfb</text:p>
          </table:table-cell>
          <table:table-cell office:value-type="float" office:value="719" calcext:value-type="float">
            <text:p>71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6/progress</text:p>
          </table:table-cell>
          <table:table-cell office:value-type="string" calcext:value-type="string">
            <text:p>http://kat-archive.kat.ac.za:8080/archive_search/#{"ei":"20180303-0016","so":true,"a":true,"b":true,"ob":false,"rs":{}}</text:p>
          </table:table-cell>
          <table:table-cell office:value-type="string" calcext:value-type="string">
            <text:p>http://kat-archive.kat.ac.za/archive3/data/MeerKATAR1/reduction_products/1520088432/1520080768.h5_AR1_observation_report.pdf</text:p>
          </table:table-cell>
          <table:table-cell office:value-type="float" office:value="1" calcext:value-type="float">
            <text:p>1</text:p>
          </table:table-cell>
          <table:table-cell office:value-type="string" calcext:value-type="string">
            <text:p>/var/kat/archive3/data/MeerKATAR1/telescope_products/2018/03/03/1520080768.h5</text:p>
          </table:table-cell>
          <table:table-cell office:value-type="string" calcext:value-type="string">
            <text:p>/home/kat/katsdpscripts/observation/bf_phaseup.py -t 600 --horizon=20 --flatten-bandpass -n off --proposal-id=MKAIV-330 --program-block-id=MKAIV-405 --issue-id=MKAIV-405 --sb-id-code=20180303-0016 --description=MKAIV-405 Generic AR1 flatten phaseupfb --observer=sarah --config-label=b2bc6c8,bb6f6c8</text:p>
          </table:table-cell>
        </table:table-row>
        <table:table-row table:style-name="ro1">
          <table:table-cell office:value-type="string" calcext:value-type="string">
            <text:p>20180303-0017</text:p>
          </table:table-cell>
          <table:table-cell office:value-type="string" calcext:value-type="string">
            <text:p>sarah</text:p>
          </table:table-cell>
          <table:table-cell office:value-type="string" calcext:value-type="string">
            <text:p>2018-03-03T12:52:46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7/progress</text:p>
          </table:table-cell>
          <table:table-cell office:value-type="string" calcext:value-type="string">
            <text:p>http://kat-archive.kat.ac.za:8080/archive_search/#{"ei":"20180303-0017","so":true,"a":true,"b":true,"ob":false,"rs":{}}</text:p>
          </table:table-cell>
          <table:table-cell office:value-type="string" calcext:value-type="string">
            <text:p>http://kat-archive.kat.ac.za/archive3/data/MeerKATAR1/reduction_products/1520088566/1520081565.h5_AR1_observation_report.pdf</text:p>
          </table:table-cell>
          <table:table-cell office:value-type="float" office:value="1" calcext:value-type="float">
            <text:p>1</text:p>
          </table:table-cell>
          <table:table-cell office:value-type="string" calcext:value-type="string">
            <text:p>/var/kat/archive3/data/MeerKATAR1/telescope_products/2018/03/03/1520081565.h5</text:p>
          </table:table-cell>
          <table:table-cell office:value-type="string" calcext:value-type="string">
            <text:p>/home/kat/katusescripts/ptuse/beamform_single_pulsar.py J0437-4715 -t 1800 -B 856 -F 1284 --horizon 20 --proposal-id=FST-TRNS --program-block-id=MKAIV-387 --issue-id=MKAIV-387 --sb-id-code=20180303-0017 --description=MKAIV-387: CBF J0437-4715 --observer=sarah --config-label=b2bc6c8,bb6f6c8</text:p>
          </table:table-cell>
        </table:table-row>
        <table:table-row table:style-name="ro1">
          <table:table-cell office:value-type="string" calcext:value-type="string">
            <text:p>20180303-0018</text:p>
          </table:table-cell>
          <table:table-cell office:value-type="string" calcext:value-type="string">
            <text:p>sarah</text:p>
          </table:table-cell>
          <table:table-cell office:value-type="string" calcext:value-type="string">
            <text:p>2018-03-03T13:23:50Z</text:p>
          </table:table-cell>
          <table:table-cell office:value-type="string" calcext:value-type="string">
            <text:p>MKAIV-405 Generic AR1 phaseup</text:p>
          </table:table-cell>
          <table:table-cell office:value-type="float" office:value="183" calcext:value-type="float">
            <text:p>18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8/progress</text:p>
          </table:table-cell>
          <table:table-cell office:value-type="string" calcext:value-type="string">
            <text:p>http://kat-archive.kat.ac.za:8080/archive_search/#{"ei":"20180303-0018","so":true,"a":true,"b":true,"ob":false,"rs":{}}</text:p>
          </table:table-cell>
          <table:table-cell office:value-type="string" calcext:value-type="string">
            <text:p>http://kat-archive.kat.ac.za/archive3/data/MeerKATAR1/reduction_products/1520087996/1520083428.h5_AR1_observation_report.pdf</text:p>
          </table:table-cell>
          <table:table-cell office:value-type="float" office:value="1" calcext:value-type="float">
            <text:p>1</text:p>
          </table:table-cell>
          <table:table-cell office:value-type="string" calcext:value-type="string">
            <text:p>/var/kat/archive3/data/MeerKATAR1/telescope_products/2018/03/03/1520083428.h5</text:p>
          </table:table-cell>
          <table:table-cell office:value-type="string" calcext:value-type="string">
            <text:p>/home/kat/katsdpscripts/observation/bf_phaseup.py -t 64 --horizon=20 -n off --proposal-id=MKAIV-330 --program-block-id=MKAIV-405 --issue-id=MKAIV-405 --sb-id-code=20180303-0018 --description=MKAIV-405 Generic AR1 phaseup --observer=sarah --config-label=b2bc6c8,bb6f6c8</text:p>
          </table:table-cell>
        </table:table-row>
        <table:table-row table:style-name="ro1">
          <table:table-cell office:value-type="string" calcext:value-type="string">
            <text:p>20180303-0019</text:p>
          </table:table-cell>
          <table:table-cell office:value-type="string" calcext:value-type="string">
            <text:p>sarah</text:p>
          </table:table-cell>
          <table:table-cell office:value-type="string" calcext:value-type="string">
            <text:p>2018-03-03T13:28:21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19/progress</text:p>
          </table:table-cell>
          <table:table-cell office:value-type="string" calcext:value-type="string">
            <text:p>http://kat-archive.kat.ac.za:8080/archive_search/#{"ei":"20180303-0019","so":true,"a":true,"b":true,"ob":false,"rs":{}}</text:p>
          </table:table-cell>
          <table:table-cell office:value-type="string" calcext:value-type="string">
            <text:p>http://kat-archive.kat.ac.za/archive3/data/MeerKATAR1/reduction_products/1520088703/1520083696.h5_AR1_observation_report.pdf</text:p>
          </table:table-cell>
          <table:table-cell office:value-type="float" office:value="1" calcext:value-type="float">
            <text:p>1</text:p>
          </table:table-cell>
          <table:table-cell office:value-type="string" calcext:value-type="string">
            <text:p>/var/kat/archive3/data/MeerKATAR1/telescope_products/2018/03/03/1520083696.h5</text:p>
          </table:table-cell>
          <table:table-cell office:value-type="string" calcext:value-type="string">
            <text:p>/home/kat/katusescripts/ptuse/beamform_single_pulsar.py J0437-4715 -t 1800 -B 856 -F 1284 --horizon 20 --proposal-id=FST-TRNS --program-block-id=MKAIV-387 --issue-id=MKAIV-387 --sb-id-code=20180303-0019 --description=MKAIV-387: CBF J0437-4715 --observer=sarah --config-label=b2bc6c8,bb6f6c8</text:p>
          </table:table-cell>
        </table:table-row>
        <table:table-row table:style-name="ro1">
          <table:table-cell office:value-type="string" calcext:value-type="string">
            <text:p>20180303-0020</text:p>
          </table:table-cell>
          <table:table-cell office:value-type="string" calcext:value-type="string">
            <text:p>sarah</text:p>
          </table:table-cell>
          <table:table-cell office:value-type="string" calcext:value-type="string">
            <text:p>2018-03-03T13:59:19Z</text:p>
          </table:table-cell>
          <table:table-cell office:value-type="string" calcext:value-type="string">
            <text:p>MKAIV-405 Generic AR1 flatten phaseupfb</text:p>
          </table:table-cell>
          <table:table-cell office:value-type="float" office:value="743" calcext:value-type="float">
            <text:p>74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0/progress</text:p>
          </table:table-cell>
          <table:table-cell office:value-type="string" calcext:value-type="string">
            <text:p>http://kat-archive.kat.ac.za:8080/archive_search/#{"ei":"20180303-0020","so":true,"a":true,"b":true,"ob":false,"rs":{}}</text:p>
          </table:table-cell>
          <table:table-cell office:value-type="string" calcext:value-type="string">
            <text:p>http://kat-archive.kat.ac.za/archive3/data/MeerKATAR1/reduction_products/1520088231/1520085559.h5_AR1_observation_report.pdf</text:p>
          </table:table-cell>
          <table:table-cell office:value-type="float" office:value="1" calcext:value-type="float">
            <text:p>1</text:p>
          </table:table-cell>
          <table:table-cell office:value-type="string" calcext:value-type="string">
            <text:p>/var/kat/archive3/data/MeerKATAR1/telescope_products/2018/03/03/1520085559.h5</text:p>
          </table:table-cell>
          <table:table-cell office:value-type="string" calcext:value-type="string">
            <text:p>/home/kat/katsdpscripts/observation/bf_phaseup.py -t 600 --horizon=20 --flatten-bandpass -n off --proposal-id=MKAIV-330 --program-block-id=MKAIV-405 --issue-id=MKAIV-405 --sb-id-code=20180303-0020 --description=MKAIV-405 Generic AR1 flatten phaseupfb --observer=sarah --config-label=b2bc6c8,bb6f6c8</text:p>
          </table:table-cell>
        </table:table-row>
        <table:table-row table:style-name="ro1">
          <table:table-cell office:value-type="string" calcext:value-type="string">
            <text:p>20180303-0021</text:p>
          </table:table-cell>
          <table:table-cell office:value-type="string" calcext:value-type="string">
            <text:p>sarah</text:p>
          </table:table-cell>
          <table:table-cell office:value-type="string" calcext:value-type="string">
            <text:p>2018-03-03T14:13:01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1/progress</text:p>
          </table:table-cell>
          <table:table-cell office:value-type="string" calcext:value-type="string">
            <text:p>http://kat-archive.kat.ac.za:8080/archive_search/#{"ei":"20180303-0021","so":true,"a":true,"b":true,"ob":false,"rs":{}}</text:p>
          </table:table-cell>
          <table:table-cell office:value-type="string" calcext:value-type="string">
            <text:p>http://kat-archive.kat.ac.za/archive3/data/MeerKATAR1/reduction_products/1520088831/1520086380.h5_AR1_observation_report.pdf</text:p>
          </table:table-cell>
          <table:table-cell office:value-type="float" office:value="1" calcext:value-type="float">
            <text:p>1</text:p>
          </table:table-cell>
          <table:table-cell office:value-type="string" calcext:value-type="string">
            <text:p>/var/kat/archive3/data/MeerKATAR1/telescope_products/2018/03/03/1520086380.h5</text:p>
          </table:table-cell>
          <table:table-cell office:value-type="string" calcext:value-type="string">
            <text:p>/home/kat/katusescripts/ptuse/beamform_single_pulsar.py J0437-4715 -t 1800 -B 856 -F 1284 --horizon 20 --proposal-id=FST-TRNS --program-block-id=MKAIV-387 --issue-id=MKAIV-387 --sb-id-code=20180303-0021 --description=MKAIV-387: CBF J0437-4715 --observer=sarah --config-label=b2bc6c8,bb6f6c8</text:p>
          </table:table-cell>
        </table:table-row>
        <table:table-row table:style-name="ro1">
          <table:table-cell office:value-type="string" calcext:value-type="string">
            <text:p>20180303-0028</text:p>
          </table:table-cell>
          <table:table-cell office:value-type="string" calcext:value-type="string">
            <text:p>sarah</text:p>
          </table:table-cell>
          <table:table-cell office:value-type="string" calcext:value-type="string">
            <text:p>2018-03-03T14:44:21Z</text:p>
          </table:table-cell>
          <table:table-cell office:value-type="string" calcext:value-type="string">
            <text:p>MKAIV-405 Generic AR1 flatten phaseupfb</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8/progress</text:p>
          </table:table-cell>
          <table:table-cell office:value-type="string" calcext:value-type="string">
            <text:p>http://kat-archive.kat.ac.za:8080/archive_search/#{"ei":"20180303-0028","so":true,"a":true,"b":true,"ob":false,"rs":{}}</text:p>
          </table:table-cell>
          <table:table-cell office:value-type="string" calcext:value-type="string">
            <text:p>http://kat-archive.kat.ac.za/archive3/data/MeerKATAR1/reduction_products/1520089101/1520088260.h5_AR1_observation_report.pdf</text:p>
          </table:table-cell>
          <table:table-cell office:value-type="float" office:value="1" calcext:value-type="float">
            <text:p>1</text:p>
          </table:table-cell>
          <table:table-cell office:value-type="string" calcext:value-type="string">
            <text:p>/var/kat/archive3/data/MeerKATAR1/telescope_products/2018/03/03/1520088260.h5</text:p>
          </table:table-cell>
          <table:table-cell office:value-type="string" calcext:value-type="string">
            <text:p>/home/kat/katsdpscripts/observation/bf_phaseup.py -t 600 --horizon=20 --flatten-bandpass -n off --proposal-id=MKAIV-330 --program-block-id=MKAIV-405 --issue-id=MKAIV-405 --sb-id-code=20180303-0028 --description=MKAIV-405 Generic AR1 flatten phaseupfb --observer=sarah --config-label=b2bc6c8,bb6f6c8</text:p>
          </table:table-cell>
        </table:table-row>
        <table:table-row table:style-name="ro1">
          <table:table-cell office:value-type="string" calcext:value-type="string">
            <text:p>20180303-0023</text:p>
          </table:table-cell>
          <table:table-cell office:value-type="string" calcext:value-type="string">
            <text:p>sarah</text:p>
          </table:table-cell>
          <table:table-cell office:value-type="string" calcext:value-type="string">
            <text:p>2018-03-03T14:57:58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3/progress</text:p>
          </table:table-cell>
          <table:table-cell office:value-type="string" calcext:value-type="string">
            <text:p>http://kat-archive.kat.ac.za:8080/archive_search/#{"ei":"20180303-0023","so":true,"a":true,"b":true,"ob":false,"rs":{}}</text:p>
          </table:table-cell>
          <table:table-cell office:value-type="string" calcext:value-type="string">
            <text:p>http://kat-archive.kat.ac.za/archive3/data/MeerKATAR1/reduction_products/1520091051/1520089075.h5_AR1_observation_report.pdf</text:p>
          </table:table-cell>
          <table:table-cell office:value-type="float" office:value="1" calcext:value-type="float">
            <text:p>1</text:p>
          </table:table-cell>
          <table:table-cell office:value-type="string" calcext:value-type="string">
            <text:p>/var/kat/archive3/data/MeerKATAR1/telescope_products/2018/03/03/1520089075.h5</text:p>
          </table:table-cell>
          <table:table-cell office:value-type="string" calcext:value-type="string">
            <text:p>/home/kat/katusescripts/ptuse/beamform_single_pulsar.py J0437-4715 -t 1800 -B 856 -F 1284 --horizon 20 --proposal-id=FST-TRNS --program-block-id=MKAIV-387 --issue-id=MKAIV-387 --sb-id-code=20180303-0023 --description=MKAIV-387: CBF J0437-4715 --observer=sarah --config-label=b2bc6c8,bb6f6c8</text:p>
          </table:table-cell>
        </table:table-row>
        <table:table-row table:style-name="ro1">
          <table:table-cell office:value-type="string" calcext:value-type="string">
            <text:p>20180303-0026</text:p>
          </table:table-cell>
          <table:table-cell office:value-type="string" calcext:value-type="string">
            <text:p>sarah</text:p>
          </table:table-cell>
          <table:table-cell office:value-type="string" calcext:value-type="string">
            <text:p>2018-03-03T15:28:58Z</text:p>
          </table:table-cell>
          <table:table-cell office:value-type="string" calcext:value-type="string">
            <text:p>MKAIV-405 Generic AR1 phaseup</text:p>
          </table:table-cell>
          <table:table-cell office:value-type="float" office:value="191" calcext:value-type="float">
            <text:p>19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6/progress</text:p>
          </table:table-cell>
          <table:table-cell office:value-type="string" calcext:value-type="string">
            <text:p>http://kat-archive.kat.ac.za:8080/archive_search/#{"ei":"20180303-0026","so":true,"a":true,"b":true,"ob":false,"rs":{}}</text:p>
          </table:table-cell>
          <table:table-cell office:value-type="string" calcext:value-type="string">
            <text:p>http://kat-archive.kat.ac.za/archive3/data/MeerKATAR1/reduction_products/1520091228/1520090937.h5_AR1_observation_report.pdf</text:p>
          </table:table-cell>
          <table:table-cell office:value-type="float" office:value="1" calcext:value-type="float">
            <text:p>1</text:p>
          </table:table-cell>
          <table:table-cell office:value-type="string" calcext:value-type="string">
            <text:p>/var/kat/archive3/data/MeerKATAR1/telescope_products/2018/03/03/1520090937.h5</text:p>
          </table:table-cell>
          <table:table-cell office:value-type="string" calcext:value-type="string">
            <text:p>/home/kat/katsdpscripts/observation/bf_phaseup.py -t 64 --horizon=20 -n off --proposal-id=MKAIV-330 --program-block-id=MKAIV-405 --issue-id=MKAIV-405 --sb-id-code=20180303-0026 --description=MKAIV-405 Generic AR1 phaseup --observer=sarah --config-label=b2bc6c8,bb6f6c8</text:p>
          </table:table-cell>
        </table:table-row>
        <table:table-row table:style-name="ro1">
          <table:table-cell office:value-type="string" calcext:value-type="string">
            <text:p>20180303-0027</text:p>
          </table:table-cell>
          <table:table-cell office:value-type="string" calcext:value-type="string">
            <text:p>sarah</text:p>
          </table:table-cell>
          <table:table-cell office:value-type="string" calcext:value-type="string">
            <text:p>2018-03-03T15:33:40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27/progress</text:p>
          </table:table-cell>
          <table:table-cell office:value-type="string" calcext:value-type="string">
            <text:p>http://kat-archive.kat.ac.za:8080/archive_search/#{"ei":"20180303-0027","so":true,"a":true,"b":true,"ob":false,"rs":{}}</text:p>
          </table:table-cell>
          <table:table-cell office:value-type="string" calcext:value-type="string">
            <text:p>http://kat-archive.kat.ac.za/archive3/data/MeerKATAR1/reduction_products/1520093185/1520091215.h5_AR1_observation_report.pdf</text:p>
          </table:table-cell>
          <table:table-cell office:value-type="float" office:value="1" calcext:value-type="float">
            <text:p>1</text:p>
          </table:table-cell>
          <table:table-cell office:value-type="string" calcext:value-type="string">
            <text:p>/var/kat/archive3/data/MeerKATAR1/telescope_products/2018/03/03/1520091215.h5</text:p>
          </table:table-cell>
          <table:table-cell office:value-type="string" calcext:value-type="string">
            <text:p>/home/kat/katusescripts/ptuse/beamform_single_pulsar.py J0437-4715 -t 1800 -B 856 -F 1284 --horizon 20 --proposal-id=FST-TRNS --program-block-id=MKAIV-387 --issue-id=MKAIV-387 --sb-id-code=20180303-0027 --description=MKAIV-387: CBF J0437-4715 --observer=sarah --config-label=b2bc6c8,bb6f6c8</text:p>
          </table:table-cell>
        </table:table-row>
        <table:table-row table:style-name="ro1">
          <table:table-cell office:value-type="string" calcext:value-type="string">
            <text:p>20180303-0032</text:p>
          </table:table-cell>
          <table:table-cell office:value-type="string" calcext:value-type="string">
            <text:p>sarah</text:p>
          </table:table-cell>
          <table:table-cell office:value-type="string" calcext:value-type="string">
            <text:p>2018-03-03T16:04:48Z</text:p>
          </table:table-cell>
          <table:table-cell office:value-type="string" calcext:value-type="string">
            <text:p>MKAIV-405 Generic AR1 flatten phaseupfb</text:p>
          </table:table-cell>
          <table:table-cell office:value-type="float" office:value="303" calcext:value-type="float">
            <text:p>303</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2/progress</text:p>
          </table:table-cell>
          <table:table-cell office:value-type="string" calcext:value-type="string">
            <text:p>http://kat-archive.kat.ac.za:8080/archive_search/#{"ei":"20180303-0032","so":true,"a":true,"b":true,"ob":false,"rs":{}}</text:p>
          </table:table-cell>
          <table:table-cell office:value-type="string" calcext:value-type="string">
            <text:p>http://kat-archive.kat.ac.za/archive3/data/MeerKATAR1/reduction_products/1520093987/1520093086.h5_AR1_observation_report.pdf</text:p>
          </table:table-cell>
          <table:table-cell office:value-type="float" office:value="-1" calcext:value-type="float">
            <text:p>-1</text:p>
          </table:table-cell>
          <table:table-cell office:value-type="string" calcext:value-type="string">
            <text:p>/var/kat/archive3/data/MeerKATAR1/telescope_products/2018/03/03/1520093086.h5</text:p>
          </table:table-cell>
          <table:table-cell office:value-type="string" calcext:value-type="string">
            <text:p>/home/kat/katsdpscripts/observation/bf_phaseup.py -t 600 --horizon=20 --flatten-bandpass -n off --proposal-id=MKAIV-330 --program-block-id=MKAIV-405 --issue-id=MKAIV-405 --sb-id-code=20180303-0032 --description=MKAIV-405 Generic AR1 flatten phaseupfb --observer=sarah --config-label=b2bc6c8,bb6f6c8</text:p>
          </table:table-cell>
        </table:table-row>
        <table:table-row table:style-name="ro1">
          <table:table-cell office:value-type="string" calcext:value-type="string">
            <text:p>20180303-0033</text:p>
          </table:table-cell>
          <table:table-cell office:value-type="string" calcext:value-type="string">
            <text:p>sarah</text:p>
          </table:table-cell>
          <table:table-cell office:value-type="string" calcext:value-type="string">
            <text:p>2018-03-03T16:19:41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3/progress</text:p>
          </table:table-cell>
          <table:table-cell office:value-type="string" calcext:value-type="string">
            <text:p>http://kat-archive.kat.ac.za:8080/archive_search/#{"ei":"20180303-0033","so":true,"a":true,"b":true,"ob":false,"rs":{}}</text:p>
          </table:table-cell>
          <table:table-cell office:value-type="string" calcext:value-type="string">
            <text:p>http://kat-archive.kat.ac.za/archive3/data/MeerKATAR1/reduction_products/1520095908/1520093981.h5_AR1_observation_report.pdf</text:p>
          </table:table-cell>
          <table:table-cell office:value-type="float" office:value="-1" calcext:value-type="float">
            <text:p>-1</text:p>
          </table:table-cell>
          <table:table-cell office:value-type="string" calcext:value-type="string">
            <text:p>/var/kat/archive3/data/MeerKATAR1/telescope_products/2018/03/03/1520093981.h5</text:p>
          </table:table-cell>
          <table:table-cell office:value-type="string" calcext:value-type="string">
            <text:p>/home/kat/katusescripts/ptuse/beamform_single_pulsar.py J0437-4715 -t 1800 -B 856 -F 1284 --horizon 20 --proposal-id=FST-TRNS --program-block-id=MKAIV-387 --issue-id=MKAIV-387 --sb-id-code=20180303-0033 --description=MKAIV-387: CBF J0437-4715 --observer=sarah --config-label=b2bc6c8,bb6f6c8</text:p>
          </table:table-cell>
        </table:table-row>
        <table:table-row table:style-name="ro1">
          <table:table-cell office:value-type="string" calcext:value-type="string">
            <text:p>20180303-0034</text:p>
          </table:table-cell>
          <table:table-cell office:value-type="string" calcext:value-type="string">
            <text:p>sarah</text:p>
          </table:table-cell>
          <table:table-cell office:value-type="string" calcext:value-type="string">
            <text:p>2018-03-03T16:50:42Z</text:p>
          </table:table-cell>
          <table:table-cell office:value-type="string" calcext:value-type="string">
            <text:p>MKAIV-405 Generic AR1 phaseup</text:p>
          </table:table-cell>
          <table:table-cell office:value-type="float" office:value="279" calcext:value-type="float">
            <text:p>279</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4/progress</text:p>
          </table:table-cell>
          <table:table-cell office:value-type="string" calcext:value-type="string">
            <text:p>http://kat-archive.kat.ac.za:8080/archive_search/#{"ei":"20180303-0034","so":true,"a":true,"b":true,"ob":false,"rs":{}}</text:p>
          </table:table-cell>
          <table:table-cell office:value-type="string" calcext:value-type="string">
            <text:p>http://kat-archive.kat.ac.za/archive3/data/MeerKATAR1/reduction_products/1520096205/1520095841.h5_AR1_observation_report.pdf</text:p>
          </table:table-cell>
          <table:table-cell office:value-type="float" office:value="-1" calcext:value-type="float">
            <text:p>-1</text:p>
          </table:table-cell>
          <table:table-cell office:value-type="string" calcext:value-type="string">
            <text:p>/var/kat/archive3/data/MeerKATAR1/telescope_products/2018/03/03/1520095841.h5</text:p>
          </table:table-cell>
          <table:table-cell office:value-type="string" calcext:value-type="string">
            <text:p>/home/kat/katsdpscripts/observation/bf_phaseup.py -t 64 --horizon=20 -n off --proposal-id=MKAIV-330 --program-block-id=MKAIV-405 --issue-id=MKAIV-405 --sb-id-code=20180303-0034 --description=MKAIV-405 Generic AR1 phaseup --observer=sarah --config-label=b2bc6c8,bb6f6c8</text:p>
          </table:table-cell>
        </table:table-row>
        <table:table-row table:style-name="ro1">
          <table:table-cell office:value-type="string" calcext:value-type="string">
            <text:p>20180303-0035</text:p>
          </table:table-cell>
          <table:table-cell office:value-type="string" calcext:value-type="string">
            <text:p>sarah</text:p>
          </table:table-cell>
          <table:table-cell office:value-type="string" calcext:value-type="string">
            <text:p>2018-03-03T16:56:42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5/progress</text:p>
          </table:table-cell>
          <table:table-cell office:value-type="string" calcext:value-type="string">
            <text:p>http://kat-archive.kat.ac.za:8080/archive_search/#{"ei":"20180303-0035","so":true,"a":true,"b":true,"ob":false,"rs":{}}</text:p>
          </table:table-cell>
          <table:table-cell office:value-type="string" calcext:value-type="string">
            <text:p>http://kat-archive.kat.ac.za/archive3/data/MeerKATAR1/reduction_products/1520098135/1520096200.h5_AR1_observation_report.pdf</text:p>
          </table:table-cell>
          <table:table-cell office:value-type="float" office:value="-1" calcext:value-type="float">
            <text:p>-1</text:p>
          </table:table-cell>
          <table:table-cell office:value-type="string" calcext:value-type="string">
            <text:p>/var/kat/archive3/data/MeerKATAR1/telescope_products/2018/03/03/1520096200.h5</text:p>
          </table:table-cell>
          <table:table-cell office:value-type="string" calcext:value-type="string">
            <text:p>/home/kat/katusescripts/ptuse/beamform_single_pulsar.py J0437-4715 -t 1800 -B 856 -F 1284 --horizon 20 --proposal-id=FST-TRNS --program-block-id=MKAIV-387 --issue-id=MKAIV-387 --sb-id-code=20180303-0035 --description=MKAIV-387: CBF J0437-4715 --observer=sarah --config-label=b2bc6c8,bb6f6c8</text:p>
          </table:table-cell>
        </table:table-row>
        <table:table-row table:style-name="ro1">
          <table:table-cell office:value-type="string" calcext:value-type="string">
            <text:p>20180303-0037</text:p>
          </table:table-cell>
          <table:table-cell office:value-type="string" calcext:value-type="string">
            <text:p>sarah</text:p>
          </table:table-cell>
          <table:table-cell office:value-type="string" calcext:value-type="string">
            <text:p>2018-03-03T17:27:42Z</text:p>
          </table:table-cell>
          <table:table-cell office:value-type="string" calcext:value-type="string">
            <text:p>MKAIV-405 Generic AR1 flatten phaseupfb</text:p>
          </table:table-cell>
          <table:table-cell office:value-type="float" office:value="807" calcext:value-type="float">
            <text:p>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7/progress</text:p>
          </table:table-cell>
          <table:table-cell office:value-type="string" calcext:value-type="string">
            <text:p>http://kat-archive.kat.ac.za:8080/archive_search/#{"ei":"20180303-0037","so":true,"a":true,"b":true,"ob":false,"rs":{}}</text:p>
          </table:table-cell>
          <table:table-cell office:value-type="string" calcext:value-type="string">
            <text:p>http://kat-archive.kat.ac.za/archive3/data/MeerKATAR1/reduction_products/1520098981/1520098062.h5_AR1_observation_report.pdf</text:p>
          </table:table-cell>
          <table:table-cell office:value-type="float" office:value="-1" calcext:value-type="float">
            <text:p>-1</text:p>
          </table:table-cell>
          <table:table-cell office:value-type="string" calcext:value-type="string">
            <text:p>/var/kat/archive3/data/MeerKATAR1/telescope_products/2018/03/03/1520098062.h5</text:p>
          </table:table-cell>
          <table:table-cell office:value-type="string" calcext:value-type="string">
            <text:p>/home/kat/katsdpscripts/observation/bf_phaseup.py -t 600 --horizon=20 --flatten-bandpass -n off --proposal-id=MKAIV-330 --program-block-id=MKAIV-405 --issue-id=MKAIV-405 --sb-id-code=20180303-0037 --description=MKAIV-405 Generic AR1 flatten phaseupfb --observer=sarah --config-label=b2bc6c8,bb6f6c8</text:p>
          </table:table-cell>
        </table:table-row>
        <table:table-row table:style-name="ro1">
          <table:table-cell office:value-type="string" calcext:value-type="string">
            <text:p>20180303-0038</text:p>
          </table:table-cell>
          <table:table-cell office:value-type="string" calcext:value-type="string">
            <text:p>sarah</text:p>
          </table:table-cell>
          <table:table-cell office:value-type="string" calcext:value-type="string">
            <text:p>2018-03-03T17:42:30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8/progress</text:p>
          </table:table-cell>
          <table:table-cell office:value-type="string" calcext:value-type="string">
            <text:p>http://kat-archive.kat.ac.za:8080/archive_search/#{"ei":"20180303-0038","so":true,"a":true,"b":true,"ob":false,"rs":{}}</text:p>
          </table:table-cell>
          <table:table-cell office:value-type="string" calcext:value-type="string">
            <text:p>http://kat-archive.kat.ac.za/archive3/data/MeerKATAR1/reduction_products/1520100885/1520098949.h5_AR1_observation_report.pdf</text:p>
          </table:table-cell>
          <table:table-cell office:value-type="float" office:value="-1" calcext:value-type="float">
            <text:p>-1</text:p>
          </table:table-cell>
          <table:table-cell office:value-type="string" calcext:value-type="string">
            <text:p>/var/kat/archive3/data/MeerKATAR1/telescope_products/2018/03/03/1520098949.h5</text:p>
          </table:table-cell>
          <table:table-cell office:value-type="string" calcext:value-type="string">
            <text:p>/home/kat/katusescripts/ptuse/beamform_single_pulsar.py J0437-4715 -t 1800 -B 856 -F 1284 --horizon 20 --proposal-id=FST-TRNS --program-block-id=MKAIV-387 --issue-id=MKAIV-387 --sb-id-code=20180303-0038 --description=MKAIV-387: CBF J0437-4715 --observer=sarah --config-label=b2bc6c8,bb6f6c8</text:p>
          </table:table-cell>
        </table:table-row>
        <table:table-row table:style-name="ro1">
          <table:table-cell office:value-type="string" calcext:value-type="string">
            <text:p>20180303-0039</text:p>
          </table:table-cell>
          <table:table-cell office:value-type="string" calcext:value-type="string">
            <text:p>sarah</text:p>
          </table:table-cell>
          <table:table-cell office:value-type="string" calcext:value-type="string">
            <text:p>2018-03-03T18:13:37Z</text:p>
          </table:table-cell>
          <table:table-cell office:value-type="string" calcext:value-type="string">
            <text:p>MKAIV-405 Generic AR1 phaseup</text:p>
          </table:table-cell>
          <table:table-cell office:value-type="float" office:value="271" calcext:value-type="float">
            <text:p>27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39/progress</text:p>
          </table:table-cell>
          <table:table-cell office:value-type="string" calcext:value-type="string">
            <text:p>http://kat-archive.kat.ac.za:8080/archive_search/#{"ei":"20180303-0039","so":true,"a":true,"b":true,"ob":false,"rs":{}}</text:p>
          </table:table-cell>
          <table:table-cell office:value-type="string" calcext:value-type="string">
            <text:p>http://kat-archive.kat.ac.za/archive3/data/MeerKATAR1/reduction_products/1520101174/1520100816.h5_AR1_observation_report.pdf</text:p>
          </table:table-cell>
          <table:table-cell office:value-type="float" office:value="-1" calcext:value-type="float">
            <text:p>-1</text:p>
          </table:table-cell>
          <table:table-cell office:value-type="string" calcext:value-type="string">
            <text:p>/var/kat/archive3/data/MeerKATAR1/telescope_products/2018/03/03/1520100816.h5</text:p>
          </table:table-cell>
          <table:table-cell office:value-type="string" calcext:value-type="string">
            <text:p>/home/kat/katsdpscripts/observation/bf_phaseup.py -t 64 --horizon=20 -n off --proposal-id=MKAIV-330 --program-block-id=MKAIV-405 --issue-id=MKAIV-405 --sb-id-code=20180303-0039 --description=MKAIV-405 Generic AR1 phaseup --observer=sarah --config-label=b2bc6c8,bb6f6c8</text:p>
          </table:table-cell>
        </table:table-row>
        <table:table-row table:style-name="ro1">
          <table:table-cell office:value-type="string" calcext:value-type="string">
            <text:p>20180303-0092</text:p>
          </table:table-cell>
          <table:table-cell office:value-type="string" calcext:value-type="string">
            <text:p>sarah</text:p>
          </table:table-cell>
          <table:table-cell office:value-type="string" calcext:value-type="string">
            <text:p>2018-03-03T18:19:18Z</text:p>
          </table:table-cell>
          <table:table-cell office:value-type="string" calcext:value-type="string">
            <text:p>MKAIV-405 Generic AR1 phaseup</text:p>
          </table:table-cell>
          <table:table-cell office:value-type="float" office:value="255" calcext:value-type="float">
            <text:p>25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92/progress</text:p>
          </table:table-cell>
          <table:table-cell office:value-type="string" calcext:value-type="string">
            <text:p>http://kat-archive.kat.ac.za:8080/archive_search/#{"ei":"20180303-0092","so":true,"a":true,"b":true,"ob":false,"rs":{}}</text:p>
          </table:table-cell>
          <table:table-cell office:value-type="string" calcext:value-type="string">
            <text:p>http://kat-archive.kat.ac.za/archive3/data/MeerKATAR1/reduction_products/1520102098/1520101158.h5_AR1_observation_report.pdf</text:p>
          </table:table-cell>
          <table:table-cell office:value-type="float" office:value="-1" calcext:value-type="float">
            <text:p>-1</text:p>
          </table:table-cell>
          <table:table-cell office:value-type="string" calcext:value-type="string">
            <text:p>/var/kat/archive3/data/MeerKATAR1/telescope_products/2018/03/03/1520101158.h5</text:p>
          </table:table-cell>
          <table:table-cell office:value-type="string" calcext:value-type="string">
            <text:p>/home/kat/katsdpscripts/observation/bf_phaseup.py -t 64 --horizon=20 -n off --proposal-id=MKAIV-330 --program-block-id=MKAIV-405 --issue-id=MKAIV-405 --sb-id-code=20180303-0092 --description=MKAIV-405 Generic AR1 phaseup --observer=sarah --config-label=b2bc6c8,bb6f6c8</text:p>
          </table:table-cell>
        </table:table-row>
        <table:table-row table:style-name="ro1">
          <table:table-cell office:value-type="string" calcext:value-type="string">
            <text:p>20180303-0093</text:p>
          </table:table-cell>
          <table:table-cell office:value-type="string" calcext:value-type="string">
            <text:p>BHugo</text:p>
          </table:table-cell>
          <table:table-cell office:value-type="string" calcext:value-type="string">
            <text:p>2018-03-03T18:30:25Z</text:p>
          </table:table-cell>
          <table:table-cell office:value-type="string" calcext:value-type="string">
            <text:p>MKAIV-584 Generic AR1 delaycal</text:p>
          </table:table-cell>
          <table:table-cell office:value-type="float" office:value="191" calcext:value-type="float">
            <text:p>19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93/progress</text:p>
          </table:table-cell>
          <table:table-cell office:value-type="string" calcext:value-type="string">
            <text:p>http://kat-archive.kat.ac.za:8080/archive_search/#{"ei":"20180303-0093","so":true,"a":true,"b":true,"ob":false,"rs":{}}</text:p>
          </table:table-cell>
          <table:table-cell office:value-type="string" calcext:value-type="string">
            <text:p>http://kat-archive.kat.ac.za/archive3/data/MeerKATAR1/reduction_products/1520102189/1520101824.h5_AR1_observation_report.pdf</text:p>
          </table:table-cell>
          <table:table-cell office:value-type="float" office:value="1" calcext:value-type="float">
            <text:p>1</text:p>
          </table:table-cell>
          <table:table-cell office:value-type="string" calcext:value-type="string">
            <text:p>/var/kat/archive3/data/MeerKATAR1/telescope_products/2018/03/03/1520101824.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3-0093 --description=MKAIV-584 Generic AR1 delaycal --observer=BHugo --config-label=b2bc6c8,bb6f6c8</text:p>
          </table:table-cell>
        </table:table-row>
        <table:table-row table:style-name="ro1">
          <table:table-cell office:value-type="string" calcext:value-type="string">
            <text:p>20180303-0094</text:p>
          </table:table-cell>
          <table:table-cell office:value-type="string" calcext:value-type="string">
            <text:p>sarah</text:p>
          </table:table-cell>
          <table:table-cell office:value-type="string" calcext:value-type="string">
            <text:p>2018-03-03T18:36:14Z</text:p>
          </table:table-cell>
          <table:table-cell office:value-type="string" calcext:value-type="string">
            <text:p>MKAIV-405 Generic AR1 phaseup</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94/progress</text:p>
          </table:table-cell>
          <table:table-cell office:value-type="string" calcext:value-type="string">
            <text:p>http://kat-archive.kat.ac.za:8080/archive_search/#{"ei":"20180303-0094","so":true,"a":true,"b":true,"ob":false,"rs":{}}</text:p>
          </table:table-cell>
          <table:table-cell office:value-type="string" calcext:value-type="string">
            <text:p>http://kat-archive.kat.ac.za/archive3/data/MeerKATAR1/reduction_products/1520102422/1520102174.h5_AR1_observation_report.pdf</text:p>
          </table:table-cell>
          <table:table-cell office:value-type="float" office:value="1" calcext:value-type="float">
            <text:p>1</text:p>
          </table:table-cell>
          <table:table-cell office:value-type="string" calcext:value-type="string">
            <text:p>/var/kat/archive3/data/MeerKATAR1/telescope_products/2018/03/03/1520102174.h5</text:p>
          </table:table-cell>
          <table:table-cell office:value-type="string" calcext:value-type="string">
            <text:p>/home/kat/katsdpscripts/observation/bf_phaseup.py -t 64 --horizon=20 -n off --proposal-id=MKAIV-330 --program-block-id=MKAIV-405 --issue-id=MKAIV-405 --sb-id-code=20180303-0094 --description=MKAIV-405 Generic AR1 phaseup --observer=sarah --config-label=b2bc6c8,bb6f6c8</text:p>
          </table:table-cell>
        </table:table-row>
        <table:table-row table:style-name="ro1">
          <table:table-cell office:value-type="string" calcext:value-type="string">
            <text:p>20180303-0040</text:p>
          </table:table-cell>
          <table:table-cell office:value-type="string" calcext:value-type="string">
            <text:p>sarah</text:p>
          </table:table-cell>
          <table:table-cell office:value-type="string" calcext:value-type="string">
            <text:p>2018-03-03T18:41:39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0/progress</text:p>
          </table:table-cell>
          <table:table-cell office:value-type="string" calcext:value-type="string">
            <text:p>http://kat-archive.kat.ac.za:8080/archive_search/#{"ei":"20180303-0040","so":true,"a":true,"b":true,"ob":false,"rs":{}}</text:p>
          </table:table-cell>
          <table:table-cell office:value-type="string" calcext:value-type="string">
            <text:p>http://kat-archive.kat.ac.za/archive3/data/MeerKATAR1/reduction_products/1520104451/1520102491.h5_AR1_observation_report.pdf</text:p>
          </table:table-cell>
          <table:table-cell office:value-type="float" office:value="1" calcext:value-type="float">
            <text:p>1</text:p>
          </table:table-cell>
          <table:table-cell office:value-type="string" calcext:value-type="string">
            <text:p>/var/kat/archive3/data/MeerKATAR1/telescope_products/2018/03/03/1520102491.h5</text:p>
          </table:table-cell>
          <table:table-cell office:value-type="string" calcext:value-type="string">
            <text:p>/home/kat/katusescripts/ptuse/beamform_single_pulsar.py J0437-4715 -t 1800 -B 856 -F 1284 --horizon 20 --proposal-id=FST-TRNS --program-block-id=MKAIV-387 --issue-id=MKAIV-387 --sb-id-code=20180303-0040 --description=MKAIV-387: CBF J0437-4715 --observer=sarah --config-label=b2bc6c8,bb6f6c8</text:p>
          </table:table-cell>
        </table:table-row>
        <table:table-row table:style-name="ro1">
          <table:table-cell office:value-type="string" calcext:value-type="string">
            <text:p>20180303-0048</text:p>
          </table:table-cell>
          <table:table-cell office:value-type="string" calcext:value-type="string">
            <text:p>sarah</text:p>
          </table:table-cell>
          <table:table-cell office:value-type="string" calcext:value-type="string">
            <text:p>2018-03-03T19:13:05Z</text:p>
          </table:table-cell>
          <table:table-cell office:value-type="string" calcext:value-type="string">
            <text:p>MKAIV-387: CBF J0437-4715</text:p>
          </table:table-cell>
          <table:table-cell office:value-type="float" office:value="1807" calcext:value-type="float">
            <text:p>18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8/progress</text:p>
          </table:table-cell>
          <table:table-cell office:value-type="string" calcext:value-type="string">
            <text:p>http://kat-archive.kat.ac.za:8080/archive_search/#{"ei":"20180303-0048","so":true,"a":true,"b":true,"ob":false,"rs":{}}</text:p>
          </table:table-cell>
          <table:table-cell office:value-type="string" calcext:value-type="string">
            <text:p>http://kat-archive.kat.ac.za/archive3/data/MeerKATAR1/reduction_products/1520109349/1520104366.h5_AR1_observation_report.pdf</text:p>
          </table:table-cell>
          <table:table-cell office:value-type="float" office:value="1" calcext:value-type="float">
            <text:p>1</text:p>
          </table:table-cell>
          <table:table-cell office:value-type="string" calcext:value-type="string">
            <text:p>/var/kat/archive3/data/MeerKATAR1/telescope_products/2018/03/03/1520104366.h5</text:p>
          </table:table-cell>
          <table:table-cell office:value-type="string" calcext:value-type="string">
            <text:p>/home/kat/katusescripts/ptuse/beamform_single_pulsar.py J0437-4715 -t 1800 -B 856 -F 1284 --horizon 20 --proposal-id=FST-TRNS --program-block-id=MKAIV-387 --issue-id=MKAIV-387 --sb-id-code=20180303-0048 --description=MKAIV-387: CBF J0437-4715 --observer=sarah --config-label=b2bc6c8,bb6f6c8</text:p>
          </table:table-cell>
        </table:table-row>
        <table:table-row table:style-name="ro1">
          <table:table-cell office:value-type="string" calcext:value-type="string">
            <text:p>20180303-0041</text:p>
          </table:table-cell>
          <table:table-cell office:value-type="string" calcext:value-type="string">
            <text:p>sarah</text:p>
          </table:table-cell>
          <table:table-cell office:value-type="string" calcext:value-type="string">
            <text:p>2018-03-03T19:43:50Z</text:p>
          </table:table-cell>
          <table:table-cell office:value-type="string" calcext:value-type="string">
            <text:p>MKAIV-405 Generic AR1 flatten phaseupfb</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1/progress</text:p>
          </table:table-cell>
          <table:table-cell office:value-type="string" calcext:value-type="string">
            <text:p>http://kat-archive.kat.ac.za:8080/archive_search/#{"ei":"20180303-0041","so":true,"a":true,"b":true,"ob":false,"rs":{}}</text:p>
          </table:table-cell>
          <table:table-cell office:value-type="string" calcext:value-type="string">
            <text:p>http://kat-archive.kat.ac.za/archive3/data/MeerKATAR1/reduction_products/1520109456/1520106230.h5_AR1_observation_report.pdf</text:p>
          </table:table-cell>
          <table:table-cell office:value-type="float" office:value="1" calcext:value-type="float">
            <text:p>1</text:p>
          </table:table-cell>
          <table:table-cell office:value-type="string" calcext:value-type="string">
            <text:p>/var/kat/archive3/data/MeerKATAR1/telescope_products/2018/03/03/1520106230.h5</text:p>
          </table:table-cell>
          <table:table-cell office:value-type="string" calcext:value-type="string">
            <text:p>/home/kat/katsdpscripts/observation/bf_phaseup.py -t 600 --horizon=20 --flatten-bandpass -n off --proposal-id=MKAIV-330 --program-block-id=MKAIV-405 --issue-id=MKAIV-405 --sb-id-code=20180303-0041 --description=MKAIV-405 Generic AR1 flatten phaseupfb --observer=sarah --config-label=b2bc6c8,bb6f6c8</text:p>
          </table:table-cell>
        </table:table-row>
        <table:table-row table:style-name="ro1">
          <table:table-cell office:value-type="string" calcext:value-type="string">
            <text:p>20180303-0042</text:p>
          </table:table-cell>
          <table:table-cell office:value-type="string" calcext:value-type="string">
            <text:p>sarah</text:p>
          </table:table-cell>
          <table:table-cell office:value-type="string" calcext:value-type="string">
            <text:p>2018-03-03T19:57:19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2/progress</text:p>
          </table:table-cell>
          <table:table-cell office:value-type="string" calcext:value-type="string">
            <text:p>http://kat-archive.kat.ac.za:8080/archive_search/#{"ei":"20180303-0042","so":true,"a":true,"b":true,"ob":false,"rs":{}}</text:p>
          </table:table-cell>
          <table:table-cell office:value-type="string" calcext:value-type="string">
            <text:p>http://kat-archive.kat.ac.za/archive3/data/MeerKATAR1/reduction_products/1520109584/1520107034.h5_AR1_observation_report.pdf</text:p>
          </table:table-cell>
          <table:table-cell office:value-type="float" office:value="1" calcext:value-type="float">
            <text:p>1</text:p>
          </table:table-cell>
          <table:table-cell office:value-type="string" calcext:value-type="string">
            <text:p>/var/kat/archive3/data/MeerKATAR1/telescope_products/2018/03/03/1520107034.h5</text:p>
          </table:table-cell>
          <table:table-cell office:value-type="string" calcext:value-type="string">
            <text:p>/home/kat/katusescripts/ptuse/beamform_single_pulsar.py J0437-4715 -t 1800 -B 856 -F 1284 --horizon 20 --proposal-id=FST-TRNS --program-block-id=MKAIV-387 --issue-id=MKAIV-387 --sb-id-code=20180303-0042 --description=MKAIV-387: CBF J0437-4715 --observer=sarah --config-label=b2bc6c8,bb6f6c8</text:p>
          </table:table-cell>
        </table:table-row>
        <table:table-row table:style-name="ro1">
          <table:table-cell office:value-type="string" calcext:value-type="string">
            <text:p>20180303-0043</text:p>
          </table:table-cell>
          <table:table-cell office:value-type="string" calcext:value-type="string">
            <text:p>sarah</text:p>
          </table:table-cell>
          <table:table-cell office:value-type="string" calcext:value-type="string">
            <text:p>2018-03-03T20:28:11Z</text:p>
          </table:table-cell>
          <table:table-cell office:value-type="string" calcext:value-type="string">
            <text:p>MKAIV-405 Generic AR1 phaseup</text:p>
          </table:table-cell>
          <table:table-cell office:value-type="float" office:value="191" calcext:value-type="float">
            <text:p>19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43/progress</text:p>
          </table:table-cell>
          <table:table-cell office:value-type="string" calcext:value-type="string">
            <text:p>http://kat-archive.kat.ac.za:8080/archive_search/#{"ei":"20180303-0043","so":true,"a":true,"b":true,"ob":false,"rs":{}}</text:p>
          </table:table-cell>
          <table:table-cell office:value-type="string" calcext:value-type="string">
            <text:p>http://kat-archive.kat.ac.za/archive3/data/MeerKATAR1/reduction_products/1520109676/1520108891.h5_AR1_observation_report.pdf</text:p>
          </table:table-cell>
          <table:table-cell office:value-type="float" office:value="1" calcext:value-type="float">
            <text:p>1</text:p>
          </table:table-cell>
          <table:table-cell office:value-type="string" calcext:value-type="string">
            <text:p>/var/kat/archive3/data/MeerKATAR1/telescope_products/2018/03/03/1520108891.h5</text:p>
          </table:table-cell>
          <table:table-cell office:value-type="string" calcext:value-type="string">
            <text:p>/home/kat/katsdpscripts/observation/bf_phaseup.py -t 64 --horizon=20 -n off --proposal-id=MKAIV-330 --program-block-id=MKAIV-405 --issue-id=MKAIV-405 --sb-id-code=20180303-0043 --description=MKAIV-405 Generic AR1 phaseup --observer=sarah --config-label=b2bc6c8,bb6f6c8</text:p>
          </table:table-cell>
        </table:table-row>
        <table:table-row table:style-name="ro1">
          <table:table-cell office:value-type="string" calcext:value-type="string">
            <text:p>20180303-0060</text:p>
          </table:table-cell>
          <table:table-cell office:value-type="string" calcext:value-type="string">
            <text:p>sarah</text:p>
          </table:table-cell>
          <table:table-cell office:value-type="string" calcext:value-type="string">
            <text:p>2018-03-03T20:32:32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060/progress</text:p>
          </table:table-cell>
          <table:table-cell office:value-type="string" calcext:value-type="string">
            <text:p>http://kat-archive.kat.ac.za:8080/archive_search/#{"ei":"20180303-0060","so":true,"a":true,"b":true,"ob":false,"rs":{}}</text:p>
          </table:table-cell>
          <table:table-cell office:value-type="string" calcext:value-type="string">
            <text:p>http://kat-archive.kat.ac.za/archive3/data/MeerKATAR1/reduction_products/1520111102/1520109148.h5_AR1_observation_report.pdf</text:p>
          </table:table-cell>
          <table:table-cell office:value-type="float" office:value="1" calcext:value-type="float">
            <text:p>1</text:p>
          </table:table-cell>
          <table:table-cell office:value-type="string" calcext:value-type="string">
            <text:p>/var/kat/archive3/data/MeerKATAR1/telescope_products/2018/03/03/1520109148.h5</text:p>
          </table:table-cell>
          <table:table-cell office:value-type="string" calcext:value-type="string">
            <text:p>/home/kat/katusescripts/ptuse/beamform_single_pulsar.py J0437-4715 -t 1800 -B 856 -F 1284 --horizon 20 --proposal-id=FST-TRNS --program-block-id=MKAIV-387 --issue-id=MKAIV-387 --sb-id-code=20180303-0060 --description=MKAIV-387: CBF J0437-4715 --observer=sarah --config-label=b2bc6c8,bb6f6c8</text:p>
          </table:table-cell>
        </table:table-row>
        <table:table-row table:style-name="ro1">
          <table:table-cell office:value-type="string" calcext:value-type="string">
            <text:p>20180303-0115</text:p>
          </table:table-cell>
          <table:table-cell office:value-type="string" calcext:value-type="string">
            <text:p>sarah</text:p>
          </table:table-cell>
          <table:table-cell office:value-type="string" calcext:value-type="string">
            <text:p>2018-03-03T21:03:25Z</text:p>
          </table:table-cell>
          <table:table-cell office:value-type="string" calcext:value-type="string">
            <text:p>MKAIV-405 Generic AR1 flatten phaseupfb</text:p>
          </table:table-cell>
          <table:table-cell office:value-type="float" office:value="735" calcext:value-type="float">
            <text:p>73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115/progress</text:p>
          </table:table-cell>
          <table:table-cell office:value-type="string" calcext:value-type="string">
            <text:p>http://kat-archive.kat.ac.za:8080/archive_search/#{"ei":"20180303-0115","so":true,"a":true,"b":true,"ob":false,"rs":{}}</text:p>
          </table:table-cell>
          <table:table-cell office:value-type="string" calcext:value-type="string">
            <text:p>http://kat-archive.kat.ac.za/archive3/data/MeerKATAR1/reduction_products/1520111853/1520111004.h5_AR1_observation_report.pdf</text:p>
          </table:table-cell>
          <table:table-cell office:value-type="float" office:value="1" calcext:value-type="float">
            <text:p>1</text:p>
          </table:table-cell>
          <table:table-cell office:value-type="string" calcext:value-type="string">
            <text:p>/var/kat/archive3/data/MeerKATAR1/telescope_products/2018/03/03/1520111004.h5</text:p>
          </table:table-cell>
          <table:table-cell office:value-type="string" calcext:value-type="string">
            <text:p>/home/kat/katsdpscripts/observation/bf_phaseup.py -t 600 --horizon=20 --flatten-bandpass -n off --proposal-id=MKAIV-330 --program-block-id=MKAIV-405 --issue-id=MKAIV-405 --sb-id-code=20180303-0115 --description=MKAIV-405 Generic AR1 flatten phaseupfb --observer=sarah --config-label=b2bc6c8,bb6f6c8</text:p>
          </table:table-cell>
        </table:table-row>
        <table:table-row table:style-name="ro1">
          <table:table-cell office:value-type="string" calcext:value-type="string">
            <text:p>20180303-0117</text:p>
          </table:table-cell>
          <table:table-cell office:value-type="string" calcext:value-type="string">
            <text:p>sarah</text:p>
          </table:table-cell>
          <table:table-cell office:value-type="string" calcext:value-type="string">
            <text:p>2018-03-03T21:16:17Z</text:p>
          </table:table-cell>
          <table:table-cell office:value-type="string" calcext:value-type="string">
            <text:p>MKAIV-405 Generic AR1 phaseup</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117/progress</text:p>
          </table:table-cell>
          <table:table-cell office:value-type="string" calcext:value-type="string">
            <text:p>http://kat-archive.kat.ac.za:8080/archive_search/#{"ei":"20180303-0117","so":true,"a":true,"b":true,"ob":false,"rs":{}}</text:p>
          </table:table-cell>
          <table:table-cell office:value-type="string" calcext:value-type="string">
            <text:p>http://kat-archive.kat.ac.za/archive3/data/MeerKATAR1/reduction_products/1520112040/1520111775.h5_AR1_observation_report.pdf</text:p>
          </table:table-cell>
          <table:table-cell office:value-type="float" office:value="1" calcext:value-type="float">
            <text:p>1</text:p>
          </table:table-cell>
          <table:table-cell office:value-type="string" calcext:value-type="string">
            <text:p>/var/kat/archive3/data/MeerKATAR1/telescope_products/2018/03/03/1520111775.h5</text:p>
          </table:table-cell>
          <table:table-cell office:value-type="string" calcext:value-type="string">
            <text:p>/home/kat/katsdpscripts/observation/bf_phaseup.py -t 64 --horizon=20 -n off --proposal-id=MKAIV-330 --program-block-id=MKAIV-405 --issue-id=MKAIV-405 --sb-id-code=20180303-0117 --description=MKAIV-405 Generic AR1 phaseup --observer=sarah --config-label=b2bc6c8,bb6f6c8</text:p>
          </table:table-cell>
        </table:table-row>
        <table:table-row table:style-name="ro1">
          <table:table-cell office:value-type="string" calcext:value-type="string">
            <text:p>20180303-0116</text:p>
          </table:table-cell>
          <table:table-cell office:value-type="string" calcext:value-type="string">
            <text:p>sarah</text:p>
          </table:table-cell>
          <table:table-cell office:value-type="string" calcext:value-type="string">
            <text:p>2018-03-03T21:20:18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116/progress</text:p>
          </table:table-cell>
          <table:table-cell office:value-type="string" calcext:value-type="string">
            <text:p>http://kat-archive.kat.ac.za:8080/archive_search/#{"ei":"20180303-0116","so":true,"a":true,"b":true,"ob":false,"rs":{}}</text:p>
          </table:table-cell>
          <table:table-cell office:value-type="string" calcext:value-type="string">
            <text:p>http://kat-archive.kat.ac.za/archive3/data/MeerKATAR1/reduction_products/1520113970/1520112017.h5_AR1_observation_report.pdf</text:p>
          </table:table-cell>
          <table:table-cell office:value-type="float" office:value="1" calcext:value-type="float">
            <text:p>1</text:p>
          </table:table-cell>
          <table:table-cell office:value-type="string" calcext:value-type="string">
            <text:p>/var/kat/archive3/data/MeerKATAR1/telescope_products/2018/03/03/1520112017.h5</text:p>
          </table:table-cell>
          <table:table-cell office:value-type="string" calcext:value-type="string">
            <text:p>/home/kat/katusescripts/ptuse/beamform_single_pulsar.py J0437-4715 -t 1800 -B 856 -F 1284 --horizon 20 --proposal-id=FST-TRNS --program-block-id=MKAIV-387 --issue-id=MKAIV-387 --sb-id-code=20180303-0116 --description=MKAIV-387: CBF J0437-4715 --observer=sarah --config-label=b2bc6c8,bb6f6c8</text:p>
          </table:table-cell>
        </table:table-row>
        <table:table-row table:style-name="ro1">
          <table:table-cell office:value-type="string" calcext:value-type="string">
            <text:p>20180303-0120</text:p>
          </table:table-cell>
          <table:table-cell office:value-type="string" calcext:value-type="string">
            <text:p>sarah</text:p>
          </table:table-cell>
          <table:table-cell office:value-type="string" calcext:value-type="string">
            <text:p>2018-03-03T21:51:38Z</text:p>
          </table:table-cell>
          <table:table-cell office:value-type="string" calcext:value-type="string">
            <text:p>MKAIV-387: CBF J0437-4715</text:p>
          </table:table-cell>
          <table:table-cell office:value-type="float" office:value="1815" calcext:value-type="float">
            <text:p>1815</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4 m009 m011 m012 m014 m015 m022</text:p>
          </table:table-cell>
          <table:table-cell office:value-type="string" calcext:value-type="string">
            <text:p>http://obs.mkat.karoo.kat.ac.za:8081/tailtask/20180303-0120/progress</text:p>
          </table:table-cell>
          <table:table-cell office:value-type="string" calcext:value-type="string">
            <text:p>http://kat-archive.kat.ac.za:8080/archive_search/#{"ei":"20180303-0120","so":true,"a":true,"b":true,"ob":false,"rs":{}}</text:p>
          </table:table-cell>
          <table:table-cell office:value-type="string" calcext:value-type="string">
            <text:p>http://kat-archive.kat.ac.za/archive3/data/MeerKATAR1/reduction_products/1520115852/1520113895.h5_AR1_observation_report.pdf</text:p>
          </table:table-cell>
          <table:table-cell office:value-type="float" office:value="1" calcext:value-type="float">
            <text:p>1</text:p>
          </table:table-cell>
          <table:table-cell office:value-type="string" calcext:value-type="string">
            <text:p>/var/kat/archive3/data/MeerKATAR1/telescope_products/2018/03/03/1520113895.h5</text:p>
          </table:table-cell>
          <table:table-cell office:value-type="string" calcext:value-type="string">
            <text:p>/home/kat/katusescripts/ptuse/beamform_single_pulsar.py J0437-4715 -t 1800 -B 856 -F 1284 --horizon 20 --proposal-id=FST-TRNS --program-block-id=MKAIV-387 --issue-id=MKAIV-387 --sb-id-code=20180303-0120 --description=MKAIV-387: CBF J0437-4715 --observer=sarah --config-label=b2bc6c8,bb6f6c8</text:p>
          </table:table-cell>
        </table:table-row>
        <table:table-row table:style-name="ro1">
          <table:table-cell office:value-type="string" calcext:value-type="string">
            <text:p>20180303-0089</text:p>
          </table:table-cell>
          <table:table-cell office:value-type="string" calcext:value-type="string">
            <text:p>Lindsay</text:p>
          </table:table-cell>
          <table:table-cell office:value-type="string" calcext:value-type="string">
            <text:p>2018-03-04T06:25:51Z</text:p>
          </table:table-cell>
          <table:table-cell office:value-type="string" calcext:value-type="string">
            <text:p>MKAIV-232 Baseline Calibration (Delay model calculation)</text:p>
          </table:table-cell>
          <table:table-cell office:value-type="float" office:value="799" calcext:value-type="float">
            <text:p>799</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0 m006 m008 m013 m034 m035 m036 m040 m041 m044 m047 m052 m057 m059 m060 m063</text:p>
          </table:table-cell>
          <table:table-cell office:value-type="string" calcext:value-type="string">
            <text:p>http://obs.mkat.karoo.kat.ac.za:8081/tailtask/20180303-0089/progress</text:p>
          </table:table-cell>
          <table:table-cell office:value-type="string" calcext:value-type="string">
            <text:p>http://kat-archive.kat.ac.za:8080/archive_search/#{"ei":"20180303-0089","so":true,"a":true,"b":true,"ob":false,"rs":{}}</text:p>
          </table:table-cell>
          <table:table-cell office:value-type="string" calcext:value-type="string">
            <text:p>http://kat-archive.kat.ac.za/archive3/data/MeerKATAR1/reduction_products/1520145811/1520144751.h5_AR1_observation_report.pdf</text:p>
          </table:table-cell>
          <table:table-cell office:value-type="float" office:value="-1" calcext:value-type="float">
            <text:p>-1</text:p>
          </table:table-cell>
          <table:table-cell office:value-type="string" calcext:value-type="string">
            <text:p>/var/kat/archive3/data/MeerKATAR1/telescope_products/2018/03/04/1520144751.h5</text:p>
          </table:table-cell>
          <table:table-cell office:value-type="string" calcext:value-type="string">
            <text:p>/home/kat/katsdpscripts/observation/track.py /home/kat/katsdpcatalogues/good_phase_Lband.csv --horizon=20 -t 128 -n off -m 36000 --repeat --description=MKAIV-232 Baseline Calibration (Delay model calculation) --proposal-id=MKAIV-232 --program-block-id=MKAIV-232 --issue-id=MKAIV-232 --sb-id-code=20180303-0089 --description=MKAIV-232 Baseline Calibration (Delay model calculation) --observer=Lindsay --config-label=b2bc6c8,3eb5965</text:p>
          </table:table-cell>
        </table:table-row>
        <table:table-row table:style-name="ro1">
          <table:table-cell office:value-type="string" calcext:value-type="string">
            <text:p>20180304-0001</text:p>
          </table:table-cell>
          <table:table-cell office:value-type="string" calcext:value-type="string">
            <text:p>Lindsay</text:p>
          </table:table-cell>
          <table:table-cell office:value-type="string" calcext:value-type="string">
            <text:p>2018-03-04T06:52:19Z</text:p>
          </table:table-cell>
          <table:table-cell office:value-type="string" calcext:value-type="string">
            <text:p>MKAIV-232 Baseline Calibration (Delay model calculation)</text:p>
          </table:table-cell>
          <table:table-cell office:value-type="float" office:value="36080" calcext:value-type="float">
            <text:p>36080</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6 m008 m013 m015 m034 m035 m036 m040 m041 m044 m047 m052 m057 m059 m060 m063</text:p>
          </table:table-cell>
          <table:table-cell office:value-type="string" calcext:value-type="string">
            <text:p>http://obs.mkat.karoo.kat.ac.za:8081/tailtask/20180304-0001/progress</text:p>
          </table:table-cell>
          <table:table-cell office:value-type="string" calcext:value-type="string">
            <text:p>http://kat-archive.kat.ac.za:8080/archive_search/#{"ei":"20180304-0001","so":true,"a":true,"b":true,"ob":false,"rs":{}}</text:p>
          </table:table-cell>
          <table:table-cell office:value-type="string" calcext:value-type="string">
            <text:p>http://kat-archive.kat.ac.za/archive3/data/MeerKATAR1/reduction_products/1520190402/1520146339.h5_AR1_observation_report.pdf</text:p>
          </table:table-cell>
          <table:table-cell office:value-type="float" office:value="0" calcext:value-type="float">
            <text:p>0</text:p>
          </table:table-cell>
          <table:table-cell office:value-type="string" calcext:value-type="string">
            <text:p>/var/kat/archive3/data/MeerKATAR1/telescope_products/2018/03/04/1520146339.h5</text:p>
          </table:table-cell>
          <table:table-cell office:value-type="string" calcext:value-type="string">
            <text:p>/home/kat/katsdpscripts/observation/track.py /home/kat/katsdpcatalogues/good_phase_Lband.csv --horizon=20 -t 128 -n off -m 36000 --repeat --description=MKAIV-232 Baseline Calibration (Delay model calculation) --proposal-id=MKAIV-232 --program-block-id=MKAIV-232 --issue-id=MKAIV-232 --sb-id-code=20180304-0001 --description=MKAIV-232 Baseline Calibration (Delay model calculation) --observer=Lindsay --config-label=b2bc6c8,3eb5965</text:p>
          </table:table-cell>
        </table:table-row>
        <table:table-row table:style-name="ro1">
          <table:table-cell office:value-type="string" calcext:value-type="string">
            <text:p>20180304-0003</text:p>
          </table:table-cell>
          <table:table-cell office:value-type="string" calcext:value-type="string">
            <text:p>BHugo</text:p>
          </table:table-cell>
          <table:table-cell office:value-type="string" calcext:value-type="string">
            <text:p>2018-03-04T08:05:08Z</text:p>
          </table:table-cell>
          <table:table-cell office:value-type="string" calcext:value-type="string">
            <text:p>MKAIV-584 Generic AR1 delaycal</text:p>
          </table:table-cell>
          <table:table-cell office:value-type="float" office:value="231" calcext:value-type="float">
            <text:p>23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3 m004 m007 m009 m014 m016 m017</text:p>
          </table:table-cell>
          <table:table-cell office:value-type="string" calcext:value-type="string">
            <text:p>http://obs.mkat.karoo.kat.ac.za:8081/tailtask/20180304-0003/progress</text:p>
          </table:table-cell>
          <table:table-cell office:value-type="string" calcext:value-type="string">
            <text:p>http://kat-archive.kat.ac.za:8080/archive_search/#{"ei":"20180304-0003","so":true,"a":true,"b":true,"ob":false,"rs":{}}</text:p>
          </table:table-cell>
          <table:table-cell office:value-type="string" calcext:value-type="string">
            <text:p>http://kat-archive.kat.ac.za/archive3/data/MeerKATAR1/reduction_products/1520151046/1520150707.h5_AR1_observation_report.pdf</text:p>
          </table:table-cell>
          <table:table-cell office:value-type="float" office:value="1" calcext:value-type="float">
            <text:p>1</text:p>
          </table:table-cell>
          <table:table-cell office:value-type="string" calcext:value-type="string">
            <text:p>/var/kat/archive3/data/MeerKATAR1/telescope_products/2018/03/04/1520150707.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4-0003 --description=MKAIV-584 Generic AR1 delaycal --observer=BHugo --config-label=b2bc6c8,3eb5965</text:p>
          </table:table-cell>
        </table:table-row>
        <table:table-row table:style-name="ro1">
          <table:table-cell office:value-type="string" calcext:value-type="string">
            <text:p>20180304-0002</text:p>
          </table:table-cell>
          <table:table-cell office:value-type="string" calcext:value-type="string">
            <text:p>sarah</text:p>
          </table:table-cell>
          <table:table-cell office:value-type="string" calcext:value-type="string">
            <text:p>2018-03-04T08:13:13Z</text:p>
          </table:table-cell>
          <table:table-cell office:value-type="string" calcext:value-type="string">
            <text:p>MKAIV-405 Generic AR1 phaseup</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3 m004 m007 m009 m014 m016 m017</text:p>
          </table:table-cell>
          <table:table-cell office:value-type="string" calcext:value-type="string">
            <text:p>http://obs.mkat.karoo.kat.ac.za:8081/tailtask/20180304-0002/progress</text:p>
          </table:table-cell>
          <table:table-cell office:value-type="string" calcext:value-type="string">
            <text:p>http://kat-archive.kat.ac.za:8080/archive_search/#{"ei":"20180304-0002","so":true,"a":true,"b":true,"ob":false,"rs":{}}</text:p>
          </table:table-cell>
          <table:table-cell office:value-type="string" calcext:value-type="string">
            <text:p>http://kat-archive.kat.ac.za/archive3/data/MeerKATAR1/reduction_products/1520151461/1520151193.h5_AR1_observation_report.pdf</text:p>
          </table:table-cell>
          <table:table-cell office:value-type="float" office:value="1" calcext:value-type="float">
            <text:p>1</text:p>
          </table:table-cell>
          <table:table-cell office:value-type="string" calcext:value-type="string">
            <text:p>/var/kat/archive3/data/MeerKATAR1/telescope_products/2018/03/04/1520151193.h5</text:p>
          </table:table-cell>
          <table:table-cell office:value-type="string" calcext:value-type="string">
            <text:p>/home/kat/katsdpscripts/observation/bf_phaseup.py -t 64 --horizon=20 -n off --proposal-id=MKAIV-330 --program-block-id=MKAIV-405 --issue-id=MKAIV-405 --sb-id-code=20180304-0002 --description=MKAIV-405 Generic AR1 phaseup --observer=sarah --config-label=b2bc6c8,3eb5965</text:p>
          </table:table-cell>
        </table:table-row>
        <table:table-row table:style-name="ro1">
          <table:table-cell office:value-type="string" calcext:value-type="string">
            <text:p>20180304-0004</text:p>
          </table:table-cell>
          <table:table-cell office:value-type="string" calcext:value-type="string">
            <text:p>Lindsay</text:p>
          </table:table-cell>
          <table:table-cell office:value-type="string" calcext:value-type="string">
            <text:p>2018-03-04T08:16:40Z</text:p>
          </table:table-cell>
          <table:table-cell office:value-type="string" calcext:value-type="string">
            <text:p>MKAIV-308 Basic health</text:p>
          </table:table-cell>
          <table:table-cell office:value-type="float" office:value="1727" calcext:value-type="float">
            <text:p>172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2 m003 m004 m007 m009 m014 m016 m017</text:p>
          </table:table-cell>
          <table:table-cell office:value-type="string" calcext:value-type="string">
            <text:p>http://obs.mkat.karoo.kat.ac.za:8081/tailtask/20180304-0004/progress</text:p>
          </table:table-cell>
          <table:table-cell office:value-type="string" calcext:value-type="string">
            <text:p>http://kat-archive.kat.ac.za:8080/archive_search/#{"ei":"20180304-0004","so":true,"a":true,"b":true,"ob":false,"rs":{}}</text:p>
          </table:table-cell>
          <table:table-cell office:value-type="string" calcext:value-type="string">
            <text:p>http://kat-archive.kat.ac.za/archive3/data/MeerKATAR1/reduction_products/1520153360/1520151400.h5_AR1_observation_report.pdf</text:p>
          </table:table-cell>
          <table:table-cell office:value-type="float" office:value="0" calcext:value-type="float">
            <text:p>0</text:p>
          </table:table-cell>
          <table:table-cell office:value-type="string" calcext:value-type="string">
            <text:p>/var/kat/archive3/data/MeerKATAR1/telescope_products/2018/03/04/1520151400.h5</text:p>
          </table:table-cell>
          <table:table-cell office:value-type="string" calcext:value-type="string">
            <text:p>/home/kat/katsdpscripts/observation/basic_health.py --description=MKAIV-308 Basic health --proposal-id=20170312LM-01 --program-block-id=41ob733529946 --issue-id=MKAIV-308 --sb-id-code=20180304-0004 --description=MKAIV-308 Basic health --observer=Lindsay --config-label=b2bc6c8,3eb5965</text:p>
          </table:table-cell>
        </table:table-row>
        <table:table-row table:style-name="ro1">
          <table:table-cell office:value-type="string" calcext:value-type="string">
            <text:p>20180304-0020</text:p>
          </table:table-cell>
          <table:table-cell office:value-type="string" calcext:value-type="string">
            <text:p>BHugo</text:p>
          </table:table-cell>
          <table:table-cell office:value-type="string" calcext:value-type="string">
            <text:p>2018-03-04T17:33:41Z</text:p>
          </table:table-cell>
          <table:table-cell office:value-type="string" calcext:value-type="string">
            <text:p>MKAIV-584 Generic AR1 delaycal</text:p>
          </table:table-cell>
          <table:table-cell office:value-type="float" office:value="271" calcext:value-type="float">
            <text:p>27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2 m034 m035 m036 m037</text:p>
          </table:table-cell>
          <table:table-cell office:value-type="string" calcext:value-type="string">
            <text:p>http://obs.mkat.karoo.kat.ac.za:8081/tailtask/20180304-0020/progress</text:p>
          </table:table-cell>
          <table:table-cell office:value-type="string" calcext:value-type="string">
            <text:p>http://kat-archive.kat.ac.za:8080/archive_search/#{"ei":"20180304-0020","so":true,"a":true,"b":true,"ob":false,"rs":{}}</text:p>
          </table:table-cell>
          <table:table-cell office:value-type="string" calcext:value-type="string">
            <text:p>http://kat-archive.kat.ac.za/archive3/data/MeerKATAR1/reduction_products/1520190505/1520184821.h5_AR1_observation_report.pdf</text:p>
          </table:table-cell>
          <table:table-cell office:value-type="float" office:value="1" calcext:value-type="float">
            <text:p>1</text:p>
          </table:table-cell>
          <table:table-cell office:value-type="string" calcext:value-type="string">
            <text:p>/var/kat/archive3/data/MeerKATAR1/telescope_products/2018/03/04/1520184821.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4-0020 --description=MKAIV-584 Generic AR1 delaycal --observer=BHugo --config-label=b2bc6c8,3eb5965</text:p>
          </table:table-cell>
        </table:table-row>
        <table:table-row table:style-name="ro1">
          <table:table-cell office:value-type="string" calcext:value-type="string">
            <text:p>20180304-0022</text:p>
          </table:table-cell>
          <table:table-cell office:value-type="string" calcext:value-type="string">
            <text:p>Lindsay</text:p>
          </table:table-cell>
          <table:table-cell office:value-type="string" calcext:value-type="string">
            <text:p>2018-03-04T17:40:26Z</text:p>
          </table:table-cell>
          <table:table-cell office:value-type="string" calcext:value-type="string">
            <text:p>MKAIV-449 Three calibrator Imaging</text:p>
          </table:table-cell>
          <table:table-cell office:value-type="float" office:value="39607" calcext:value-type="float">
            <text:p>3960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2 m034 m035 m036 m037</text:p>
          </table:table-cell>
          <table:table-cell office:value-type="string" calcext:value-type="string">
            <text:p>http://obs.mkat.karoo.kat.ac.za:8081/tailtask/20180304-0022/progress</text:p>
          </table:table-cell>
          <table:table-cell office:value-type="string" calcext:value-type="string">
            <text:p>http://kat-archive.kat.ac.za:8080/archive_search/#{"ei":"20180304-0022","so":true,"a":true,"b":true,"ob":false,"rs":{}}</text:p>
          </table:table-cell>
          <table:table-cell office:value-type="string" calcext:value-type="string">
            <text:p>http://kat-archive.kat.ac.za/archive3/data/MeerKATAR1/reduction_products/1520226460/1520185226.h5_AR1_observation_report.pdf</text:p>
          </table:table-cell>
          <table:table-cell office:value-type="float" office:value="0" calcext:value-type="float">
            <text:p>0</text:p>
          </table:table-cell>
          <table:table-cell office:value-type="string" calcext:value-type="string">
            <text:p>/var/kat/archive3/data/MeerKATAR1/telescope_products/2018/03/04/1520185226.h5</text:p>
          </table:table-cell>
          <table:table-cell office:value-type="string" calcext:value-type="string">
            <text:p>/home/kat/katsdpscripts/observation/track.py /home/kat/katsdpcatalogues/three_calib.csv --horizon=15 -t 300 -n off -m 39600 --repeat --description=MKAIV-449 Three calibrator Imaging --proposal-id=20170313LM-01 --program-block-id=45ob742487746 --issue-id=MKAIV-449 --sb-id-code=20180304-0022 --description=MKAIV-449 Three calibrator Imaging --observer=Lindsay --config-label=b2bc6c8,3eb5965</text:p>
          </table:table-cell>
        </table:table-row>
        <table:table-row table:style-name="ro1">
          <table:table-cell office:value-type="string" calcext:value-type="string">
            <text:p>20180304-0006</text:p>
          </table:table-cell>
          <table:table-cell office:value-type="string" calcext:value-type="string">
            <text:p>sarah</text:p>
          </table:table-cell>
          <table:table-cell office:value-type="string" calcext:value-type="string">
            <text:p>2018-03-05T04:32:12Z</text:p>
          </table:table-cell>
          <table:table-cell office:value-type="string" calcext:value-type="string">
            <text:p>MKAIV-405 Generic AR1 flatten phaseupfb</text:p>
          </table:table-cell>
          <table:table-cell office:value-type="float" office:value="887" calcext:value-type="float">
            <text:p>887</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2 m003 m004 m006 m007 m009 m014 m016 m017 m021 m022 m023 m039 m043 m050 m055</text:p>
          </table:table-cell>
          <table:table-cell office:value-type="string" calcext:value-type="string">
            <text:p>http://obs.mkat.karoo.kat.ac.za:8081/tailtask/20180304-0006/progress</text:p>
          </table:table-cell>
          <table:table-cell office:value-type="string" calcext:value-type="string">
            <text:p>http://kat-archive.kat.ac.za:8080/archive_search/#{"ei":"20180304-0006","so":true,"a":true,"b":true,"ob":false,"rs":{}}</text:p>
          </table:table-cell>
          <table:table-cell office:value-type="string" calcext:value-type="string">
            <text:p>http://kat-archive.kat.ac.za/archive3/data/MeerKATAR1/reduction_products/1520226678/1520224331.h5_AR1_observation_report.pdf</text:p>
          </table:table-cell>
          <table:table-cell office:value-type="float" office:value="1" calcext:value-type="float">
            <text:p>1</text:p>
          </table:table-cell>
          <table:table-cell office:value-type="string" calcext:value-type="string">
            <text:p>/var/kat/archive3/data/MeerKATAR1/telescope_products/2018/03/05/1520224331.h5</text:p>
          </table:table-cell>
          <table:table-cell office:value-type="string" calcext:value-type="string">
            <text:p>/home/kat/katsdpscripts/observation/bf_phaseup.py -t 600 --horizon=20 --flatten-bandpass -n off --proposal-id=MKAIV-330 --program-block-id=MKAIV-405 --issue-id=MKAIV-405 --sb-id-code=20180304-0006 --description=MKAIV-405 Generic AR1 flatten phaseupfb --observer=sarah --config-label=b2bc6c8,3eb5965</text:p>
          </table:table-cell>
        </table:table-row>
        <table:table-row table:style-name="ro1">
          <table:table-cell office:value-type="string" calcext:value-type="string">
            <text:p>20180304-0007</text:p>
          </table:table-cell>
          <table:table-cell office:value-type="string" calcext:value-type="string">
            <text:p>sarah</text:p>
          </table:table-cell>
          <table:table-cell office:value-type="string" calcext:value-type="string">
            <text:p>2018-03-05T04:48:40Z</text:p>
          </table:table-cell>
          <table:table-cell office:value-type="string" calcext:value-type="string">
            <text:p>MKAIV-387: CBF J1141-6545</text:p>
          </table:table-cell>
          <table:table-cell office:value-type="float" office:value="3614" calcext:value-type="float">
            <text:p>3614</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2 m003 m004 m006 m007 m009 m014 m016 m017 m021 m022 m023 m039 m043 m050 m055</text:p>
          </table:table-cell>
          <table:table-cell office:value-type="string" calcext:value-type="string">
            <text:p>http://obs.mkat.karoo.kat.ac.za:8081/tailtask/20180304-0007/progress</text:p>
          </table:table-cell>
          <table:table-cell office:value-type="string" calcext:value-type="string">
            <text:p>http://kat-archive.kat.ac.za:8080/archive_search/#{"ei":"20180304-0007","so":true,"a":true,"b":true,"ob":false,"rs":{}}</text:p>
          </table:table-cell>
          <table:table-cell office:value-type="string" calcext:value-type="string">
            <text:p>http://kat-archive.kat.ac.za/archive3/data/MeerKATAR1/reduction_products/1520229453/1520225316.h5_AR1_observation_report.pdf</text:p>
          </table:table-cell>
          <table:table-cell office:value-type="float" office:value="0" calcext:value-type="float">
            <text:p>0</text:p>
          </table:table-cell>
          <table:table-cell office:value-type="string" calcext:value-type="string">
            <text:p>/var/kat/archive3/data/MeerKATAR1/telescope_products/2018/03/05/1520225316.h5</text:p>
          </table:table-cell>
          <table:table-cell office:value-type="string" calcext:value-type="string">
            <text:p>/home/kat/katusescripts/ptuse/beamform_single_pulsar.py J1141-6545 -t 3600 -B 856 -F 1284 --horizon 20 --proposal-id=FST-TRNS --program-block-id=MKAIV-387 --issue-id=MKAIV-387 --sb-id-code=20180304-0007 --description=MKAIV-387: CBF J1141-6545 --observer=sarah --config-label=b2bc6c8,3eb5965</text:p>
          </table:table-cell>
        </table:table-row>
        <table:table-row table:style-name="ro1">
          <table:table-cell office:value-type="string" calcext:value-type="string">
            <text:p>20180305-0002</text:p>
          </table:table-cell>
          <table:table-cell office:value-type="string" calcext:value-type="string">
            <text:p>Lindsay</text:p>
          </table:table-cell>
          <table:table-cell office:value-type="string" calcext:value-type="string">
            <text:p>2018-03-05T05:02:06Z</text:p>
          </table:table-cell>
          <table:table-cell office:value-type="string" calcext:value-type="string">
            <text:p>MKAIV-584 Generic AR1 delaycal</text:p>
          </table:table-cell>
          <table:table-cell office:value-type="float" office:value="287" calcext:value-type="float">
            <text:p>28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1 m032 m034 m035 m063</text:p>
          </table:table-cell>
          <table:table-cell office:value-type="string" calcext:value-type="string">
            <text:p>http://obs.mkat.karoo.kat.ac.za:8081/tailtask/20180305-0002/progress</text:p>
          </table:table-cell>
          <table:table-cell office:value-type="string" calcext:value-type="string">
            <text:p>http://kat-archive.kat.ac.za:8080/archive_search/#{"ei":"20180305-0002","so":true,"a":true,"b":true,"ob":false,"rs":{}}</text:p>
          </table:table-cell>
          <table:table-cell office:value-type="string" calcext:value-type="string">
            <text:p>http://kat-archive.kat.ac.za/archive3/data/MeerKATAR1/reduction_products/1520226776/1520226125.h5_AR1_observation_report.pdf</text:p>
          </table:table-cell>
          <table:table-cell office:value-type="float" office:value="0" calcext:value-type="float">
            <text:p>0</text:p>
          </table:table-cell>
          <table:table-cell office:value-type="string" calcext:value-type="string">
            <text:p>/var/kat/archive3/data/MeerKATAR1/telescope_products/2018/03/05/1520226125.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5-0002 --description=MKAIV-584 Generic AR1 delaycal --observer=Lindsay --config-label=56b38ae,b395331</text:p>
          </table:table-cell>
        </table:table-row>
        <table:table-row table:style-name="ro1">
          <table:table-cell office:value-type="string" calcext:value-type="string">
            <text:p>20180305-0003</text:p>
          </table:table-cell>
          <table:table-cell office:value-type="string" calcext:value-type="string">
            <text:p>Lindsay</text:p>
          </table:table-cell>
          <table:table-cell office:value-type="string" calcext:value-type="string">
            <text:p>2018-03-05T05:07:29Z</text:p>
          </table:table-cell>
          <table:table-cell office:value-type="string" calcext:value-type="string">
            <text:p>MKAIV-449 Three calibrator Imaging</text:p>
          </table:table-cell>
          <table:table-cell office:value-type="float" office:value="311" calcext:value-type="float">
            <text:p>31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1 m032 m034 m035 m063</text:p>
          </table:table-cell>
          <table:table-cell office:value-type="string" calcext:value-type="string">
            <text:p>http://obs.mkat.karoo.kat.ac.za:8081/tailtask/20180305-0003/progress</text:p>
          </table:table-cell>
          <table:table-cell office:value-type="string" calcext:value-type="string">
            <text:p>http://kat-archive.kat.ac.za:8080/archive_search/#{"ei":"20180305-0003","so":true,"a":true,"b":true,"ob":false,"rs":{}}</text:p>
          </table:table-cell>
          <table:table-cell office:value-type="string" calcext:value-type="string">
            <text:p>http://kat-archive.kat.ac.za/archive3/data/MeerKATAR1/reduction_products/1520226867/1520226449.h5_AR1_observation_report.pdf</text:p>
          </table:table-cell>
          <table:table-cell office:value-type="float" office:value="0" calcext:value-type="float">
            <text:p>0</text:p>
          </table:table-cell>
          <table:table-cell office:value-type="string" calcext:value-type="string">
            <text:p>/var/kat/archive3/data/MeerKATAR1/telescope_products/2018/03/05/1520226449.h5</text:p>
          </table:table-cell>
          <table:table-cell office:value-type="string" calcext:value-type="string">
            <text:p>/home/kat/katsdpscripts/observation/track.py /home/kat/katsdpcatalogues/three_calib.csv --horizon=15 -t 300 -n off -m 300 --repeat --description=MKAIV-449 Three calibrator Imaging --proposal-id=20170313LM-01 --program-block-id=45ob742487746 --issue-id=MKAIV-449 --sb-id-code=20180305-0003 --description=MKAIV-449 Three calibrator Imaging --observer=Lindsay --config-label=56b38ae,b395331</text:p>
          </table:table-cell>
        </table:table-row>
        <table:table-row table:style-name="ro1">
          <table:table-cell office:value-type="string" calcext:value-type="string">
            <text:p>20180305-0004</text:p>
          </table:table-cell>
          <table:table-cell office:value-type="string" calcext:value-type="string">
            <text:p>Lindsay</text:p>
          </table:table-cell>
          <table:table-cell office:value-type="string" calcext:value-type="string">
            <text:p>2018-03-05T05:13:46Z</text:p>
          </table:table-cell>
          <table:table-cell office:value-type="string" calcext:value-type="string">
            <text:p>MKAIV-449 Three calibrator Imaging</text:p>
          </table:table-cell>
          <table:table-cell office:value-type="float" office:value="311" calcext:value-type="float">
            <text:p>311</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1 m032 m034 m035 m063</text:p>
          </table:table-cell>
          <table:table-cell office:value-type="string" calcext:value-type="string">
            <text:p>http://obs.mkat.karoo.kat.ac.za:8081/tailtask/20180305-0004/progress</text:p>
          </table:table-cell>
          <table:table-cell office:value-type="string" calcext:value-type="string">
            <text:p>http://kat-archive.kat.ac.za:8080/archive_search/#{"ei":"20180305-0004","so":true,"a":true,"b":true,"ob":false,"rs":{}}</text:p>
          </table:table-cell>
          <table:table-cell office:value-type="string" calcext:value-type="string">
            <text:p>http://kat-archive.kat.ac.za/archive3/data/MeerKATAR1/reduction_products/1520227233/1520226826.h5_AR1_observation_report.pdf</text:p>
          </table:table-cell>
          <table:table-cell office:value-type="float" office:value="0" calcext:value-type="float">
            <text:p>0</text:p>
          </table:table-cell>
          <table:table-cell office:value-type="string" calcext:value-type="string">
            <text:p>/var/kat/archive3/data/MeerKATAR1/telescope_products/2018/03/05/1520226826.h5</text:p>
          </table:table-cell>
          <table:table-cell office:value-type="string" calcext:value-type="string">
            <text:p>/home/kat/katsdpscripts/observation/track.py /home/kat/katsdpcatalogues/three_calib.csv --horizon=15 -t 300 -n off -m 300 --repeat --description=MKAIV-449 Three calibrator Imaging --proposal-id=20170313LM-01 --program-block-id=45ob742487746 --issue-id=MKAIV-449 --sb-id-code=20180305-0004 --description=MKAIV-449 Three calibrator Imaging --observer=Lindsay --config-label=56b38ae,b395331</text:p>
          </table:table-cell>
        </table:table-row>
        <table:table-row table:style-name="ro1">
          <table:table-cell office:value-type="string" calcext:value-type="string">
            <text:p>20180305-0001</text:p>
          </table:table-cell>
          <table:table-cell office:value-type="string" calcext:value-type="string">
            <text:p>BHugo</text:p>
          </table:table-cell>
          <table:table-cell office:value-type="string" calcext:value-type="string">
            <text:p>2018-03-05T05:19:36Z</text:p>
          </table:table-cell>
          <table:table-cell office:value-type="string" calcext:value-type="string">
            <text:p>MKAIV-584 Generic AR1 delaycal</text:p>
          </table:table-cell>
          <table:table-cell office:value-type="float" office:value="167" calcext:value-type="float">
            <text:p>167</text:p>
          </table:table-cell>
          <table:table-cell office:value-type="float" office:value="4096" calcext:value-type="float">
            <text:p>4096</text:p>
          </table:table-cell>
          <table:table-cell table:number-columns-repeated="2" office:value-type="float" office:value="8" calcext:value-type="float">
            <text:p>8</text:p>
          </table:table-cell>
          <table:table-cell office:value-type="string" calcext:value-type="string">
            <text:p>m008 m015 m029 m031 m032 m034 m035 m063</text:p>
          </table:table-cell>
          <table:table-cell office:value-type="string" calcext:value-type="string">
            <text:p>http://obs.mkat.karoo.kat.ac.za:8081/tailtask/20180305-0001/progress</text:p>
          </table:table-cell>
          <table:table-cell office:value-type="string" calcext:value-type="string">
            <text:p>http://kat-archive.kat.ac.za:8080/archive_search/#{"ei":"20180305-0001","so":true,"a":true,"b":true,"ob":false,"rs":{}}</text:p>
          </table:table-cell>
          <table:table-cell office:value-type="string" calcext:value-type="string">
            <text:p>http://kat-archive.kat.ac.za/archive3/data/MeerKATAR1/reduction_products/1520227433/1520227175.h5_AR1_observation_report.pdf</text:p>
          </table:table-cell>
          <table:table-cell office:value-type="float" office:value="0" calcext:value-type="float">
            <text:p>0</text:p>
          </table:table-cell>
          <table:table-cell office:value-type="string" calcext:value-type="string">
            <text:p>/var/kat/archive3/data/MeerKATAR1/telescope_products/2018/03/05/1520227175.h5</text:p>
          </table:table-cell>
          <table:table-cell office:value-type="string" calcext:value-type="string">
            <text:p>/home/kat/katsdpscripts/observation/calibrate_delays.py /home/kat/katsdpcatalogues/three_calib.csv --horizon=15 -t 64 -n off --description=MKAIV-584 Generic AR1 delaycal --proposal-id=MKAIV-584 --program-block-id=MKAIV-584 --issue-id=MKAIV-584 --sb-id-code=20180305-0001 --description=MKAIV-584 Generic AR1 delaycal --observer=BHugo --config-label=56b38ae,b395331</text:p>
          </table:table-cell>
        </table:table-row>
        <table:table-row table:style-name="ro1">
          <table:table-cell office:value-type="string" calcext:value-type="string">
            <text:p>20180304-0008</text:p>
          </table:table-cell>
          <table:table-cell office:value-type="string" calcext:value-type="string">
            <text:p>sarah</text:p>
          </table:table-cell>
          <table:table-cell office:value-type="string" calcext:value-type="string">
            <text:p>2018-03-05T05:49:50Z</text:p>
          </table:table-cell>
          <table:table-cell office:value-type="string" calcext:value-type="string">
            <text:p>MKAIV-405 Generic AR1 flatten phaseupfb</text:p>
          </table:table-cell>
          <table:table-cell office:value-type="float" office:value="327" calcext:value-type="float">
            <text:p>327</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2 m003 m004 m006 m007 m009 m014 m016 m017 m021 m022 m023 m039 m043 m050 m055</text:p>
          </table:table-cell>
          <table:table-cell office:value-type="string" calcext:value-type="string">
            <text:p>http://obs.mkat.karoo.kat.ac.za:8081/tailtask/20180304-0008/progress</text:p>
          </table:table-cell>
          <table:table-cell office:value-type="string" calcext:value-type="string">
            <text:p>http://kat-archive.kat.ac.za:8080/archive_search/#{"ei":"20180304-0008","so":true,"a":true,"b":true,"ob":false,"rs":{}}</text:p>
          </table:table-cell>
          <table:table-cell office:value-type="string" calcext:value-type="string">
            <text:p>http://kat-archive.kat.ac.za/archive3/data/MeerKATAR1/reduction_products/1520229595/1520228988.h5_AR1_observation_report.pdf</text:p>
          </table:table-cell>
          <table:table-cell office:value-type="float" office:value="-1" calcext:value-type="float">
            <text:p>-1</text:p>
          </table:table-cell>
          <table:table-cell office:value-type="string" calcext:value-type="string">
            <text:p>/var/kat/archive3/data/MeerKATAR1/telescope_products/2018/03/05/1520228988.h5</text:p>
          </table:table-cell>
          <table:table-cell office:value-type="string" calcext:value-type="string">
            <text:p>/home/kat/katsdpscripts/observation/bf_phaseup.py -t 600 --horizon=20 --flatten-bandpass -n off --proposal-id=MKAIV-330 --program-block-id=MKAIV-405 --issue-id=MKAIV-405 --sb-id-code=20180304-0008 --description=MKAIV-405 Generic AR1 flatten phaseupfb --observer=sarah --config-label=b2bc6c8,3eb5965</text:p>
          </table:table-cell>
        </table:table-row>
        <table:table-row table:style-name="ro1">
          <table:table-cell office:value-type="string" calcext:value-type="string">
            <text:p>20180303-0085</text:p>
          </table:table-cell>
          <table:table-cell office:value-type="string" calcext:value-type="string">
            <text:p>Lindsay</text:p>
          </table:table-cell>
          <table:table-cell office:value-type="string" calcext:value-type="string">
            <text:p>2018-03-05T06:59:33Z</text:p>
          </table:table-cell>
          <table:table-cell office:value-type="string" calcext:value-type="string">
            <text:p>MKAIV-584 Generic AR1 delaycal</text:p>
          </table:table-cell>
          <table:table-cell office:value-type="float" office:value="279" calcext:value-type="float">
            <text:p>279</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4 m006 m014 m017 m021 m023 m029 m035 m037 m043 m044 m046 m047 m048 m050 m051</text:p>
          </table:table-cell>
          <table:table-cell office:value-type="string" calcext:value-type="string">
            <text:p>http://obs.mkat.karoo.kat.ac.za:8081/tailtask/20180303-0085/progress</text:p>
          </table:table-cell>
          <table:table-cell office:value-type="string" calcext:value-type="string">
            <text:p>http://kat-archive.kat.ac.za:8080/archive_search/#{"ei":"20180303-0085","so":true,"a":true,"b":true,"ob":false,"rs":{}}</text:p>
          </table:table-cell>
          <table:table-cell office:value-type="string" calcext:value-type="string">
            <text:p>http://kat-archive.kat.ac.za/archive3/data/MeerKATAR1/reduction_products/1520233618/1520233173.h5_AR1_observation_report.pdf</text:p>
          </table:table-cell>
          <table:table-cell office:value-type="string" calcext:value-type="string">
            <text:p><text:s/></text:p>
          </table:table-cell>
          <table:table-cell office:value-type="string" calcext:value-type="string">
            <text:p>/var/kat/archive3/data/MeerKATAR1/telescope_products/2018/03/05/1520233173.h5</text:p>
          </table:table-cell>
          <table:table-cell office:value-type="string" calcext:value-type="string">
            <text:p>/home/kat/katsdpscripts/observation/calibrate_delays.py /home/kat/katsdpcatalogues/three_calib.csv --horizon=20 -t 64 -n off --description=MKAIV-584 Generic AR1 delaycal --proposal-id=MKAIV-584 --program-block-id=MKAIV-584 --issue-id=MKAIV-584 --sb-id-code=20180303-0085 --description=MKAIV-584 Generic AR1 delaycal --observer=Lindsay --config-label=56b38ae,b395331</text:p>
          </table:table-cell>
        </table:table-row>
        <table:table-row table:style-name="ro1">
          <table:table-cell office:value-type="string" calcext:value-type="string">
            <text:p>20180305-0005</text:p>
          </table:table-cell>
          <table:table-cell office:value-type="string" calcext:value-type="string">
            <text:p>sarah</text:p>
          </table:table-cell>
          <table:table-cell office:value-type="string" calcext:value-type="string">
            <text:p>2018-03-05T07:06:04Z</text:p>
          </table:table-cell>
          <table:table-cell office:value-type="string" calcext:value-type="string">
            <text:p>MKAIV-405 Generic AR1 flatten phaseupfb</text:p>
          </table:table-cell>
          <table:table-cell office:value-type="float" office:value="767" calcext:value-type="float">
            <text:p>767</text:p>
          </table:table-cell>
          <table:table-cell office:value-type="float" office:value="4096" calcext:value-type="float">
            <text:p>4096</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m004 m006 m014 m017 m021 m023 m029 m035 m037 m043 m044 m046 m047 m048 m050 m051</text:p>
          </table:table-cell>
          <table:table-cell office:value-type="string" calcext:value-type="string">
            <text:p>http://obs.mkat.karoo.kat.ac.za:8081/tailtask/20180305-0005/progress</text:p>
          </table:table-cell>
          <table:table-cell office:value-type="string" calcext:value-type="string">
            <text:p>http://kat-archive.kat.ac.za:8080/archive_search/#{"ei":"20180305-0005","so":true,"a":true,"b":true,"ob":false,"rs":{}}</text:p>
          </table:table-cell>
          <table:table-cell office:value-type="string" calcext:value-type="string">
            <text:p>http://kat-archive.kat.ac.za/archive3/data/MeerKATAR1/reduction_products/1520234538/1520233564.h5_AR1_observation_report.pdf</text:p>
          </table:table-cell>
          <table:table-cell office:value-type="string" calcext:value-type="string">
            <text:p><text:s/></text:p>
          </table:table-cell>
          <table:table-cell office:value-type="string" calcext:value-type="string">
            <text:p>/var/kat/archive3/data/MeerKATAR1/telescope_products/2018/03/05/1520233564.h5</text:p>
          </table:table-cell>
          <table:table-cell office:value-type="string" calcext:value-type="string">
            <text:p>/home/kat/katsdpscripts/observation/bf_phaseup.py -t 600 --horizon=20 --flatten-bandpass -n off --proposal-id=MKAIV-330 --program-block-id=MKAIV-405 --issue-id=MKAIV-405 --sb-id-code=20180305-0005 --description=MKAIV-405 Generic AR1 flatten phaseupfb --observer=sarah --config-label=56b38ae,b39533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40" meta:object-count="0"/>
    <meta:generator>LibreOffice/5.3.4.2$Linux_X86_64 LibreOffice_project/f82d347ccc0be322489bf7da61d7e4ad13fe2ff3</meta:generator>
  </office:meta>
</office:document-meta>
</file>